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7.81mm"/>
    </style:style>
    <style:style style:name="co11" style:family="table-column">
      <style:table-column-properties fo:break-before="auto" style:column-width="6.76mm"/>
    </style:style>
    <style:style style:name="co12" style:family="table-column">
      <style:table-column-properties fo:break-before="auto" style:column-width="17.87mm"/>
    </style:style>
    <style:style style:name="co13" style:family="table-column">
      <style:table-column-properties fo:break-before="auto" style:column-width="10.2mm"/>
    </style:style>
    <style:style style:name="co14" style:family="table-column">
      <style:table-column-properties fo:break-before="auto" style:column-width="62.35mm"/>
    </style:style>
    <style:style style:name="co15" style:family="table-column">
      <style:table-column-properties fo:break-before="auto" style:column-width="35.12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65.62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70.8mm"/>
    </style:style>
    <style:style style:name="co20" style:family="table-column">
      <style:table-column-properties fo:break-before="auto" style:column-width="21.57mm"/>
    </style:style>
    <style:style style:name="co21" style:family="table-column">
      <style:table-column-properties fo:break-before="auto" style:column-width="69.97mm"/>
    </style:style>
    <style:style style:name="co22" style:family="table-column">
      <style:table-column-properties fo:break-before="auto" style:column-width="68.62mm"/>
    </style:style>
    <style:style style:name="co23" style:family="table-column">
      <style:table-column-properties fo:break-before="auto" style:column-width="16.02mm"/>
    </style:style>
    <style:style style:name="co24" style:family="table-column">
      <style:table-column-properties fo:break-before="auto" style:column-width="52.83mm"/>
    </style:style>
    <style:style style:name="co25" style:family="table-column">
      <style:table-column-properties fo:break-before="auto" style:column-width="48.47mm"/>
    </style:style>
    <style:style style:name="co26" style:family="table-column">
      <style:table-column-properties fo:break-before="auto" style:column-width="52.28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22.33mm"/>
    </style:style>
    <style:style style:name="co29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grationIdentitySM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identity function</text:p>
          </table:table-cell>
          <table:table-cell table:style-name="ce2" office:value-type="string" calcext:value-type="string">
            <text:p>Median runtime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420044" calcext:value-type="float">
            <text:p>742004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7420074" calcext:value-type="float">
            <text:p>742007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420480" calcext:value-type="float">
            <text:p>74204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2192253" calcext:value-type="float">
            <text:p>219225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450810" calcext:value-type="float">
            <text:p>74508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725958" calcext:value-type="float">
            <text:p>72595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418663" calcext:value-type="float">
            <text:p>741866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5112561" calcext:value-type="float">
            <text:p>511256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20074" calcext:value-type="float">
            <text:p>742007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416546" calcext:value-type="float">
            <text:p>7416546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476717" calcext:value-type="float">
            <text:p>74767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2]/[.H5]" office:value-type="float" office:value="1.45134190085947" calcext:value-type="float">
            <text:p>1.4513419008594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418604" calcext:value-type="float">
            <text:p>741860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3]/[.H5]" office:value-type="float" office:value="0.428797426573492" calcext:value-type="float">
            <text:p>0.42879742657349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456693" calcext:value-type="float">
            <text:p>745669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0.141994980597787" calcext:value-type="float">
            <text:p>0.14199498059778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20798" calcext:value-type="float">
            <text:p>742079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417724" calcext:value-type="float">
            <text:p>741772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92253" calcext:value-type="float">
            <text:p>219225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90285" calcext:value-type="float">
            <text:p>219028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50069" calcext:value-type="float">
            <text:p>225006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23230" calcext:value-type="float">
            <text:p>222323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id-sml.csv</text:p>
          </table:table-cell>
          <table:table-cell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0232" calcext:value-type="float">
            <text:p>219023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91862" calcext:value-type="float">
            <text:p>219186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41558" calcext:value-type="float">
            <text:p>224155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91135" calcext:value-type="float">
            <text:p>219113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90166" calcext:value-type="float">
            <text:p>219016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97274" calcext:value-type="float">
            <text:p>219727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35437" calcext:value-type="float">
            <text:p>223543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29366" calcext:value-type="float">
            <text:p>72936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3878" calcext:value-type="float">
            <text:p>75387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53623" calcext:value-type="float">
            <text:p>75362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53919" calcext:value-type="float">
            <text:p>7539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9970" calcext:value-type="float">
            <text:p>71997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15051" calcext:value-type="float">
            <text:p>71505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15190" calcext:value-type="float">
            <text:p>71519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25958" calcext:value-type="float">
            <text:p>72595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54070" calcext:value-type="float">
            <text:p>75407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17519" calcext:value-type="float">
            <text:p>7175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15827" calcext:value-type="float">
            <text:p>71582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72401" calcext:value-type="float">
            <text:p>507240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121789" calcext:value-type="float">
            <text:p>512178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215008" calcext:value-type="float">
            <text:p>521500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70199" calcext:value-type="float">
            <text:p>507019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39278" calcext:value-type="float">
            <text:p>503927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162066" calcext:value-type="float">
            <text:p>516206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198009" calcext:value-type="float">
            <text:p>519800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12561" calcext:value-type="float">
            <text:p>511256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18954" calcext:value-type="float">
            <text:p>521895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19259" calcext:value-type="float">
            <text:p>501925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38770" calcext:value-type="float">
            <text:p>503877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IntegrationIdentitySMLNJ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identity function</text:p>
          </table:table-cell>
          <table:table-cell table:style-name="ce2" office:value-type="string" calcext:value-type="string">
            <text:p>Median runtime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531351" calcext:value-type="float">
            <text:p>1353135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13369631" calcext:value-type="float">
            <text:p>1336963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456253" calcext:value-type="float">
            <text:p>1345625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5371701" calcext:value-type="float">
            <text:p>537170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359180" calcext:value-type="float">
            <text:p>133591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2141794" calcext:value-type="float">
            <text:p>214179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341791" calcext:value-type="float">
            <text:p>1334179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1037018" calcext:value-type="float">
            <text:p>103701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463279" calcext:value-type="float">
            <text:p>1346327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346110" calcext:value-type="float">
            <text:p>1334611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417520" calcext:value-type="float">
            <text:p>1341752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2]/[.H5]" office:value-type="float" office:value="12.8923808458484" calcext:value-type="float">
            <text:p>12.892380845848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305648" calcext:value-type="float">
            <text:p>1330564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3]/[.H5]" office:value-type="float" office:value="5.17994962478954" calcext:value-type="float">
            <text:p>5.1799496247895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366726" calcext:value-type="float">
            <text:p>1336672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2.0653392708709" calcext:value-type="float">
            <text:p>2.065339270870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69631" calcext:value-type="float">
            <text:p>1336963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519623" calcext:value-type="float">
            <text:p>1351962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369216" calcext:value-type="float">
            <text:p>536921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377749" calcext:value-type="float">
            <text:p>537774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371701" calcext:value-type="float">
            <text:p>537170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369648" calcext:value-type="float">
            <text:p>5369648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id-smlnj.csv</text:p>
          </table:table-cell>
          <table:table-cell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68303" calcext:value-type="float">
            <text:p>536830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370405" calcext:value-type="float">
            <text:p>537040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372879" calcext:value-type="float">
            <text:p>537287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427703" calcext:value-type="float">
            <text:p>542770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375780" calcext:value-type="float">
            <text:p>537578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69248" calcext:value-type="float">
            <text:p>536924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490833" calcext:value-type="float">
            <text:p>549083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519" calcext:value-type="float">
            <text:p>21415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42060" calcext:value-type="float">
            <text:p>214206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42369" calcext:value-type="float">
            <text:p>214236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41716" calcext:value-type="float">
            <text:p>214171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41794" calcext:value-type="float">
            <text:p>214179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41171" calcext:value-type="float">
            <text:p>214117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3799" calcext:value-type="float">
            <text:p>214379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61636" calcext:value-type="float">
            <text:p>216163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1161" calcext:value-type="float">
            <text:p>214116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41267" calcext:value-type="float">
            <text:p>214126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42367" calcext:value-type="float">
            <text:p>214236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37018" calcext:value-type="float">
            <text:p>103701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27435" calcext:value-type="float">
            <text:p>102743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36300" calcext:value-type="float">
            <text:p>103630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37115" calcext:value-type="float">
            <text:p>103711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32350" calcext:value-type="float">
            <text:p>103235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39019" calcext:value-type="float">
            <text:p>10390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27753" calcext:value-type="float">
            <text:p>102775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37750" calcext:value-type="float">
            <text:p>103775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34915" calcext:value-type="float">
            <text:p>103491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65800" calcext:value-type="float">
            <text:p>106580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55506" calcext:value-type="float">
            <text:p>105550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IntegrationLogisticSML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logistic map (iterations)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482" calcext:value-type="float">
            <text:p>1186482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,n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7887" calcext:value-type="float">
            <text:p>120788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1169989" calcext:value-type="float">
            <text:p>1169989</text:p>
          </table:table-cell>
          <table:table-cell table:formula="of:=MEDIAN([.D35:.D45])" office:value-type="float" office:value="9167392" calcext:value-type="float">
            <text:p>9167392</text:p>
          </table:table-cell>
          <table:table-cell table:formula="of:=MEDIAN([.D68:.D78])" office:value-type="float" office:value="42103792" calcext:value-type="float">
            <text:p>42103792</text:p>
          </table:table-cell>
          <table:table-cell table:formula="of:=MEDIAN([.D101:.D111])" office:value-type="float" office:value="156266305" calcext:value-type="float">
            <text:p>156266305</text:p>
          </table:table-cell>
          <table:table-cell table:formula="of:=MEDIAN([.D134:.D144])" office:value-type="float" office:value="507315294" calcext:value-type="float">
            <text:p>507315294</text:p>
          </table:table-cell>
          <table:table-cell table:number-columns-repeated="2"/>
          <table:table-cell table:formula="of:=MEDIAN([.D167:.D177])" office:value-type="float" office:value="6579568" calcext:value-type="float">
            <text:p>6579568</text:p>
          </table:table-cell>
          <table:table-cell table:formula="of:=MEDIAN([.D200:.D210])" office:value-type="float" office:value="321245545" calcext:value-type="float">
            <text:p>321245545</text:p>
          </table:table-cell>
          <table:table-cell table:formula="of:=MEDIAN([.D233:.D243])" office:value-type="float" office:value="55142593" calcext:value-type="float">
            <text:p>55142593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9724" calcext:value-type="float">
            <text:p>11697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208344" calcext:value-type="float">
            <text:p>208344</text:p>
          </table:table-cell>
          <table:table-cell table:formula="of:=MEDIAN([.D46:.D56])" office:value-type="float" office:value="1618637" calcext:value-type="float">
            <text:p>1618637</text:p>
          </table:table-cell>
          <table:table-cell table:formula="of:=MEDIAN([.D79:.D89])" office:value-type="float" office:value="8553151" calcext:value-type="float">
            <text:p>8553151</text:p>
          </table:table-cell>
          <table:table-cell table:formula="of:=MEDIAN([.D112:.D122])" office:value-type="float" office:value="37220037" calcext:value-type="float">
            <text:p>37220037</text:p>
          </table:table-cell>
          <table:table-cell table:formula="of:=MEDIAN([.D145:.D155])" office:value-type="float" office:value="143385153" calcext:value-type="float">
            <text:p>143385153</text:p>
          </table:table-cell>
          <table:table-cell table:number-columns-repeated="2"/>
          <table:table-cell table:formula="of:=MEDIAN([.D178:.D188])" office:value-type="float" office:value="2513222" calcext:value-type="float">
            <text:p>2513222</text:p>
          </table:table-cell>
          <table:table-cell table:formula="of:=MEDIAN([.D211:.D221])" office:value-type="float" office:value="119272256" calcext:value-type="float">
            <text:p>119272256</text:p>
          </table:table-cell>
          <table:table-cell table:formula="of:=MEDIAN([.D244:.D254])" office:value-type="float" office:value="21658001" calcext:value-type="float">
            <text:p>2165800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0770" calcext:value-type="float">
            <text:p>117077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539715" calcext:value-type="float">
            <text:p>539715</text:p>
          </table:table-cell>
          <table:table-cell table:formula="of:=MEDIAN([.D57:.D67])" office:value-type="float" office:value="2553607" calcext:value-type="float">
            <text:p>2553607</text:p>
          </table:table-cell>
          <table:table-cell table:formula="of:=MEDIAN([.D90:.D100])" office:value-type="float" office:value="9926509" calcext:value-type="float">
            <text:p>9926509</text:p>
          </table:table-cell>
          <table:table-cell table:formula="of:=MEDIAN([.D123:.D133])" office:value-type="float" office:value="36008772" calcext:value-type="float">
            <text:p>36008772</text:p>
          </table:table-cell>
          <table:table-cell table:formula="of:=MEDIAN([.D156:.D166])" office:value-type="float" office:value="118413251" calcext:value-type="float">
            <text:p>118413251</text:p>
          </table:table-cell>
          <table:table-cell table:number-columns-repeated="2"/>
          <table:table-cell table:formula="of:=MEDIAN([.D189:.D199])" office:value-type="float" office:value="1760976" calcext:value-type="float">
            <text:p>1760976</text:p>
          </table:table-cell>
          <table:table-cell table:formula="of:=MEDIAN([.D222:.D232])" office:value-type="float" office:value="78078229" calcext:value-type="float">
            <text:p>78078229</text:p>
          </table:table-cell>
          <table:table-cell table:formula="of:=MEDIAN([.D255:.D265])" office:value-type="float" office:value="13808391" calcext:value-type="float">
            <text:p>1380839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9798" calcext:value-type="float">
            <text:p>11697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69989" calcext:value-type="float">
            <text:p>11699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69400" calcext:value-type="float">
            <text:p>116940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0805" calcext:value-type="float">
            <text:p>1220805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Berger/Effectful</text:p>
          </table:table-cell>
          <table:table-cell table:formula="of:=[.H3]/[.H5]" office:value-type="float" office:value="2.16779040790047" calcext:value-type="float">
            <text:p>2.16779040790047</text:p>
          </table:table-cell>
          <table:table-cell table:formula="of:=[.I3]/[.I5]" office:value-type="float" office:value="3.58997762772423" calcext:value-type="float">
            <text:p>3.58997762772423</text:p>
          </table:table-cell>
          <table:table-cell table:formula="of:=[.J3]/[.J5]" office:value-type="float" office:value="4.2415507808435" calcext:value-type="float">
            <text:p>4.2415507808435</text:p>
          </table:table-cell>
          <table:table-cell table:formula="of:=[.K3]/[.K5]" office:value-type="float" office:value="4.33967326072658" calcext:value-type="float">
            <text:p>4.33967326072658</text:p>
          </table:table-cell>
          <table:table-cell table:formula="of:=[.L3]/[.L5]" office:value-type="float" office:value="4.28427806614312" calcext:value-type="float">
            <text:p>4.28427806614312</text:p>
          </table:table-cell>
          <table:table-cell table:number-columns-repeated="2"/>
          <table:table-cell table:formula="of:=[.O3]/[.O5]" office:value-type="float" office:value="3.73631895040023" calcext:value-type="float">
            <text:p>3.73631895040023</text:p>
          </table:table-cell>
          <table:table-cell table:formula="of:=[.P3]/[.P5]" office:value-type="float" office:value="4.1144061425881" calcext:value-type="float">
            <text:p>4.1144061425881</text:p>
          </table:table-cell>
          <table:table-cell table:formula="of:=[.Q3]/[.Q5]" office:value-type="float" office:value="3.99341190439929" calcext:value-type="float">
            <text:p>3.99341190439929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70170" calcext:value-type="float">
            <text:p>117017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0.386025958144576" calcext:value-type="float">
            <text:p>0.386025958144576</text:p>
          </table:table-cell>
          <table:table-cell table:formula="of:=[.I4]/[.I5]" office:value-type="float" office:value="0.633863002411883" calcext:value-type="float">
            <text:p>0.633863002411883</text:p>
          </table:table-cell>
          <table:table-cell table:formula="of:=[.J4]/[.J5]" office:value-type="float" office:value="0.86164743315097" calcext:value-type="float">
            <text:p>0.86164743315097</text:p>
          </table:table-cell>
          <table:table-cell table:formula="of:=[.K4]/[.K5]" office:value-type="float" office:value="1.03363805352762" calcext:value-type="float">
            <text:p>1.03363805352762</text:p>
          </table:table-cell>
          <table:table-cell table:formula="of:=[.L4]/[.L5]" office:value-type="float" office:value="1.21088773248866" calcext:value-type="float">
            <text:p>1.21088773248866</text:p>
          </table:table-cell>
          <table:table-cell table:number-columns-repeated="2"/>
          <table:table-cell table:formula="of:=[.O4]/[.O5]" office:value-type="float" office:value="1.42717561170624" calcext:value-type="float">
            <text:p>1.42717561170624</text:p>
          </table:table-cell>
          <table:table-cell table:formula="of:=[.P4]/[.P5]" office:value-type="float" office:value="1.52759940290142" calcext:value-type="float">
            <text:p>1.52759940290142</text:p>
          </table:table-cell>
          <table:table-cell table:formula="of:=[.Q4]/[.Q5]" office:value-type="float" office:value="1.56846666639147" calcext:value-type="float">
            <text:p>1.56846666639147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69749" calcext:value-type="float">
            <text:p>11697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69772" calcext:value-type="float">
            <text:p>11697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770" calcext:value-type="float">
            <text:p>2087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223" calcext:value-type="float">
            <text:p>2082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445" calcext:value-type="float">
            <text:p>2084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8201" calcext:value-type="float">
            <text:p>208201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logistic-sml.cs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8323" calcext:value-type="float">
            <text:p>2083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8344" calcext:value-type="float">
            <text:p>2083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8503" calcext:value-type="float">
            <text:p>2085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8452" calcext:value-type="float">
            <text:p>20845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8299" calcext:value-type="float">
            <text:p>2082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8347" calcext:value-type="float">
            <text:p>2083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8147" calcext:value-type="float">
            <text:p>2081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715" calcext:value-type="float">
            <text:p>5397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667" calcext:value-type="float">
            <text:p>5436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6570" calcext:value-type="float">
            <text:p>5665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6628" calcext:value-type="float">
            <text:p>5666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6605" calcext:value-type="float">
            <text:p>5666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7889" calcext:value-type="float">
            <text:p>5478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7647" calcext:value-type="float">
            <text:p>5376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7892" calcext:value-type="float">
            <text:p>5378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7998" calcext:value-type="float">
            <text:p>5379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7468" calcext:value-type="float">
            <text:p>5374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7684" calcext:value-type="float">
            <text:p>5376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39804" calcext:value-type="float">
            <text:p>913980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67392" calcext:value-type="float">
            <text:p>91673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150830" calcext:value-type="float">
            <text:p>91508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195892" calcext:value-type="float">
            <text:p>91958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22843" calcext:value-type="float">
            <text:p>922284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54296" calcext:value-type="float">
            <text:p>92542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224123" calcext:value-type="float">
            <text:p>92241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161667" calcext:value-type="float">
            <text:p>91616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120645" calcext:value-type="float">
            <text:p>91206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167790" calcext:value-type="float">
            <text:p>91677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155256" calcext:value-type="float">
            <text:p>91552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9322" calcext:value-type="float">
            <text:p>16593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0237" calcext:value-type="float">
            <text:p>16602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57868" calcext:value-type="float">
            <text:p>16578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37339" calcext:value-type="float">
            <text:p>16373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18637" calcext:value-type="float">
            <text:p>16186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17882" calcext:value-type="float">
            <text:p>16178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68996" calcext:value-type="float">
            <text:p>16689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17996" calcext:value-type="float">
            <text:p>16179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17253" calcext:value-type="float">
            <text:p>16172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17466" calcext:value-type="float">
            <text:p>1617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17670" calcext:value-type="float">
            <text:p>16176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86248" calcext:value-type="float">
            <text:p>25862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39903" calcext:value-type="float">
            <text:p>25399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70016" calcext:value-type="float">
            <text:p>25700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40445" calcext:value-type="float">
            <text:p>25404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40613" calcext:value-type="float">
            <text:p>254061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59522" calcext:value-type="float">
            <text:p>25595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54596" calcext:value-type="float">
            <text:p>25545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53607" calcext:value-type="float">
            <text:p>25536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80296" calcext:value-type="float">
            <text:p>25802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40754" calcext:value-type="float">
            <text:p>25407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40510" calcext:value-type="float">
            <text:p>25405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087534" calcext:value-type="float">
            <text:p>420875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165701" calcext:value-type="float">
            <text:p>421657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177698" calcext:value-type="float">
            <text:p>421776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203793" calcext:value-type="float">
            <text:p>422037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103792" calcext:value-type="float">
            <text:p>421037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038439" calcext:value-type="float">
            <text:p>420384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242746" calcext:value-type="float">
            <text:p>422427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2380005" calcext:value-type="float">
            <text:p>423800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099784" calcext:value-type="float">
            <text:p>420997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076829" calcext:value-type="float">
            <text:p>4207682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977374" calcext:value-type="float">
            <text:p>4197737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26220" calcext:value-type="float">
            <text:p>85262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53151" calcext:value-type="float">
            <text:p>85531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526865" calcext:value-type="float">
            <text:p>852686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559842" calcext:value-type="float">
            <text:p>85598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527361" calcext:value-type="float">
            <text:p>85273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600877" calcext:value-type="float">
            <text:p>86008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48666" calcext:value-type="float">
            <text:p>85486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27740" calcext:value-type="float">
            <text:p>85277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54958" calcext:value-type="float">
            <text:p>85549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79264" calcext:value-type="float">
            <text:p>86792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662302" calcext:value-type="float">
            <text:p>86623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49228" calcext:value-type="float">
            <text:p>99492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56761" calcext:value-type="float">
            <text:p>9956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90572" calcext:value-type="float">
            <text:p>98905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33604" calcext:value-type="float">
            <text:p>993360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26509" calcext:value-type="float">
            <text:p>992650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3506" calcext:value-type="float">
            <text:p>100035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861904" calcext:value-type="float">
            <text:p>986190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11690" calcext:value-type="float">
            <text:p>100116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07805" calcext:value-type="float">
            <text:p>99078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85660" calcext:value-type="float">
            <text:p>98856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873950" calcext:value-type="float">
            <text:p>98739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6834247" calcext:value-type="float">
            <text:p>1568342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6891321" calcext:value-type="float">
            <text:p>1568913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7404808" calcext:value-type="float">
            <text:p>1574048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6892910" calcext:value-type="float">
            <text:p>1568929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6327939" calcext:value-type="float">
            <text:p>1563279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6266305" calcext:value-type="float">
            <text:p>1562663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6232913" calcext:value-type="float">
            <text:p>15623291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6149531" calcext:value-type="float">
            <text:p>1561495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6143585" calcext:value-type="float">
            <text:p>1561435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6136637" calcext:value-type="float">
            <text:p>1561366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6152041" calcext:value-type="float">
            <text:p>15615204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985757" calcext:value-type="float">
            <text:p>3698575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985190" calcext:value-type="float">
            <text:p>369851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085549" calcext:value-type="float">
            <text:p>370855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990548" calcext:value-type="float">
            <text:p>379905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925822" calcext:value-type="float">
            <text:p>379258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220037" calcext:value-type="float">
            <text:p>372200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146618" calcext:value-type="float">
            <text:p>3714661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7250303" calcext:value-type="float">
            <text:p>372503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085730" calcext:value-type="float">
            <text:p>370857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243480" calcext:value-type="float">
            <text:p>372434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7292197" calcext:value-type="float">
            <text:p>3729219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08772" calcext:value-type="float">
            <text:p>360087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71190" calcext:value-type="float">
            <text:p>360711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190999" calcext:value-type="float">
            <text:p>361909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47372" calcext:value-type="float">
            <text:p>360473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882464" calcext:value-type="float">
            <text:p>358824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806761" calcext:value-type="float">
            <text:p>35806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885466" calcext:value-type="float">
            <text:p>35885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985378" calcext:value-type="float">
            <text:p>3598537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5999228" calcext:value-type="float">
            <text:p>359992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304925" calcext:value-type="float">
            <text:p>363049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167895" calcext:value-type="float">
            <text:p>361678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7455998" calcext:value-type="float">
            <text:p>5074559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6454279" calcext:value-type="float">
            <text:p>5064542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6542276" calcext:value-type="float">
            <text:p>5065422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7315294" calcext:value-type="float">
            <text:p>5073152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7704801" calcext:value-type="float">
            <text:p>5077048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1515410" calcext:value-type="float">
            <text:p>5115154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8971612" calcext:value-type="float">
            <text:p>5089716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7517440" calcext:value-type="float">
            <text:p>5075174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4009942" calcext:value-type="float">
            <text:p>5040099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3348759" calcext:value-type="float">
            <text:p>50334875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4044238" calcext:value-type="float">
            <text:p>5040442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4130105" calcext:value-type="float">
            <text:p>1441301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2753364" calcext:value-type="float">
            <text:p>1427533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2870351" calcext:value-type="float">
            <text:p>1428703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3568610" calcext:value-type="float">
            <text:p>1435686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3530929" calcext:value-type="float">
            <text:p>14353092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2835782" calcext:value-type="float">
            <text:p>1428357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3536035" calcext:value-type="float">
            <text:p>1435360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3670598" calcext:value-type="float">
            <text:p>1436705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3056179" calcext:value-type="float">
            <text:p>1430561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2865838" calcext:value-type="float">
            <text:p>1428658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3385153" calcext:value-type="float">
            <text:p>1433851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8397183" calcext:value-type="float">
            <text:p>1183971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8966645" calcext:value-type="float">
            <text:p>1189666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8960062" calcext:value-type="float">
            <text:p>1189600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8544260" calcext:value-type="float">
            <text:p>1185442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8694181" calcext:value-type="float">
            <text:p>1186941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8219070" calcext:value-type="float">
            <text:p>1182190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8128537" calcext:value-type="float">
            <text:p>1181285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8206028" calcext:value-type="float">
            <text:p>1182060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8413251" calcext:value-type="float">
            <text:p>1184132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8803596" calcext:value-type="float">
            <text:p>1188035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8375669" calcext:value-type="float">
            <text:p>1183756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11480" calcext:value-type="float">
            <text:p>65114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37265" calcext:value-type="float">
            <text:p>663726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79568" calcext:value-type="float">
            <text:p>65795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14128" calcext:value-type="float">
            <text:p>65141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78640" calcext:value-type="float">
            <text:p>66786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535706" calcext:value-type="float">
            <text:p>65357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59466" calcext:value-type="float">
            <text:p>6559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14876" calcext:value-type="float">
            <text:p>65148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54883" calcext:value-type="float">
            <text:p>66548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64944" calcext:value-type="float">
            <text:p>66649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607738" calcext:value-type="float">
            <text:p>66077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30449" calcext:value-type="float">
            <text:p>25304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74651" calcext:value-type="float">
            <text:p>24746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74541" calcext:value-type="float">
            <text:p>247454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77730" calcext:value-type="float">
            <text:p>24777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19610" calcext:value-type="float">
            <text:p>25196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98467" calcext:value-type="float">
            <text:p>24984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75287" calcext:value-type="float">
            <text:p>247528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19485" calcext:value-type="float">
            <text:p>25194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23727" calcext:value-type="float">
            <text:p>25237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42849" calcext:value-type="float">
            <text:p>25428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13222" calcext:value-type="float">
            <text:p>25132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84331" calcext:value-type="float">
            <text:p>17843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9481" calcext:value-type="float">
            <text:p>17594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60976" calcext:value-type="float">
            <text:p>17609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68151" calcext:value-type="float">
            <text:p>17681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08591" calcext:value-type="float">
            <text:p>18085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60522" calcext:value-type="float">
            <text:p>17605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61439" calcext:value-type="float">
            <text:p>17614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2723" calcext:value-type="float">
            <text:p>17627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58556" calcext:value-type="float">
            <text:p>17585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0243" calcext:value-type="float">
            <text:p>176024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59382" calcext:value-type="float">
            <text:p>17593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3433092" calcext:value-type="float">
            <text:p>3234330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2306421" calcext:value-type="float">
            <text:p>3223064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1490999" calcext:value-type="float">
            <text:p>3214909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0860046" calcext:value-type="float">
            <text:p>3208600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1074306" calcext:value-type="float">
            <text:p>3210743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1030594" calcext:value-type="float">
            <text:p>3210305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1259831" calcext:value-type="float">
            <text:p>3212598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1245545" calcext:value-type="float">
            <text:p>3212455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0774546" calcext:value-type="float">
            <text:p>3207745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0923748" calcext:value-type="float">
            <text:p>3209237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1927080" calcext:value-type="float">
            <text:p>3219270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759699" calcext:value-type="float">
            <text:p>1197596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9864520" calcext:value-type="float">
            <text:p>1198645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9408277" calcext:value-type="float">
            <text:p>1194082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9112955" calcext:value-type="float">
            <text:p>1191129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9257961" calcext:value-type="float">
            <text:p>1192579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9446550" calcext:value-type="float">
            <text:p>1194465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9139026" calcext:value-type="float">
            <text:p>11913902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272256" calcext:value-type="float">
            <text:p>1192722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9299668" calcext:value-type="float">
            <text:p>1192996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9119212" calcext:value-type="float">
            <text:p>1191192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8852470" calcext:value-type="float">
            <text:p>1188524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8139391" calcext:value-type="float">
            <text:p>781393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8115779" calcext:value-type="float">
            <text:p>781157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8242676" calcext:value-type="float">
            <text:p>782426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078229" calcext:value-type="float">
            <text:p>7807822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017024" calcext:value-type="float">
            <text:p>7801702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7999411" calcext:value-type="float">
            <text:p>7799941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8044381" calcext:value-type="float">
            <text:p>780443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176782" calcext:value-type="float">
            <text:p>781767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031106" calcext:value-type="float">
            <text:p>780311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016821" calcext:value-type="float">
            <text:p>780168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8185761" calcext:value-type="float">
            <text:p>78185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625607" calcext:value-type="float">
            <text:p>556256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124105" calcext:value-type="float">
            <text:p>551241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5126938" calcext:value-type="float">
            <text:p>551269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119671" calcext:value-type="float">
            <text:p>5511967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142593" calcext:value-type="float">
            <text:p>551425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125764" calcext:value-type="float">
            <text:p>551257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264006" calcext:value-type="float">
            <text:p>552640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128494" calcext:value-type="float">
            <text:p>551284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5303927" calcext:value-type="float">
            <text:p>553039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294662" calcext:value-type="float">
            <text:p>552946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261016" calcext:value-type="float">
            <text:p>552610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965386" calcext:value-type="float">
            <text:p>2196538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656425" calcext:value-type="float">
            <text:p>216564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811379" calcext:value-type="float">
            <text:p>218113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656437" calcext:value-type="float">
            <text:p>216564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759006" calcext:value-type="float">
            <text:p>217590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656834" calcext:value-type="float">
            <text:p>216568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658001" calcext:value-type="float">
            <text:p>216580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666902" calcext:value-type="float">
            <text:p>216669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657334" calcext:value-type="float">
            <text:p>216573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658503" calcext:value-type="float">
            <text:p>216585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654746" calcext:value-type="float">
            <text:p>216547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858938" calcext:value-type="float">
            <text:p>138589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808001" calcext:value-type="float">
            <text:p>138080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813147" calcext:value-type="float">
            <text:p>138131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805852" calcext:value-type="float">
            <text:p>1380585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858219" calcext:value-type="float">
            <text:p>1385821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809371" calcext:value-type="float">
            <text:p>1380937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803093" calcext:value-type="float">
            <text:p>138030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808391" calcext:value-type="float">
            <text:p>138083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957515" calcext:value-type="float">
            <text:p>139575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802608" calcext:value-type="float">
            <text:p>138026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806944" calcext:value-type="float">
            <text:p>138069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</table:table>
      <table:table table:name="IntegrationSquareSM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squaring func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39056" calcext:value-type="float">
            <text:p>539056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0494" calcext:value-type="float">
            <text:p>53049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530813" calcext:value-type="float">
            <text:p>530813</text:p>
          </table:table-cell>
          <table:table-cell table:formula="of:=MEDIAN([.D46:.D56])" office:value-type="float" office:value="6137713" calcext:value-type="float">
            <text:p>6137713</text:p>
          </table:table-cell>
          <table:table-cell table:formula="of:=MEDIAN([.D90:.D100])" office:value-type="float" office:value="66305032" calcext:value-type="float">
            <text:p>6630503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0961" calcext:value-type="float">
            <text:p>5309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238232" calcext:value-type="float">
            <text:p>238232</text:p>
          </table:table-cell>
          <table:table-cell table:formula="of:=MEDIAN([.D57:.D67])" office:value-type="float" office:value="2331109" calcext:value-type="float">
            <text:p>2331109</text:p>
          </table:table-cell>
          <table:table-cell table:formula="of:=MEDIAN([.D101:.D111])" office:value-type="float" office:value="21924281" calcext:value-type="float">
            <text:p>2192428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30688" calcext:value-type="float">
            <text:p>53068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45849" calcext:value-type="float">
            <text:p>45849</text:p>
          </table:table-cell>
          <table:table-cell table:formula="of:=MEDIAN([.D68:.D78])" office:value-type="float" office:value="423959" calcext:value-type="float">
            <text:p>423959</text:p>
          </table:table-cell>
          <table:table-cell table:formula="of:=MEDIAN([.D112:.D122])" office:value-type="float" office:value="3980836" calcext:value-type="float">
            <text:p>398083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0610" calcext:value-type="float">
            <text:p>5306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117799" calcext:value-type="float">
            <text:p>117799</text:p>
          </table:table-cell>
          <table:table-cell table:formula="of:=MEDIAN([.D79:.D89])" office:value-type="float" office:value="1195869" calcext:value-type="float">
            <text:p>1195869</text:p>
          </table:table-cell>
          <table:table-cell table:formula="of:=MEDIAN([.D123:.D133])" office:value-type="float" office:value="11401520" calcext:value-type="float">
            <text:p>1140152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1067" calcext:value-type="float">
            <text:p>5310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30813" calcext:value-type="float">
            <text:p>53081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30583" calcext:value-type="float">
            <text:p>5305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4.5060908836238" calcext:value-type="float">
            <text:p>4.5060908836238</text:p>
          </table:table-cell>
          <table:table-cell table:formula="of:=[.I3]/[.I6]" office:value-type="float" office:value="5.13242922092637" calcext:value-type="float">
            <text:p>5.13242922092637</text:p>
          </table:table-cell>
          <table:table-cell table:formula="of:=[.J3]/[.J6]" office:value-type="float" office:value="5.81545548312857" calcext:value-type="float">
            <text:p>5.8154554831285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30567" calcext:value-type="float">
            <text:p>5305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2.02236012190256" calcext:value-type="float">
            <text:p>2.02236012190256</text:p>
          </table:table-cell>
          <table:table-cell table:formula="of:=[.I4]/[.I6]" office:value-type="float" office:value="1.94930130306915" calcext:value-type="float">
            <text:p>1.94930130306915</text:p>
          </table:table-cell>
          <table:table-cell table:formula="of:=[.J4]/[.J6]" office:value-type="float" office:value="1.92292615370582" calcext:value-type="float">
            <text:p>1.9229261537058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34469" calcext:value-type="float">
            <text:p>5344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0.389213830338118" calcext:value-type="float">
            <text:p>0.389213830338118</text:p>
          </table:table-cell>
          <table:table-cell table:formula="of:=[.I5]/[.I6]" office:value-type="float" office:value="0.354519600391013" calcext:value-type="float">
            <text:p>0.354519600391013</text:p>
          </table:table-cell>
          <table:table-cell table:formula="of:=[.J5]/[.J6]" office:value-type="float" office:value="0.349149587072601" calcext:value-type="float">
            <text:p>0.34914958707260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30901" calcext:value-type="float">
            <text:p>53090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8373" calcext:value-type="float">
            <text:p>2383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8461" calcext:value-type="float">
            <text:p>2384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8232" calcext:value-type="float">
            <text:p>2382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8213" calcext:value-type="float">
            <text:p>23821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square-sml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8178" calcext:value-type="float">
            <text:p>2381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8224" calcext:value-type="float">
            <text:p>2382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8178" calcext:value-type="float">
            <text:p>2381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8174" calcext:value-type="float">
            <text:p>2381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5726" calcext:value-type="float">
            <text:p>2457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1089" calcext:value-type="float">
            <text:p>2510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1009" calcext:value-type="float">
            <text:p>2510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365" calcext:value-type="float">
            <text:p>4836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6328" calcext:value-type="float">
            <text:p>4632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776" calcext:value-type="float">
            <text:p>4577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766" calcext:value-type="float">
            <text:p>457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773" calcext:value-type="float">
            <text:p>457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775" calcext:value-type="float">
            <text:p>457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6034" calcext:value-type="float">
            <text:p>4603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5849" calcext:value-type="float">
            <text:p>458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5750" calcext:value-type="float">
            <text:p>4575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5866" calcext:value-type="float">
            <text:p>458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8798" calcext:value-type="float">
            <text:p>1187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7779" calcext:value-type="float">
            <text:p>1177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7869" calcext:value-type="float">
            <text:p>1178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7753" calcext:value-type="float">
            <text:p>1177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767" calcext:value-type="float">
            <text:p>1177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7799" calcext:value-type="float">
            <text:p>11779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7771" calcext:value-type="float">
            <text:p>1177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7835" calcext:value-type="float">
            <text:p>1178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7851" calcext:value-type="float">
            <text:p>1178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7740" calcext:value-type="float">
            <text:p>1177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7888" calcext:value-type="float">
            <text:p>1178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136574" calcext:value-type="float">
            <text:p>61365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137643" calcext:value-type="float">
            <text:p>61376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136673" calcext:value-type="float">
            <text:p>61366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137713" calcext:value-type="float">
            <text:p>613771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139498" calcext:value-type="float">
            <text:p>61394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138019" calcext:value-type="float">
            <text:p>61380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137348" calcext:value-type="float">
            <text:p>613734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136484" calcext:value-type="float">
            <text:p>61364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160086" calcext:value-type="float">
            <text:p>61600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146653" calcext:value-type="float">
            <text:p>61466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187120" calcext:value-type="float">
            <text:p>618712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30562" calcext:value-type="float">
            <text:p>233056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32540" calcext:value-type="float">
            <text:p>23325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31109" calcext:value-type="float">
            <text:p>23311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81955" calcext:value-type="float">
            <text:p>23819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30862" calcext:value-type="float">
            <text:p>233086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82197" calcext:value-type="float">
            <text:p>23821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30665" calcext:value-type="float">
            <text:p>233066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30518" calcext:value-type="float">
            <text:p>23305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83853" calcext:value-type="float">
            <text:p>23838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89709" calcext:value-type="float">
            <text:p>23897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30819" calcext:value-type="float">
            <text:p>23308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23959" calcext:value-type="float">
            <text:p>42395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3956" calcext:value-type="float">
            <text:p>42395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3793" calcext:value-type="float">
            <text:p>42379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3829" calcext:value-type="float">
            <text:p>4238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4082" calcext:value-type="float">
            <text:p>42408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4090" calcext:value-type="float">
            <text:p>4240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23715" calcext:value-type="float">
            <text:p>42371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3816" calcext:value-type="float">
            <text:p>42381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7889" calcext:value-type="float">
            <text:p>4278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6718" calcext:value-type="float">
            <text:p>4467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7951" calcext:value-type="float">
            <text:p>4379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31580" calcext:value-type="float">
            <text:p>123158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28689" calcext:value-type="float">
            <text:p>12286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05897" calcext:value-type="float">
            <text:p>12058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66084" calcext:value-type="float">
            <text:p>11660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66471" calcext:value-type="float">
            <text:p>11664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95869" calcext:value-type="float">
            <text:p>11958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98633" calcext:value-type="float">
            <text:p>119863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12598" calcext:value-type="float">
            <text:p>12125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65842" calcext:value-type="float">
            <text:p>11658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66040" calcext:value-type="float">
            <text:p>11660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66409" calcext:value-type="float">
            <text:p>11664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6468701" calcext:value-type="float">
            <text:p>6646870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6735504" calcext:value-type="float">
            <text:p>6673550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6307683" calcext:value-type="float">
            <text:p>6630768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261424" calcext:value-type="float">
            <text:p>662614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6253491" calcext:value-type="float">
            <text:p>6625349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6391367" calcext:value-type="float">
            <text:p>663913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6291550" calcext:value-type="float">
            <text:p>6629155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6249917" calcext:value-type="float">
            <text:p>662499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6300539" calcext:value-type="float">
            <text:p>6630053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6305032" calcext:value-type="float">
            <text:p>663050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6521100" calcext:value-type="float">
            <text:p>6652110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031319" calcext:value-type="float">
            <text:p>220313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854340" calcext:value-type="float">
            <text:p>218543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084135" calcext:value-type="float">
            <text:p>220841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904455" calcext:value-type="float">
            <text:p>219044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07545" calcext:value-type="float">
            <text:p>219075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929051" calcext:value-type="float">
            <text:p>219290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921866" calcext:value-type="float">
            <text:p>219218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009477" calcext:value-type="float">
            <text:p>220094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924281" calcext:value-type="float">
            <text:p>2192428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904594" calcext:value-type="float">
            <text:p>2190459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942619" calcext:value-type="float">
            <text:p>219426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57787" calcext:value-type="float">
            <text:p>395778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43228" calcext:value-type="float">
            <text:p>394322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93129" calcext:value-type="float">
            <text:p>39931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12924" calcext:value-type="float">
            <text:p>40129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67184" calcext:value-type="float">
            <text:p>39671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98201" calcext:value-type="float">
            <text:p>409820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93343" calcext:value-type="float">
            <text:p>39933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982790" calcext:value-type="float">
            <text:p>39827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980836" calcext:value-type="float">
            <text:p>39808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79389" calcext:value-type="float">
            <text:p>39793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53715" calcext:value-type="float">
            <text:p>395371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493169" calcext:value-type="float">
            <text:p>114931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487813" calcext:value-type="float">
            <text:p>1148781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505598" calcext:value-type="float">
            <text:p>115055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332280" calcext:value-type="float">
            <text:p>1133228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402557" calcext:value-type="float">
            <text:p>114025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331443" calcext:value-type="float">
            <text:p>113314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569041" calcext:value-type="float">
            <text:p>115690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383849" calcext:value-type="float">
            <text:p>113838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385555" calcext:value-type="float">
            <text:p>113855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401520" calcext:value-type="float">
            <text:p>1140152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350988" calcext:value-type="float">
            <text:p>113509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table table:name="IntegrationLogisticSMLNJ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3" table:default-cell-style-name="ce1"/>
        <table:table-column table:style-name="co6" table:default-cell-style-name="Default"/>
        <table:table-column table:style-name="co21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logistic map (iterations)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3893" calcext:value-type="float">
            <text:p>320389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,n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98427" calcext:value-type="float">
            <text:p>319842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3198654" calcext:value-type="float">
            <text:p>3198654</text:p>
          </table:table-cell>
          <table:table-cell table:formula="of:=MEDIAN([.D35:.D45])" office:value-type="float" office:value="24630226" calcext:value-type="float">
            <text:p>24630226</text:p>
          </table:table-cell>
          <table:table-cell table:formula="of:=MEDIAN([.D68:.D78])" office:value-type="float" office:value="114216576" calcext:value-type="float">
            <text:p>114216576</text:p>
          </table:table-cell>
          <table:table-cell table:formula="of:=MEDIAN([.D101:.D111])" office:value-type="float" office:value="428075063" calcext:value-type="float">
            <text:p>428075063</text:p>
          </table:table-cell>
          <table:table-cell table:formula="of:=MEDIAN([.D134:.D144])" office:value-type="float" office:value="1397375969" calcext:value-type="float">
            <text:p>1397375969</text:p>
          </table:table-cell>
          <table:table-cell table:number-columns-repeated="2"/>
          <table:table-cell table:formula="of:=MEDIAN([.D167:.D177])" office:value-type="float" office:value="18129968" calcext:value-type="float">
            <text:p>18129968</text:p>
          </table:table-cell>
          <table:table-cell table:formula="of:=MEDIAN([.D200:.D210])" office:value-type="float" office:value="894222924" calcext:value-type="float">
            <text:p>894222924</text:p>
          </table:table-cell>
          <table:table-cell table:formula="of:=MEDIAN([.D233:.D243])" office:value-type="float" office:value="153172431" calcext:value-type="float">
            <text:p>15317243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98394" calcext:value-type="float">
            <text:p>319839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582840" calcext:value-type="float">
            <text:p>582840</text:p>
          </table:table-cell>
          <table:table-cell table:formula="of:=MEDIAN([.D46:.D56])" office:value-type="float" office:value="4628906" calcext:value-type="float">
            <text:p>4628906</text:p>
          </table:table-cell>
          <table:table-cell table:formula="of:=MEDIAN([.D79:.D89])" office:value-type="float" office:value="24337740" calcext:value-type="float">
            <text:p>24337740</text:p>
          </table:table-cell>
          <table:table-cell table:formula="of:=MEDIAN([.D112:.D122])" office:value-type="float" office:value="106026570" calcext:value-type="float">
            <text:p>106026570</text:p>
          </table:table-cell>
          <table:table-cell table:formula="of:=MEDIAN([.D145:.D155])" office:value-type="float" office:value="397350721" calcext:value-type="float">
            <text:p>397350721</text:p>
          </table:table-cell>
          <table:table-cell table:number-columns-repeated="2"/>
          <table:table-cell table:formula="of:=MEDIAN([.D178:.D188])" office:value-type="float" office:value="6831770" calcext:value-type="float">
            <text:p>6831770</text:p>
          </table:table-cell>
          <table:table-cell table:formula="of:=MEDIAN([.D211:.D221])" office:value-type="float" office:value="332510239" calcext:value-type="float">
            <text:p>332510239</text:p>
          </table:table-cell>
          <table:table-cell table:formula="of:=MEDIAN([.D244:.D254])" office:value-type="float" office:value="60364702" calcext:value-type="float">
            <text:p>60364702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98811" calcext:value-type="float">
            <text:p>31988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142084" calcext:value-type="float">
            <text:p>142084</text:p>
          </table:table-cell>
          <table:table-cell table:formula="of:=MEDIAN([.D57:.D67])" office:value-type="float" office:value="850202" calcext:value-type="float">
            <text:p>850202</text:p>
          </table:table-cell>
          <table:table-cell table:formula="of:=MEDIAN([.D90:.D100])" office:value-type="float" office:value="3790141" calcext:value-type="float">
            <text:p>3790141</text:p>
          </table:table-cell>
          <table:table-cell table:formula="of:=MEDIAN([.D123:.D133])" office:value-type="float" office:value="14609416" calcext:value-type="float">
            <text:p>14609416</text:p>
          </table:table-cell>
          <table:table-cell table:formula="of:=MEDIAN([.D156:.D166])" office:value-type="float" office:value="50021655" calcext:value-type="float">
            <text:p>50021655</text:p>
          </table:table-cell>
          <table:table-cell table:number-columns-repeated="2"/>
          <table:table-cell table:formula="of:=MEDIAN([.D189:.D199])" office:value-type="float" office:value="1078688" calcext:value-type="float">
            <text:p>1078688</text:p>
          </table:table-cell>
          <table:table-cell table:formula="of:=MEDIAN([.D222:.D232])" office:value-type="float" office:value="40569262" calcext:value-type="float">
            <text:p>40569262</text:p>
          </table:table-cell>
          <table:table-cell table:formula="of:=MEDIAN([.D255:.D265])" office:value-type="float" office:value="8284301" calcext:value-type="float">
            <text:p>828430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98719" calcext:value-type="float">
            <text:p>319871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99024" calcext:value-type="float">
            <text:p>319902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97477" calcext:value-type="float">
            <text:p>3197477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97349" calcext:value-type="float">
            <text:p>3197349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Berger/Effectful</text:p>
          </table:table-cell>
          <table:table-cell table:formula="of:=[.H3]/[.H5]" office:value-type="float" office:value="22.5124151910138" calcext:value-type="float">
            <text:p>22.5124151910138</text:p>
          </table:table-cell>
          <table:table-cell table:formula="of:=[.I3]/[.I5]" office:value-type="float" office:value="28.9698518704967" calcext:value-type="float">
            <text:p>28.9698518704967</text:p>
          </table:table-cell>
          <table:table-cell table:formula="of:=[.J3]/[.J5]" office:value-type="float" office:value="30.1351786120886" calcext:value-type="float">
            <text:p>30.1351786120886</text:p>
          </table:table-cell>
          <table:table-cell table:formula="of:=[.K3]/[.K5]" office:value-type="float" office:value="29.3013124549263" calcext:value-type="float">
            <text:p>29.3013124549263</text:p>
          </table:table-cell>
          <table:table-cell table:formula="of:=[.L3]/[.L5]" office:value-type="float" office:value="27.9354205493601" calcext:value-type="float">
            <text:p>27.9354205493601</text:p>
          </table:table-cell>
          <table:table-cell table:number-columns-repeated="2"/>
          <table:table-cell table:formula="of:=[.O3]/[.O5]" office:value-type="float" office:value="16.807425316681" calcext:value-type="float">
            <text:p>16.807425316681</text:p>
          </table:table-cell>
          <table:table-cell table:formula="of:=[.P3]/[.P5]" office:value-type="float" office:value="22.0418829408334" calcext:value-type="float">
            <text:p>22.0418829408334</text:p>
          </table:table-cell>
          <table:table-cell table:formula="of:=[.Q3]/[.Q5]" office:value-type="float" office:value="18.4894816110617" calcext:value-type="float">
            <text:p>18.4894816110617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98654" calcext:value-type="float">
            <text:p>319865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4.10208045944652" calcext:value-type="float">
            <text:p>4.10208045944652</text:p>
          </table:table-cell>
          <table:table-cell table:formula="of:=[.I4]/[.I5]" office:value-type="float" office:value="5.44447790054599" calcext:value-type="float">
            <text:p>5.44447790054599</text:p>
          </table:table-cell>
          <table:table-cell table:formula="of:=[.J4]/[.J5]" office:value-type="float" office:value="6.42132838857446" calcext:value-type="float">
            <text:p>6.42132838857446</text:p>
          </table:table-cell>
          <table:table-cell table:formula="of:=[.K4]/[.K5]" office:value-type="float" office:value="7.25741330112032" calcext:value-type="float">
            <text:p>7.25741330112032</text:p>
          </table:table-cell>
          <table:table-cell table:formula="of:=[.L4]/[.L5]" office:value-type="float" office:value="7.94357405807545" calcext:value-type="float">
            <text:p>7.94357405807545</text:p>
          </table:table-cell>
          <table:table-cell table:number-columns-repeated="2"/>
          <table:table-cell table:formula="of:=[.O4]/[.O5]" office:value-type="float" office:value="6.33340687946839" calcext:value-type="float">
            <text:p>6.33340687946839</text:p>
          </table:table-cell>
          <table:table-cell table:formula="of:=[.P4]/[.P5]" office:value-type="float" office:value="8.19611258888564" calcext:value-type="float">
            <text:p>8.19611258888564</text:p>
          </table:table-cell>
          <table:table-cell table:formula="of:=[.Q4]/[.Q5]" office:value-type="float" office:value="7.2866379432616" calcext:value-type="float">
            <text:p>7.2866379432616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99791" calcext:value-type="float">
            <text:p>31997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97760" calcext:value-type="float">
            <text:p>31977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3197" calcext:value-type="float">
            <text:p>58319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2534" calcext:value-type="float">
            <text:p>5825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2840" calcext:value-type="float">
            <text:p>5828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2600" calcext:value-type="float">
            <text:p>58260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logistic-smlnj.cs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3302" calcext:value-type="float">
            <text:p>5833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3380" calcext:value-type="float">
            <text:p>5833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2681" calcext:value-type="float">
            <text:p>5826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2391" calcext:value-type="float">
            <text:p>5823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2736" calcext:value-type="float">
            <text:p>58273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2970" calcext:value-type="float">
            <text:p>5829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2847" calcext:value-type="float">
            <text:p>5828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013" calcext:value-type="float">
            <text:p>14101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735" calcext:value-type="float">
            <text:p>1417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445" calcext:value-type="float">
            <text:p>1424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2431" calcext:value-type="float">
            <text:p>1424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2084" calcext:value-type="float">
            <text:p>1420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1596" calcext:value-type="float">
            <text:p>1415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2059" calcext:value-type="float">
            <text:p>14205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2608" calcext:value-type="float">
            <text:p>1426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1834" calcext:value-type="float">
            <text:p>1418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2315" calcext:value-type="float">
            <text:p>1423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2175" calcext:value-type="float">
            <text:p>14217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30226" calcext:value-type="float">
            <text:p>2463022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21983" calcext:value-type="float">
            <text:p>246219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624273" calcext:value-type="float">
            <text:p>2462427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772025" calcext:value-type="float">
            <text:p>247720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924382" calcext:value-type="float">
            <text:p>249243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624814" calcext:value-type="float">
            <text:p>246248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668568" calcext:value-type="float">
            <text:p>246685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627095" calcext:value-type="float">
            <text:p>246270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628830" calcext:value-type="float">
            <text:p>246288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643990" calcext:value-type="float">
            <text:p>246439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765172" calcext:value-type="float">
            <text:p>247651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28250" calcext:value-type="float">
            <text:p>46282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28906" calcext:value-type="float">
            <text:p>46289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28869" calcext:value-type="float">
            <text:p>46288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28283" calcext:value-type="float">
            <text:p>46282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28873" calcext:value-type="float">
            <text:p>462887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49563" calcext:value-type="float">
            <text:p>46495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29614" calcext:value-type="float">
            <text:p>46296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30599" calcext:value-type="float">
            <text:p>46305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25698" calcext:value-type="float">
            <text:p>46256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29883" calcext:value-type="float">
            <text:p>46298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638367" calcext:value-type="float">
            <text:p>46383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9107" calcext:value-type="float">
            <text:p>8491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1192" calcext:value-type="float">
            <text:p>8511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50996" calcext:value-type="float">
            <text:p>8509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48827" calcext:value-type="float">
            <text:p>8488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48953" calcext:value-type="float">
            <text:p>8489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0666" calcext:value-type="float">
            <text:p>8506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0795" calcext:value-type="float">
            <text:p>8507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49591" calcext:value-type="float">
            <text:p>8495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51254" calcext:value-type="float">
            <text:p>8512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0202" calcext:value-type="float">
            <text:p>8502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8436" calcext:value-type="float">
            <text:p>84843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068302" calcext:value-type="float">
            <text:p>1140683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4153120" calcext:value-type="float">
            <text:p>1141531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485417" calcext:value-type="float">
            <text:p>11448541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4216576" calcext:value-type="float">
            <text:p>1142165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5216732" calcext:value-type="float">
            <text:p>11521673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4070091" calcext:value-type="float">
            <text:p>1140700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4543151" calcext:value-type="float">
            <text:p>1145431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4658123" calcext:value-type="float">
            <text:p>1146581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4101642" calcext:value-type="float">
            <text:p>1141016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4201007" calcext:value-type="float">
            <text:p>1142010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4661620" calcext:value-type="float">
            <text:p>1146616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37081" calcext:value-type="float">
            <text:p>243370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76385" calcext:value-type="float">
            <text:p>245763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382466" calcext:value-type="float">
            <text:p>24382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331484" calcext:value-type="float">
            <text:p>243314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337740" calcext:value-type="float">
            <text:p>243377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759927" calcext:value-type="float">
            <text:p>247599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329433" calcext:value-type="float">
            <text:p>2432943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353376" calcext:value-type="float">
            <text:p>243533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325981" calcext:value-type="float">
            <text:p>243259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332758" calcext:value-type="float">
            <text:p>243327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4340599" calcext:value-type="float">
            <text:p>243405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97694" calcext:value-type="float">
            <text:p>37976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82500" calcext:value-type="float">
            <text:p>378250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84166" calcext:value-type="float">
            <text:p>37841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90141" calcext:value-type="float">
            <text:p>379014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80398" calcext:value-type="float">
            <text:p>37803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92205" calcext:value-type="float">
            <text:p>37922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26263" calcext:value-type="float">
            <text:p>39262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00158" calcext:value-type="float">
            <text:p>38001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87258" calcext:value-type="float">
            <text:p>37872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94650" calcext:value-type="float">
            <text:p>37946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83372" calcext:value-type="float">
            <text:p>37833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298939" calcext:value-type="float">
            <text:p>4282989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7887023" calcext:value-type="float">
            <text:p>4278870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8085203" calcext:value-type="float">
            <text:p>4280852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8345469" calcext:value-type="float">
            <text:p>4283454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8055122" calcext:value-type="float">
            <text:p>4280551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8075063" calcext:value-type="float">
            <text:p>4280750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7639925" calcext:value-type="float">
            <text:p>4276399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8020950" calcext:value-type="float">
            <text:p>4280209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8409025" calcext:value-type="float">
            <text:p>4284090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28104627" calcext:value-type="float">
            <text:p>4281046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8060651" calcext:value-type="float">
            <text:p>4280606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044991" calcext:value-type="float">
            <text:p>1060449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823705" calcext:value-type="float">
            <text:p>1058237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836572" calcext:value-type="float">
            <text:p>1058365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6074766" calcext:value-type="float">
            <text:p>1060747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484088" calcext:value-type="float">
            <text:p>1064840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6026570" calcext:value-type="float">
            <text:p>1060265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6101226" calcext:value-type="float">
            <text:p>10610122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5868488" calcext:value-type="float">
            <text:p>1058684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5844030" calcext:value-type="float">
            <text:p>1058440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6058237" calcext:value-type="float">
            <text:p>1060582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5850408" calcext:value-type="float">
            <text:p>1058504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579191" calcext:value-type="float">
            <text:p>145791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634711" calcext:value-type="float">
            <text:p>1463471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639231" calcext:value-type="float">
            <text:p>146392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631412" calcext:value-type="float">
            <text:p>146314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589068" calcext:value-type="float">
            <text:p>145890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614260" calcext:value-type="float">
            <text:p>146142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613585" calcext:value-type="float">
            <text:p>146135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609416" calcext:value-type="float">
            <text:p>146094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596567" calcext:value-type="float">
            <text:p>145965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83214" calcext:value-type="float">
            <text:p>145832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575254" calcext:value-type="float">
            <text:p>145752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91683905" calcext:value-type="float">
            <text:p>13916839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8137260" calcext:value-type="float">
            <text:p>13981372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97375969" calcext:value-type="float">
            <text:p>13973759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98344082" calcext:value-type="float">
            <text:p>13983440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02003535" calcext:value-type="float">
            <text:p>14020035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95823928" calcext:value-type="float">
            <text:p>13958239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96677179" calcext:value-type="float">
            <text:p>13966771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96822616" calcext:value-type="float">
            <text:p>13968226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98001563" calcext:value-type="float">
            <text:p>13980015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98655235" calcext:value-type="float">
            <text:p>13986552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96087184" calcext:value-type="float">
            <text:p>13960871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5287347" calcext:value-type="float">
            <text:p>3952873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179588" calcext:value-type="float">
            <text:p>3971795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7534692" calcext:value-type="float">
            <text:p>3975346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8291555" calcext:value-type="float">
            <text:p>3982915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7026067" calcext:value-type="float">
            <text:p>3970260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7350721" calcext:value-type="float">
            <text:p>3973507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6946053" calcext:value-type="float">
            <text:p>3969460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7266601" calcext:value-type="float">
            <text:p>3972666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7466818" calcext:value-type="float">
            <text:p>39746681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7893246" calcext:value-type="float">
            <text:p>3978932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8208590" calcext:value-type="float">
            <text:p>3982085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972744" calcext:value-type="float">
            <text:p>499727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078496" calcext:value-type="float">
            <text:p>500784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022403" calcext:value-type="float">
            <text:p>500224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965342" calcext:value-type="float">
            <text:p>499653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108325" calcext:value-type="float">
            <text:p>501083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4854" calcext:value-type="float">
            <text:p>500048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9842251" calcext:value-type="float">
            <text:p>498422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9917470" calcext:value-type="float">
            <text:p>499174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182212" calcext:value-type="float">
            <text:p>501822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21655" calcext:value-type="float">
            <text:p>500216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245610" calcext:value-type="float">
            <text:p>502456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40557" calcext:value-type="float">
            <text:p>1814055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059733" calcext:value-type="float">
            <text:p>1805973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173397" calcext:value-type="float">
            <text:p>1817339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222712" calcext:value-type="float">
            <text:p>182227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062432" calcext:value-type="float">
            <text:p>1806243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102956" calcext:value-type="float">
            <text:p>181029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175254" calcext:value-type="float">
            <text:p>181752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23594" calcext:value-type="float">
            <text:p>180235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164348" calcext:value-type="float">
            <text:p>181643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129968" calcext:value-type="float">
            <text:p>181299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075911" calcext:value-type="float">
            <text:p>1807591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787883" calcext:value-type="float">
            <text:p>67878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833198" calcext:value-type="float">
            <text:p>68331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89220" calcext:value-type="float">
            <text:p>67892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893987" calcext:value-type="float">
            <text:p>689398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841648" calcext:value-type="float">
            <text:p>68416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788780" calcext:value-type="float">
            <text:p>67887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68405" calcext:value-type="float">
            <text:p>68684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785850" calcext:value-type="float">
            <text:p>67858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56656" calcext:value-type="float">
            <text:p>68566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831770" calcext:value-type="float">
            <text:p>68317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814932" calcext:value-type="float">
            <text:p>681493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75889" calcext:value-type="float">
            <text:p>10758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3881" calcext:value-type="float">
            <text:p>11038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15003" calcext:value-type="float">
            <text:p>11150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15072" calcext:value-type="float">
            <text:p>11150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87293" calcext:value-type="float">
            <text:p>10872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78327" calcext:value-type="float">
            <text:p>10783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77103" calcext:value-type="float">
            <text:p>10771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79331" calcext:value-type="float">
            <text:p>10793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78688" calcext:value-type="float">
            <text:p>10786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77542" calcext:value-type="float">
            <text:p>10775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78289" calcext:value-type="float">
            <text:p>10782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97585075" calcext:value-type="float">
            <text:p>89758507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95276769" calcext:value-type="float">
            <text:p>8952767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95653989" calcext:value-type="float">
            <text:p>8956539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5927727" calcext:value-type="float">
            <text:p>8959277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93298583" calcext:value-type="float">
            <text:p>8932985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94801916" calcext:value-type="float">
            <text:p>8948019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4222924" calcext:value-type="float">
            <text:p>89422292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93179131" calcext:value-type="float">
            <text:p>8931791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92661114" calcext:value-type="float">
            <text:p>8926611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4067969" calcext:value-type="float">
            <text:p>8940679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89727453" calcext:value-type="float">
            <text:p>8897274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876407" calcext:value-type="float">
            <text:p>3308764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0709246" calcext:value-type="float">
            <text:p>3307092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0693701" calcext:value-type="float">
            <text:p>3306937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1032208" calcext:value-type="float">
            <text:p>3310322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2560322" calcext:value-type="float">
            <text:p>3325603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3375490" calcext:value-type="float">
            <text:p>3333754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2510239" calcext:value-type="float">
            <text:p>3325102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2096554" calcext:value-type="float">
            <text:p>3320965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2973744" calcext:value-type="float">
            <text:p>3329737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2830095" calcext:value-type="float">
            <text:p>3328300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3303101" calcext:value-type="float">
            <text:p>3333031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56763" calcext:value-type="float">
            <text:p>406567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605377" calcext:value-type="float">
            <text:p>406053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721728" calcext:value-type="float">
            <text:p>407217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569262" calcext:value-type="float">
            <text:p>405692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459962" calcext:value-type="float">
            <text:p>404599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446850" calcext:value-type="float">
            <text:p>404468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517062" calcext:value-type="float">
            <text:p>405170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619562" calcext:value-type="float">
            <text:p>406195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551616" calcext:value-type="float">
            <text:p>405516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651747" calcext:value-type="float">
            <text:p>406517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472908" calcext:value-type="float">
            <text:p>404729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3777334" calcext:value-type="float">
            <text:p>1537773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4151666" calcext:value-type="float">
            <text:p>1541516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3616077" calcext:value-type="float">
            <text:p>1536160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3089873" calcext:value-type="float">
            <text:p>15308987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3172431" calcext:value-type="float">
            <text:p>1531724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3112023" calcext:value-type="float">
            <text:p>1531120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3252522" calcext:value-type="float">
            <text:p>1532525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3089939" calcext:value-type="float">
            <text:p>1530899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3150384" calcext:value-type="float">
            <text:p>1531503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3194323" calcext:value-type="float">
            <text:p>1531943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3077680" calcext:value-type="float">
            <text:p>1530776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371868" calcext:value-type="float">
            <text:p>603718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368352" calcext:value-type="float">
            <text:p>6036835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360967" calcext:value-type="float">
            <text:p>603609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364779" calcext:value-type="float">
            <text:p>603647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364702" calcext:value-type="float">
            <text:p>603647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359022" calcext:value-type="float">
            <text:p>603590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353333" calcext:value-type="float">
            <text:p>6035333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359055" calcext:value-type="float">
            <text:p>603590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356781" calcext:value-type="float">
            <text:p>603567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384857" calcext:value-type="float">
            <text:p>6038485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406528" calcext:value-type="float">
            <text:p>604065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43761" calcext:value-type="float">
            <text:p>8243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290565" calcext:value-type="float">
            <text:p>829056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294906" calcext:value-type="float">
            <text:p>82949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83594" calcext:value-type="float">
            <text:p>82835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260799" calcext:value-type="float">
            <text:p>82607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300215" calcext:value-type="float">
            <text:p>83002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292162" calcext:value-type="float">
            <text:p>82921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284301" calcext:value-type="float">
            <text:p>82843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298881" calcext:value-type="float">
            <text:p>82988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255994" calcext:value-type="float">
            <text:p>82559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261355" calcext:value-type="float">
            <text:p>82613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</table:table>
      <table:table table:name="IntegrationSquareSMLNJ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default-cell-style-name="Default"/>
        <table:table-column table:style-name="co2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squaring func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42875" calcext:value-type="float">
            <text:p>154287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29983" calcext:value-type="float">
            <text:p>15299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1502475" calcext:value-type="float">
            <text:p>1502475</text:p>
          </table:table-cell>
          <table:table-cell table:formula="of:=MEDIAN([.D46:.D56])" office:value-type="float" office:value="17497503" calcext:value-type="float">
            <text:p>17497503</text:p>
          </table:table-cell>
          <table:table-cell table:formula="of:=MEDIAN([.D90:.D100])" office:value-type="float" office:value="189539136" calcext:value-type="float">
            <text:p>18953913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40472" calcext:value-type="float">
            <text:p>154047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687788" calcext:value-type="float">
            <text:p>687788</text:p>
          </table:table-cell>
          <table:table-cell table:formula="of:=MEDIAN([.D57:.D67])" office:value-type="float" office:value="6772403" calcext:value-type="float">
            <text:p>6772403</text:p>
          </table:table-cell>
          <table:table-cell table:formula="of:=MEDIAN([.D101:.D111])" office:value-type="float" office:value="63642247" calcext:value-type="float">
            <text:p>6364224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99643" calcext:value-type="float">
            <text:p>149964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126054" calcext:value-type="float">
            <text:p>126054</text:p>
          </table:table-cell>
          <table:table-cell table:formula="of:=MEDIAN([.D68:.D78])" office:value-type="float" office:value="1225340" calcext:value-type="float">
            <text:p>1225340</text:p>
          </table:table-cell>
          <table:table-cell table:formula="of:=MEDIAN([.D112:.D122])" office:value-type="float" office:value="11502639" calcext:value-type="float">
            <text:p>1150263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5180" calcext:value-type="float">
            <text:p>15051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33357" calcext:value-type="float">
            <text:p>33357</text:p>
          </table:table-cell>
          <table:table-cell table:formula="of:=MEDIAN([.D79:.D89])" office:value-type="float" office:value="302764" calcext:value-type="float">
            <text:p>302764</text:p>
          </table:table-cell>
          <table:table-cell table:formula="of:=MEDIAN([.D123:.D133])" office:value-type="float" office:value="2713147" calcext:value-type="float">
            <text:p>271314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01726" calcext:value-type="float">
            <text:p>15017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00260" calcext:value-type="float">
            <text:p>150026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09061" calcext:value-type="float">
            <text:p>15090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45.0422699883083" calcext:value-type="float">
            <text:p>45.0422699883083</text:p>
          </table:table-cell>
          <table:table-cell table:formula="of:=[.I3]/[.I6]" office:value-type="float" office:value="57.7925479911746" calcext:value-type="float">
            <text:p>57.7925479911746</text:p>
          </table:table-cell>
          <table:table-cell table:formula="of:=[.J3]/[.J6]" office:value-type="float" office:value="69.8595159053306" calcext:value-type="float">
            <text:p>69.859515905330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02475" calcext:value-type="float">
            <text:p>150247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20.6190005096382" calcext:value-type="float">
            <text:p>20.6190005096382</text:p>
          </table:table-cell>
          <table:table-cell table:formula="of:=[.I4]/[.I6]" office:value-type="float" office:value="22.36858741462" calcext:value-type="float">
            <text:p>22.36858741462</text:p>
          </table:table-cell>
          <table:table-cell table:formula="of:=[.J4]/[.J6]" office:value-type="float" office:value="23.4569844538464" calcext:value-type="float">
            <text:p>23.456984453846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98552" calcext:value-type="float">
            <text:p>149855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3.77893695476212" calcext:value-type="float">
            <text:p>3.77893695476212</text:p>
          </table:table-cell>
          <table:table-cell table:formula="of:=[.I5]/[.I6]" office:value-type="float" office:value="4.04717866060694" calcext:value-type="float">
            <text:p>4.04717866060694</text:p>
          </table:table-cell>
          <table:table-cell table:formula="of:=[.J5]/[.J6]" office:value-type="float" office:value="4.23959298924828" calcext:value-type="float">
            <text:p>4.2395929892482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00179" calcext:value-type="float">
            <text:p>15001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8545" calcext:value-type="float">
            <text:p>6885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87788" calcext:value-type="float">
            <text:p>6877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87729" calcext:value-type="float">
            <text:p>6877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17523" calcext:value-type="float">
            <text:p>71752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square-smlnj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08920" calcext:value-type="float">
            <text:p>70892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7572" calcext:value-type="float">
            <text:p>68757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87684" calcext:value-type="float">
            <text:p>6876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02032" calcext:value-type="float">
            <text:p>7020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87841" calcext:value-type="float">
            <text:p>6878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87645" calcext:value-type="float">
            <text:p>6876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87630" calcext:value-type="float">
            <text:p>68763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6146" calcext:value-type="float">
            <text:p>12614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5975" calcext:value-type="float">
            <text:p>1259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6023" calcext:value-type="float">
            <text:p>12602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6006" calcext:value-type="float">
            <text:p>1260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6306" calcext:value-type="float">
            <text:p>1263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6197" calcext:value-type="float">
            <text:p>1261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6054" calcext:value-type="float">
            <text:p>12605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6054" calcext:value-type="float">
            <text:p>12605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6021" calcext:value-type="float">
            <text:p>12602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6174" calcext:value-type="float">
            <text:p>1261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6096" calcext:value-type="float">
            <text:p>12609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3304" calcext:value-type="float">
            <text:p>3330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232" calcext:value-type="float">
            <text:p>332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261" calcext:value-type="float">
            <text:p>332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414" calcext:value-type="float">
            <text:p>3341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382" calcext:value-type="float">
            <text:p>3338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357" calcext:value-type="float">
            <text:p>333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386" calcext:value-type="float">
            <text:p>333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331" calcext:value-type="float">
            <text:p>3333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378" calcext:value-type="float">
            <text:p>333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192" calcext:value-type="float">
            <text:p>3319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367" calcext:value-type="float">
            <text:p>333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7523035" calcext:value-type="float">
            <text:p>175230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7498759" calcext:value-type="float">
            <text:p>1749875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7497503" calcext:value-type="float">
            <text:p>174975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88769" calcext:value-type="float">
            <text:p>175887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461203" calcext:value-type="float">
            <text:p>174612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7461632" calcext:value-type="float">
            <text:p>174616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7505644" calcext:value-type="float">
            <text:p>1750564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7468361" calcext:value-type="float">
            <text:p>174683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7462022" calcext:value-type="float">
            <text:p>1746202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460343" calcext:value-type="float">
            <text:p>174603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7664241" calcext:value-type="float">
            <text:p>176642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772403" calcext:value-type="float">
            <text:p>67724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816704" calcext:value-type="float">
            <text:p>681670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809122" calcext:value-type="float">
            <text:p>680912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789417" calcext:value-type="float">
            <text:p>67894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792006" calcext:value-type="float">
            <text:p>67920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742260" calcext:value-type="float">
            <text:p>674226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740746" calcext:value-type="float">
            <text:p>674074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741751" calcext:value-type="float">
            <text:p>67417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823587" calcext:value-type="float">
            <text:p>682358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741394" calcext:value-type="float">
            <text:p>674139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742811" calcext:value-type="float">
            <text:p>674281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24777" calcext:value-type="float">
            <text:p>12247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25142" calcext:value-type="float">
            <text:p>12251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24749" calcext:value-type="float">
            <text:p>12247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25843" calcext:value-type="float">
            <text:p>12258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25462" calcext:value-type="float">
            <text:p>122546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25973" calcext:value-type="float">
            <text:p>12259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25018" calcext:value-type="float">
            <text:p>12250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24903" calcext:value-type="float">
            <text:p>12249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25408" calcext:value-type="float">
            <text:p>122540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26328" calcext:value-type="float">
            <text:p>122632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25340" calcext:value-type="float">
            <text:p>12253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2006" calcext:value-type="float">
            <text:p>3020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02883" calcext:value-type="float">
            <text:p>30288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2742" calcext:value-type="float">
            <text:p>3027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3623" calcext:value-type="float">
            <text:p>30362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2764" calcext:value-type="float">
            <text:p>30276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3591" calcext:value-type="float">
            <text:p>30359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2469" calcext:value-type="float">
            <text:p>3024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3089" calcext:value-type="float">
            <text:p>3030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2455" calcext:value-type="float">
            <text:p>3024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3396" calcext:value-type="float">
            <text:p>30339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2196" calcext:value-type="float">
            <text:p>30219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9806277" calcext:value-type="float">
            <text:p>1898062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9194258" calcext:value-type="float">
            <text:p>18919425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9539136" calcext:value-type="float">
            <text:p>1895391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9854835" calcext:value-type="float">
            <text:p>1898548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9570475" calcext:value-type="float">
            <text:p>1895704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9401390" calcext:value-type="float">
            <text:p>1894013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9528751" calcext:value-type="float">
            <text:p>1895287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9534444" calcext:value-type="float">
            <text:p>18953444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9489155" calcext:value-type="float">
            <text:p>1894891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0141930" calcext:value-type="float">
            <text:p>19014193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0319950" calcext:value-type="float">
            <text:p>19031995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626386" calcext:value-type="float">
            <text:p>636263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3635286" calcext:value-type="float">
            <text:p>636352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638749" calcext:value-type="float">
            <text:p>636387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3877278" calcext:value-type="float">
            <text:p>638772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671797" calcext:value-type="float">
            <text:p>636717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3763576" calcext:value-type="float">
            <text:p>6376357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3635335" calcext:value-type="float">
            <text:p>636353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3642247" calcext:value-type="float">
            <text:p>636422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3628416" calcext:value-type="float">
            <text:p>6362841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3714839" calcext:value-type="float">
            <text:p>6371483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3809990" calcext:value-type="float">
            <text:p>638099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501867" calcext:value-type="float">
            <text:p>115018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510142" calcext:value-type="float">
            <text:p>115101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498965" calcext:value-type="float">
            <text:p>1149896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511317" calcext:value-type="float">
            <text:p>115113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509241" calcext:value-type="float">
            <text:p>115092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501590" calcext:value-type="float">
            <text:p>115015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498377" calcext:value-type="float">
            <text:p>114983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503038" calcext:value-type="float">
            <text:p>1150303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644026" calcext:value-type="float">
            <text:p>116440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502639" calcext:value-type="float">
            <text:p>1150263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501573" calcext:value-type="float">
            <text:p>115015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12026" calcext:value-type="float">
            <text:p>27120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30198" calcext:value-type="float">
            <text:p>27301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718641" calcext:value-type="float">
            <text:p>27186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713147" calcext:value-type="float">
            <text:p>27131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09235" calcext:value-type="float">
            <text:p>27092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20363" calcext:value-type="float">
            <text:p>272036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16818" calcext:value-type="float">
            <text:p>27168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07353" calcext:value-type="float">
            <text:p>27073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04174" calcext:value-type="float">
            <text:p>27041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16809" calcext:value-type="float">
            <text:p>27168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08802" calcext:value-type="float">
            <text:p>270880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table table:name="QueensFindAllSML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24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all solutions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624" calcext:value-type="float">
            <text:p>363624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3447" calcext:value-type="float">
            <text:p>36344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363549" calcext:value-type="float">
            <text:p>363549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167:.D177])" office:value-type="float" office:value="409112" calcext:value-type="float">
            <text:p>409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3219" calcext:value-type="float">
            <text:p>3632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6456" calcext:value-type="float">
            <text:p>6456</text:p>
          </table:table-cell>
          <table:table-cell table:formula="of:=MEDIAN([.D68:.D78])" office:value-type="float" office:value="235455" calcext:value-type="float">
            <text:p>235455</text:p>
          </table:table-cell>
          <table:table-cell table:formula="of:=MEDIAN([.D123:.D133])" office:value-type="float" office:value="11582763" calcext:value-type="float">
            <text:p>11582763</text:p>
          </table:table-cell>
          <table:table-cell/>
          <table:table-cell table:formula="of:=MEDIAN([.D178:.D188])" office:value-type="float" office:value="4449" calcext:value-type="float">
            <text:p>4449</text:p>
          </table:table-cell>
          <table:table-cell table:formula="of:=MEDIAN([.D222:.D232])" office:value-type="float" office:value="134806" calcext:value-type="float">
            <text:p>134806</text:p>
          </table:table-cell>
          <table:table-cell table:formula="of:=MEDIAN([.D266:.D276])" office:value-type="float" office:value="5979486" calcext:value-type="float">
            <text:p>597948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3307" calcext:value-type="float">
            <text:p>36330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2600" calcext:value-type="float">
            <text:p>2600</text:p>
          </table:table-cell>
          <table:table-cell table:formula="of:=MEDIAN([.D79:.D89])" office:value-type="float" office:value="84728" calcext:value-type="float">
            <text:p>84728</text:p>
          </table:table-cell>
          <table:table-cell table:formula="of:=MEDIAN([.D134:.D144])" office:value-type="float" office:value="3369432" calcext:value-type="float">
            <text:p>3369432</text:p>
          </table:table-cell>
          <table:table-cell/>
          <table:table-cell table:formula="of:=MEDIAN([.D189:.D199])" office:value-type="float" office:value="2283" calcext:value-type="float">
            <text:p>2283</text:p>
          </table:table-cell>
          <table:table-cell table:formula="of:=MEDIAN([.D233:.D243])" office:value-type="float" office:value="63299" calcext:value-type="float">
            <text:p>63299</text:p>
          </table:table-cell>
          <table:table-cell table:formula="of:=MEDIAN([.D277:.D287])" office:value-type="float" office:value="2386348" calcext:value-type="float">
            <text:p>238634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3780" calcext:value-type="float">
            <text:p>3637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22883" calcext:value-type="float">
            <text:p>22883</text:p>
          </table:table-cell>
          <table:table-cell table:formula="of:=MEDIAN([.D90:.D100])" office:value-type="float" office:value="637912" calcext:value-type="float">
            <text:p>637912</text:p>
          </table:table-cell>
          <table:table-cell table:formula="of:=MEDIAN([.D145:.D155])" office:value-type="float" office:value="29916053" calcext:value-type="float">
            <text:p>29916053</text:p>
          </table:table-cell>
          <table:table-cell/>
          <table:table-cell table:formula="of:=MEDIAN([.D200:.D210])" office:value-type="float" office:value="23633" calcext:value-type="float">
            <text:p>23633</text:p>
          </table:table-cell>
          <table:table-cell table:formula="of:=MEDIAN([.D244:.D254])" office:value-type="float" office:value="625769" calcext:value-type="float">
            <text:p>625769</text:p>
          </table:table-cell>
          <table:table-cell table:formula="of:=MEDIAN([.D288:.D298])" office:value-type="float" office:value="29591308" calcext:value-type="float">
            <text:p>2959130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3532" calcext:value-type="float">
            <text:p>3635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46:.D56])" office:value-type="float" office:value="257" calcext:value-type="float">
            <text:p>257</text:p>
          </table:table-cell>
          <table:table-cell table:formula="of:=MEDIAN([.D101:.D111])" office:value-type="float" office:value="5723" calcext:value-type="float">
            <text:p>5723</text:p>
          </table:table-cell>
          <table:table-cell table:formula="of:=MEDIAN([.D156:.D166])" office:value-type="float" office:value="176070" calcext:value-type="float">
            <text:p>176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3766" calcext:value-type="float">
            <text:p>3637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3549" calcext:value-type="float">
            <text:p>3635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3753" calcext:value-type="float">
            <text:p>36375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15.8872962461216" calcext:value-type="float">
            <text:p>15.8872962461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3403" calcext:value-type="float">
            <text:p>36340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0.282130839487829" calcext:value-type="float">
            <text:p>0.282130839487829</text:p>
          </table:table-cell>
          <table:table-cell table:formula="of:=[.I4]/[.I6]" office:value-type="float" office:value="0.369102634846186" calcext:value-type="float">
            <text:p>0.369102634846186</text:p>
          </table:table-cell>
          <table:table-cell table:formula="of:=[.J4]/[.J6]" office:value-type="float" office:value="0.387175507410687" calcext:value-type="float">
            <text:p>0.387175507410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0.113621465716908" calcext:value-type="float">
            <text:p>0.113621465716908</text:p>
          </table:table-cell>
          <table:table-cell table:formula="of:=[.I5]/[.I6]" office:value-type="float" office:value="0.132820827951191" calcext:value-type="float">
            <text:p>0.132820827951191</text:p>
          </table:table-cell>
          <table:table-cell table:formula="of:=[.J5]/[.J6]" office:value-type="float" office:value="0.112629563799743" calcext:value-type="float">
            <text:p>0.112629563799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011231044880479" calcext:value-type="float">
            <text:p>0.011231044880479</text:p>
          </table:table-cell>
          <table:table-cell table:formula="of:=[.I7]/[.I6]" office:value-type="float" office:value="0.00897145687806469" calcext:value-type="float">
            <text:p>0.008971456878065</text:p>
          </table:table-cell>
          <table:table-cell table:formula="of:=[.J7]/[.J6]" office:value-type="float" office:value="0.00588546891530109" calcext:value-type="float">
            <text:p>0.005885468915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'/Effectful'</text:p>
          </table:table-cell>
          <table:table-cell table:formula="of:=[.L3]/[.L6]" office:value-type="float" office:value="17.3110481106927" calcext:value-type="float">
            <text:p>17.3110481106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'/Effectful'</text:p>
          </table:table-cell>
          <table:table-cell table:formula="of:=[.L4]/[.L6]" office:value-type="float" office:value="0.188253713028393" calcext:value-type="float">
            <text:p>0.188253713028393</text:p>
          </table:table-cell>
          <table:table-cell table:formula="of:=[.M4]/[.M6]" office:value-type="float" office:value="0.215424541643961" calcext:value-type="float">
            <text:p>0.215424541643961</text:p>
          </table:table-cell>
          <table:table-cell table:formula="of:=[.N4]/[.N6]" office:value-type="float" office:value="0.202068999450785" calcext:value-type="float">
            <text:p>0.202068999450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'/Effectful'</text:p>
          </table:table-cell>
          <table:table-cell table:formula="of:=[.L5]/[.L6]" office:value-type="float" office:value="0.0966022087758643" calcext:value-type="float">
            <text:p>0.096602208775864</text:p>
          </table:table-cell>
          <table:table-cell table:formula="of:=[.M5]/[.M6]" office:value-type="float" office:value="0.101153940191988" calcext:value-type="float">
            <text:p>0.101153940191988</text:p>
          </table:table-cell>
          <table:table-cell table:formula="of:=[.N5]/[.N6]" office:value-type="float" office:value="0.0806435457330916" calcext:value-type="float">
            <text:p>0.080643545733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'</text:p>
          </table:table-cell>
          <table:table-cell table:formula="of:=[.H7]/[.L6]" office:value-type="float" office:value="0.0108746244657894" calcext:value-type="float">
            <text:p>0.010874624465789</text:p>
          </table:table-cell>
          <table:table-cell table:formula="of:=[.I7]/[.M6]" office:value-type="float" office:value="0.00914554731857922" calcext:value-type="float">
            <text:p>0.009145547318579</text:p>
          </table:table-cell>
          <table:table-cell table:formula="of:=[.J7]/[.N6]" office:value-type="float" office:value="0.00595005803731285" calcext:value-type="float">
            <text:p>0.005950058037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queens-find-all-sml.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45" calcext:value-type="float">
            <text:p>232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889" calcext:value-type="float">
            <text:p>228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886" calcext:value-type="float">
            <text:p>228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871" calcext:value-type="float">
            <text:p>228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883" calcext:value-type="float">
            <text:p>228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839" calcext:value-type="float">
            <text:p>228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834" calcext:value-type="float">
            <text:p>228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829" calcext:value-type="float">
            <text:p>228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071" calcext:value-type="float">
            <text:p>240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5461" calcext:value-type="float">
            <text:p>2354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421" calcext:value-type="float">
            <text:p>2354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5455" calcext:value-type="float">
            <text:p>2354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5412" calcext:value-type="float">
            <text:p>2354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5473" calcext:value-type="float">
            <text:p>2354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5481" calcext:value-type="float">
            <text:p>23548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5444" calcext:value-type="float">
            <text:p>2354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5491" calcext:value-type="float">
            <text:p>2354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5558" calcext:value-type="float">
            <text:p>23555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5408" calcext:value-type="float">
            <text:p>2354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5403" calcext:value-type="float">
            <text:p>23540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4771" calcext:value-type="float">
            <text:p>847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4749" calcext:value-type="float">
            <text:p>847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4721" calcext:value-type="float">
            <text:p>847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4712" calcext:value-type="float">
            <text:p>847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4728" calcext:value-type="float">
            <text:p>847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731" calcext:value-type="float">
            <text:p>847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4734" calcext:value-type="float">
            <text:p>847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4709" calcext:value-type="float">
            <text:p>8470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4814" calcext:value-type="float">
            <text:p>848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704" calcext:value-type="float">
            <text:p>8470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3185" calcext:value-type="float">
            <text:p>831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8528" calcext:value-type="float">
            <text:p>6685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7912" calcext:value-type="float">
            <text:p>6379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7391" calcext:value-type="float">
            <text:p>6373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7452" calcext:value-type="float">
            <text:p>63745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58296" calcext:value-type="float">
            <text:p>6582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59471" calcext:value-type="float">
            <text:p>6594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8140" calcext:value-type="float">
            <text:p>638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8035" calcext:value-type="float">
            <text:p>6380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37626" calcext:value-type="float">
            <text:p>63762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7520" calcext:value-type="float">
            <text:p>6375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37407" calcext:value-type="float">
            <text:p>6374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520429" calcext:value-type="float">
            <text:p>115204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621155" calcext:value-type="float">
            <text:p>116211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682160" calcext:value-type="float">
            <text:p>116821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596626" calcext:value-type="float">
            <text:p>1159662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796184" calcext:value-type="float">
            <text:p>117961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628869" calcext:value-type="float">
            <text:p>116288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562279" calcext:value-type="float">
            <text:p>115622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50668" calcext:value-type="float">
            <text:p>115506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570247" calcext:value-type="float">
            <text:p>115702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582763" calcext:value-type="float">
            <text:p>115827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547224" calcext:value-type="float">
            <text:p>115472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69432" calcext:value-type="float">
            <text:p>33694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45263" calcext:value-type="float">
            <text:p>33452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12293" calcext:value-type="float">
            <text:p>35122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21149" calcext:value-type="float">
            <text:p>35211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30192" calcext:value-type="float">
            <text:p>33301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93559" calcext:value-type="float">
            <text:p>339355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68497" calcext:value-type="float">
            <text:p>33684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06567" calcext:value-type="float">
            <text:p>33065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70315" calcext:value-type="float">
            <text:p>33703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69393" calcext:value-type="float">
            <text:p>33693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87469" calcext:value-type="float">
            <text:p>33874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998691" calcext:value-type="float">
            <text:p>299986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840798" calcext:value-type="float">
            <text:p>2984079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002857" calcext:value-type="float">
            <text:p>300028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858780" calcext:value-type="float">
            <text:p>298587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916053" calcext:value-type="float">
            <text:p>299160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870181" calcext:value-type="float">
            <text:p>2987018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847367" calcext:value-type="float">
            <text:p>298473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871945" calcext:value-type="float">
            <text:p>29871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941372" calcext:value-type="float">
            <text:p>299413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188947" calcext:value-type="float">
            <text:p>301889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954880" calcext:value-type="float">
            <text:p>299548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6023" calcext:value-type="float">
            <text:p>17602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6070" calcext:value-type="float">
            <text:p>1760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6236" calcext:value-type="float">
            <text:p>1762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5953" calcext:value-type="float">
            <text:p>1759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0833" calcext:value-type="float">
            <text:p>1808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5996" calcext:value-type="float">
            <text:p>1759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5928" calcext:value-type="float">
            <text:p>1759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5900" calcext:value-type="float">
            <text:p>1759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320" calcext:value-type="float">
            <text:p>1763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221" calcext:value-type="float">
            <text:p>1762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724" calcext:value-type="float">
            <text:p>1767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9766" calcext:value-type="float">
            <text:p>4097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9112" calcext:value-type="float">
            <text:p>4091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9017" calcext:value-type="float">
            <text:p>4090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8478" calcext:value-type="float">
            <text:p>4084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9312" calcext:value-type="float">
            <text:p>4093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7990" calcext:value-type="float">
            <text:p>4079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7775" calcext:value-type="float">
            <text:p>4077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8465" calcext:value-type="float">
            <text:p>40846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309" calcext:value-type="float">
            <text:p>40930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9866" calcext:value-type="float">
            <text:p>4098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105" calcext:value-type="float">
            <text:p>241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634" calcext:value-type="float">
            <text:p>236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626" calcext:value-type="float">
            <text:p>2362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629" calcext:value-type="float">
            <text:p>236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633" calcext:value-type="float">
            <text:p>236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635" calcext:value-type="float">
            <text:p>236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633" calcext:value-type="float">
            <text:p>236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4763" calcext:value-type="float">
            <text:p>1347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550" calcext:value-type="float">
            <text:p>1355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5057" calcext:value-type="float">
            <text:p>1350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806" calcext:value-type="float">
            <text:p>1348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744" calcext:value-type="float">
            <text:p>1347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4776" calcext:value-type="float">
            <text:p>1347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4806" calcext:value-type="float">
            <text:p>1348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4783" calcext:value-type="float">
            <text:p>1347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4811" calcext:value-type="float">
            <text:p>1348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070" calcext:value-type="float">
            <text:p>1350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791" calcext:value-type="float">
            <text:p>1347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3335" calcext:value-type="float">
            <text:p>633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324" calcext:value-type="float">
            <text:p>633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296" calcext:value-type="float">
            <text:p>632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363" calcext:value-type="float">
            <text:p>633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253" calcext:value-type="float">
            <text:p>632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3270" calcext:value-type="float">
            <text:p>632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325" calcext:value-type="float">
            <text:p>633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306" calcext:value-type="float">
            <text:p>633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3292" calcext:value-type="float">
            <text:p>632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299" calcext:value-type="float">
            <text:p>632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3290" calcext:value-type="float">
            <text:p>632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95554" calcext:value-type="float">
            <text:p>6955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8822" calcext:value-type="float">
            <text:p>65882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58814" calcext:value-type="float">
            <text:p>6588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53368" calcext:value-type="float">
            <text:p>653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25874" calcext:value-type="float">
            <text:p>6258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25398" calcext:value-type="float">
            <text:p>62539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25272" calcext:value-type="float">
            <text:p>6252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211" calcext:value-type="float">
            <text:p>6252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25769" calcext:value-type="float">
            <text:p>6257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5195" calcext:value-type="float">
            <text:p>6251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5253" calcext:value-type="float">
            <text:p>6252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20978" calcext:value-type="float">
            <text:p>59209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24585" calcext:value-type="float">
            <text:p>59245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92448" calcext:value-type="float">
            <text:p>60924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16651" calcext:value-type="float">
            <text:p>60166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959195" calcext:value-type="float">
            <text:p>59591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919401" calcext:value-type="float">
            <text:p>59194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014834" calcext:value-type="float">
            <text:p>60148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01716" calcext:value-type="float">
            <text:p>600171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979486" calcext:value-type="float">
            <text:p>59794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08184" calcext:value-type="float">
            <text:p>60081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918751" calcext:value-type="float">
            <text:p>59187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85015" calcext:value-type="float">
            <text:p>23850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0466" calcext:value-type="float">
            <text:p>24204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86840" calcext:value-type="float">
            <text:p>23868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85786" calcext:value-type="float">
            <text:p>23857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78642" calcext:value-type="float">
            <text:p>23786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9846" calcext:value-type="float">
            <text:p>240984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88010" calcext:value-type="float">
            <text:p>23880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77733" calcext:value-type="float">
            <text:p>23777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86348" calcext:value-type="float">
            <text:p>23863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85511" calcext:value-type="float">
            <text:p>23855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28131" calcext:value-type="float">
            <text:p>24281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522555" calcext:value-type="float">
            <text:p>295225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451451" calcext:value-type="float">
            <text:p>294514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582030" calcext:value-type="float">
            <text:p>295820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595857" calcext:value-type="float">
            <text:p>295958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707447" calcext:value-type="float">
            <text:p>297074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720945" calcext:value-type="float">
            <text:p>29720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780005" calcext:value-type="float">
            <text:p>297800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86306" calcext:value-type="float">
            <text:p>296863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569130" calcext:value-type="float">
            <text:p>295691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591308" calcext:value-type="float">
            <text:p>295913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539084" calcext:value-type="float">
            <text:p>295390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</table:table>
      <table:table table:name="QueensFindAllSMLNJ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2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all solutions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51545" calcext:value-type="float">
            <text:p>75154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6842" calcext:value-type="float">
            <text:p>71684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739619" calcext:value-type="float">
            <text:p>739619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167:.D177])" office:value-type="float" office:value="643191" calcext:value-type="float">
            <text:p>643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1617" calcext:value-type="float">
            <text:p>7216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8019" calcext:value-type="float">
            <text:p>8019</text:p>
          </table:table-cell>
          <table:table-cell table:formula="of:=MEDIAN([.D68:.D78])" office:value-type="float" office:value="316397" calcext:value-type="float">
            <text:p>316397</text:p>
          </table:table-cell>
          <table:table-cell table:formula="of:=MEDIAN([.D123:.D133])" office:value-type="float" office:value="14985913" calcext:value-type="float">
            <text:p>14985913</text:p>
          </table:table-cell>
          <table:table-cell/>
          <table:table-cell table:formula="of:=MEDIAN([.D178:.D188])" office:value-type="float" office:value="6088" calcext:value-type="float">
            <text:p>6088</text:p>
          </table:table-cell>
          <table:table-cell table:formula="of:=MEDIAN([.D222:.D232])" office:value-type="float" office:value="208485" calcext:value-type="float">
            <text:p>208485</text:p>
          </table:table-cell>
          <table:table-cell table:formula="of:=MEDIAN([.D266:.D276])" office:value-type="float" office:value="8830273" calcext:value-type="float">
            <text:p>883027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6082" calcext:value-type="float">
            <text:p>74608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4511" calcext:value-type="float">
            <text:p>4511</text:p>
          </table:table-cell>
          <table:table-cell table:formula="of:=MEDIAN([.D79:.D89])" office:value-type="float" office:value="147543" calcext:value-type="float">
            <text:p>147543</text:p>
          </table:table-cell>
          <table:table-cell table:formula="of:=MEDIAN([.D134:.D144])" office:value-type="float" office:value="6163256" calcext:value-type="float">
            <text:p>6163256</text:p>
          </table:table-cell>
          <table:table-cell/>
          <table:table-cell table:formula="of:=MEDIAN([.D189:.D199])" office:value-type="float" office:value="3079" calcext:value-type="float">
            <text:p>3079</text:p>
          </table:table-cell>
          <table:table-cell table:formula="of:=MEDIAN([.D233:.D243])" office:value-type="float" office:value="90064" calcext:value-type="float">
            <text:p>90064</text:p>
          </table:table-cell>
          <table:table-cell table:formula="of:=MEDIAN([.D277:.D287])" office:value-type="float" office:value="3362858" calcext:value-type="float">
            <text:p>336285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7126" calcext:value-type="float">
            <text:p>76712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3094" calcext:value-type="float">
            <text:p>3094</text:p>
          </table:table-cell>
          <table:table-cell table:formula="of:=MEDIAN([.D90:.D100])" office:value-type="float" office:value="76903" calcext:value-type="float">
            <text:p>76903</text:p>
          </table:table-cell>
          <table:table-cell table:formula="of:=MEDIAN([.D145:.D155])" office:value-type="float" office:value="2572218" calcext:value-type="float">
            <text:p>2572218</text:p>
          </table:table-cell>
          <table:table-cell/>
          <table:table-cell table:formula="of:=MEDIAN([.D200:.D210])" office:value-type="float" office:value="2954" calcext:value-type="float">
            <text:p>2954</text:p>
          </table:table-cell>
          <table:table-cell table:formula="of:=MEDIAN([.D244:.D254])" office:value-type="float" office:value="72777" calcext:value-type="float">
            <text:p>72777</text:p>
          </table:table-cell>
          <table:table-cell table:formula="of:=MEDIAN([.D288:.D298])" office:value-type="float" office:value="2427087" calcext:value-type="float">
            <text:p>242708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2277" calcext:value-type="float">
            <text:p>75227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46:.D56])" office:value-type="float" office:value="370" calcext:value-type="float">
            <text:p>370</text:p>
          </table:table-cell>
          <table:table-cell table:formula="of:=MEDIAN([.D101:.D111])" office:value-type="float" office:value="9135" calcext:value-type="float">
            <text:p>9135</text:p>
          </table:table-cell>
          <table:table-cell table:formula="of:=MEDIAN([.D156:.D166])" office:value-type="float" office:value="299838" calcext:value-type="float">
            <text:p>299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39619" calcext:value-type="float">
            <text:p>7396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52593" calcext:value-type="float">
            <text:p>7525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11849" calcext:value-type="float">
            <text:p>711849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21007" calcext:value-type="float">
            <text:p>72100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239.049450549451" calcext:value-type="float">
            <text:p>239.049450549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93261" calcext:value-type="float">
            <text:p>6932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2.5917905623788" calcext:value-type="float">
            <text:p>2.5917905623788</text:p>
          </table:table-cell>
          <table:table-cell table:formula="of:=[.I4]/[.I6]" office:value-type="float" office:value="4.11423481528679" calcext:value-type="float">
            <text:p>4.11423481528679</text:p>
          </table:table-cell>
          <table:table-cell table:formula="of:=[.J4]/[.J6]" office:value-type="float" office:value="5.82606645315444" calcext:value-type="float">
            <text:p>5.82606645315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819" calcext:value-type="float">
            <text:p>78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1.45798319327731" calcext:value-type="float">
            <text:p>1.45798319327731</text:p>
          </table:table-cell>
          <table:table-cell table:formula="of:=[.I5]/[.I6]" office:value-type="float" office:value="1.91855974409321" calcext:value-type="float">
            <text:p>1.91855974409321</text:p>
          </table:table-cell>
          <table:table-cell table:formula="of:=[.J5]/[.J6]" office:value-type="float" office:value="2.39608617932073" calcext:value-type="float">
            <text:p>2.3960861793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119586296056884" calcext:value-type="float">
            <text:p>0.119586296056884</text:p>
          </table:table-cell>
          <table:table-cell table:formula="of:=[.I7]/[.I6]" office:value-type="float" office:value="0.118786003146821" calcext:value-type="float">
            <text:p>0.118786003146821</text:p>
          </table:table-cell>
          <table:table-cell table:formula="of:=[.J7]/[.J6]" office:value-type="float" office:value="0.116567880327406" calcext:value-type="float">
            <text:p>0.116567880327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'/Effectful'</text:p>
          </table:table-cell>
          <table:table-cell table:formula="of:=[.L3]/[.L6]" office:value-type="float" office:value="217.735612728504" calcext:value-type="float">
            <text:p>217.735612728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85" calcext:value-type="float">
            <text:p>77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'/Effectful'</text:p>
          </table:table-cell>
          <table:table-cell table:formula="of:=[.L4]/[.L6]" office:value-type="float" office:value="2.06093432633717" calcext:value-type="float">
            <text:p>2.06093432633717</text:p>
          </table:table-cell>
          <table:table-cell table:formula="of:=[.M4]/[.M6]" office:value-type="float" office:value="2.8647100045344" calcext:value-type="float">
            <text:p>2.8647100045344</text:p>
          </table:table-cell>
          <table:table-cell table:formula="of:=[.N4]/[.N6]" office:value-type="float" office:value="3.63821857230499" calcext:value-type="float">
            <text:p>3.6382185723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'/Effectful'</text:p>
          </table:table-cell>
          <table:table-cell table:formula="of:=[.L5]/[.L6]" office:value-type="float" office:value="1.04231550440081" calcext:value-type="float">
            <text:p>1.04231550440081</text:p>
          </table:table-cell>
          <table:table-cell table:formula="of:=[.M5]/[.M6]" office:value-type="float" office:value="1.23753383623947" calcext:value-type="float">
            <text:p>1.23753383623947</text:p>
          </table:table-cell>
          <table:table-cell table:formula="of:=[.N5]/[.N6]" office:value-type="float" office:value="1.38555313427166" calcext:value-type="float">
            <text:p>1.38555313427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'</text:p>
          </table:table-cell>
          <table:table-cell table:formula="of:=[.H7]/[.L6]" office:value-type="float" office:value="0.125253893026405" calcext:value-type="float">
            <text:p>0.125253893026405</text:p>
          </table:table-cell>
          <table:table-cell table:formula="of:=[.I7]/[.M6]" office:value-type="float" office:value="0.125520425409127" calcext:value-type="float">
            <text:p>0.125520425409127</text:p>
          </table:table-cell>
          <table:table-cell table:formula="of:=[.J7]/[.N6]" office:value-type="float" office:value="0.123538216800634" calcext:value-type="float">
            <text:p>0.123538216800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72" calcext:value-type="float">
            <text:p>78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748" calcext:value-type="float">
            <text:p>77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true</text:p>
          </table:table-cell>
          <table:table-cell/>
          <table:table-cell table:style-name="ce7" office:value-type="string" calcext:value-type="string">
            <text:p>FILE: queens-find-all-smlnj.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3874" calcext:value-type="float">
            <text:p>3138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6707" calcext:value-type="float">
            <text:p>3167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3404" calcext:value-type="float">
            <text:p>31340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5447" calcext:value-type="float">
            <text:p>3154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3829" calcext:value-type="float">
            <text:p>3138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9522" calcext:value-type="float">
            <text:p>31952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8828" calcext:value-type="float">
            <text:p>3188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2485" calcext:value-type="float">
            <text:p>3124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6397" calcext:value-type="float">
            <text:p>3163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7442" calcext:value-type="float">
            <text:p>3174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6420" calcext:value-type="float">
            <text:p>3164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6820" calcext:value-type="float">
            <text:p>1468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021" calcext:value-type="float">
            <text:p>1480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1959" calcext:value-type="float">
            <text:p>15195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6785" calcext:value-type="float">
            <text:p>1467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6315" calcext:value-type="float">
            <text:p>1463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7296" calcext:value-type="float">
            <text:p>1472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6787" calcext:value-type="float">
            <text:p>14678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7839" calcext:value-type="float">
            <text:p>1478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7543" calcext:value-type="float">
            <text:p>1475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9422" calcext:value-type="float">
            <text:p>14942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0238" calcext:value-type="float">
            <text:p>1502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504" calcext:value-type="float">
            <text:p>8050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7061" calcext:value-type="float">
            <text:p>770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7099" calcext:value-type="float">
            <text:p>770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6488" calcext:value-type="float">
            <text:p>764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6270" calcext:value-type="float">
            <text:p>762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6790" calcext:value-type="float">
            <text:p>767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613" calcext:value-type="float">
            <text:p>776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8075" calcext:value-type="float">
            <text:p>780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6630" calcext:value-type="float">
            <text:p>766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669" calcext:value-type="float">
            <text:p>766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6903" calcext:value-type="float">
            <text:p>7690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116" calcext:value-type="float">
            <text:p>911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166" calcext:value-type="float">
            <text:p>91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148" calcext:value-type="float">
            <text:p>91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108" calcext:value-type="float">
            <text:p>91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914227" calcext:value-type="float">
            <text:p>1491422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997619" calcext:value-type="float">
            <text:p>149976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955995" calcext:value-type="float">
            <text:p>149559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130986" calcext:value-type="float">
            <text:p>151309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91720" calcext:value-type="float">
            <text:p>149917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946139" calcext:value-type="float">
            <text:p>149461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985913" calcext:value-type="float">
            <text:p>149859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018532" calcext:value-type="float">
            <text:p>150185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036976" calcext:value-type="float">
            <text:p>150369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972983" calcext:value-type="float">
            <text:p>149729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959119" calcext:value-type="float">
            <text:p>149591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29283" calcext:value-type="float">
            <text:p>62292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163256" calcext:value-type="float">
            <text:p>6163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139231" calcext:value-type="float">
            <text:p>61392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136685" calcext:value-type="float">
            <text:p>61366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145750" calcext:value-type="float">
            <text:p>61457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179136" calcext:value-type="float">
            <text:p>61791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153714" calcext:value-type="float">
            <text:p>61537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126360" calcext:value-type="float">
            <text:p>61263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194952" calcext:value-type="float">
            <text:p>619495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192108" calcext:value-type="float">
            <text:p>61921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208396" calcext:value-type="float">
            <text:p>62083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21234" calcext:value-type="float">
            <text:p>26212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72218" calcext:value-type="float">
            <text:p>257221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93198" calcext:value-type="float">
            <text:p>259319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93353" calcext:value-type="float">
            <text:p>25933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73229" calcext:value-type="float">
            <text:p>25732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51197" calcext:value-type="float">
            <text:p>25511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39302" calcext:value-type="float">
            <text:p>263930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632" calcext:value-type="float">
            <text:p>25606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58400" calcext:value-type="float">
            <text:p>25584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67159" calcext:value-type="float">
            <text:p>256715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49737" calcext:value-type="float">
            <text:p>254973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136" calcext:value-type="float">
            <text:p>3001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4706" calcext:value-type="float">
            <text:p>3047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9506" calcext:value-type="float">
            <text:p>2995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9890" calcext:value-type="float">
            <text:p>2998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9838" calcext:value-type="float">
            <text:p>2998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0201" calcext:value-type="float">
            <text:p>3002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8796" calcext:value-type="float">
            <text:p>2987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502" calcext:value-type="float">
            <text:p>30050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979" calcext:value-type="float">
            <text:p>2989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9232" calcext:value-type="float">
            <text:p>2992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9070" calcext:value-type="float">
            <text:p>2990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3170" calcext:value-type="float">
            <text:p>6431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3191" calcext:value-type="float">
            <text:p>6431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2723" calcext:value-type="float">
            <text:p>64272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3143" calcext:value-type="float">
            <text:p>6431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6176" calcext:value-type="float">
            <text:p>6461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7796" calcext:value-type="float">
            <text:p>6477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3127" calcext:value-type="float">
            <text:p>64312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3973" calcext:value-type="float">
            <text:p>6439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3073" calcext:value-type="float">
            <text:p>6430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44734" calcext:value-type="float">
            <text:p>6447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43276" calcext:value-type="float">
            <text:p>6432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8730" calcext:value-type="float">
            <text:p>2087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8097" calcext:value-type="float">
            <text:p>2080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8101" calcext:value-type="float">
            <text:p>2081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8140" calcext:value-type="float">
            <text:p>208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8628" calcext:value-type="float">
            <text:p>2086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8590" calcext:value-type="float">
            <text:p>2085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9586" calcext:value-type="float">
            <text:p>2095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8485" calcext:value-type="float">
            <text:p>2084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7948" calcext:value-type="float">
            <text:p>2079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8140" calcext:value-type="float">
            <text:p>208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2432" calcext:value-type="float">
            <text:p>2124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640" calcext:value-type="float">
            <text:p>896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944" calcext:value-type="float">
            <text:p>899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200" calcext:value-type="float">
            <text:p>902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939" calcext:value-type="float">
            <text:p>899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9936" calcext:value-type="float">
            <text:p>899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9785" calcext:value-type="float">
            <text:p>897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064" calcext:value-type="float">
            <text:p>9006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091" calcext:value-type="float">
            <text:p>900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256" calcext:value-type="float">
            <text:p>90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413" calcext:value-type="float">
            <text:p>904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3018" calcext:value-type="float">
            <text:p>7301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2493" calcext:value-type="float">
            <text:p>724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2400" calcext:value-type="float">
            <text:p>724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138" calcext:value-type="float">
            <text:p>731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263" calcext:value-type="float">
            <text:p>722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777" calcext:value-type="float">
            <text:p>727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767" calcext:value-type="float">
            <text:p>727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344" calcext:value-type="float">
            <text:p>723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010" calcext:value-type="float">
            <text:p>730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3132" calcext:value-type="float">
            <text:p>731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820701" calcext:value-type="float">
            <text:p>88207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836989" calcext:value-type="float">
            <text:p>88369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945533" calcext:value-type="float">
            <text:p>89455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744344" calcext:value-type="float">
            <text:p>87443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830273" calcext:value-type="float">
            <text:p>88302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51568" calcext:value-type="float">
            <text:p>88515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30542" calcext:value-type="float">
            <text:p>88305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805150" calcext:value-type="float">
            <text:p>88051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827695" calcext:value-type="float">
            <text:p>88276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836755" calcext:value-type="float">
            <text:p>88367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804831" calcext:value-type="float">
            <text:p>88048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72666" calcext:value-type="float">
            <text:p>33726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96143" calcext:value-type="float">
            <text:p>33961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437421" calcext:value-type="float">
            <text:p>34374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58506" calcext:value-type="float">
            <text:p>33585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62858" calcext:value-type="float">
            <text:p>336285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15518" calcext:value-type="float">
            <text:p>341551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59778" calcext:value-type="float">
            <text:p>33597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82140" calcext:value-type="float">
            <text:p>3382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62266" calcext:value-type="float">
            <text:p>33622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51001" calcext:value-type="float">
            <text:p>33510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60588" calcext:value-type="float">
            <text:p>33605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09971" calcext:value-type="float">
            <text:p>24099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7087" calcext:value-type="float">
            <text:p>242708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17684" calcext:value-type="float">
            <text:p>24176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3831" calcext:value-type="float">
            <text:p>24638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12965" calcext:value-type="float">
            <text:p>241296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3477" calcext:value-type="float">
            <text:p>24334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12911" calcext:value-type="float">
            <text:p>24129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19108" calcext:value-type="float">
            <text:p>24191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52617" calcext:value-type="float">
            <text:p>24526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60066" calcext:value-type="float">
            <text:p>24600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63507" calcext:value-type="float">
            <text:p>24635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</table:table>
      <table:table table:name="QueensFindOneSML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default-cell-style-name="Default"/>
        <table:table-column table:style-name="co26" table:default-cell-style-name="Default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first solu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ime pre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3757" calcext:value-type="float">
            <text:p>3757</text:p>
          </table:table-cell>
          <table:table-cell table:formula="of:=MEDIAN([.D46:.D56])" office:value-type="float" office:value="461539" calcext:value-type="float">
            <text:p>461539</text:p>
          </table:table-cell>
          <table:table-cell table:formula="of:=MEDIAN([.D90:.D100])" office:value-type="float" office:value="22427737" calcext:value-type="float">
            <text:p>22427737</text:p>
          </table:table-cell>
          <table:table-cell table:formula="of:=MEDIAN([.D134:.D144])" office:value-type="float" office:value="94387244" calcext:value-type="float">
            <text:p>94387244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222:.D232])" office:value-type="float" office:value="1891" calcext:value-type="float">
            <text:p>1891</text:p>
          </table:table-cell>
          <table:table-cell table:formula="of:=MEDIAN([.D255:.D265])" office:value-type="float" office:value="186539" calcext:value-type="float">
            <text:p>186539</text:p>
          </table:table-cell>
          <table:table-cell table:formula="of:=MEDIAN([.D288:.D298])" office:value-type="float" office:value="7912759" calcext:value-type="float">
            <text:p>7912759</text:p>
          </table:table-cell>
          <table:table-cell table:formula="of:=MEDIAN([.D321:.D331])" office:value-type="float" office:value="31592226" calcext:value-type="float">
            <text:p>3159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837" calcext:value-type="float">
            <text:p>837</text:p>
          </table:table-cell>
          <table:table-cell table:formula="of:=MEDIAN([.D57:.D67])" office:value-type="float" office:value="74849" calcext:value-type="float">
            <text:p>74849</text:p>
          </table:table-cell>
          <table:table-cell table:formula="of:=MEDIAN([.D101:.D111])" office:value-type="float" office:value="2980431" calcext:value-type="float">
            <text:p>2980431</text:p>
          </table:table-cell>
          <table:table-cell table:formula="of:=MEDIAN([.D145:.D155])" office:value-type="float" office:value="10556618" calcext:value-type="float">
            <text:p>10556618</text:p>
          </table:table-cell>
          <table:table-cell table:formula="of:=MEDIAN([.D189:.D199])" office:value-type="float" office:value="118775491" calcext:value-type="float">
            <text:p>118775491</text:p>
          </table:table-cell>
          <table:table-cell/>
          <table:table-cell table:formula="of:=MEDIAN([.D233:.D243])" office:value-type="float" office:value="609" calcext:value-type="float">
            <text:p>609</text:p>
          </table:table-cell>
          <table:table-cell table:formula="of:=MEDIAN([.D266:.D276])" office:value-type="float" office:value="46038" calcext:value-type="float">
            <text:p>46038</text:p>
          </table:table-cell>
          <table:table-cell table:formula="of:=MEDIAN([.D299:.D309])" office:value-type="float" office:value="1681545" calcext:value-type="float">
            <text:p>1681545</text:p>
          </table:table-cell>
          <table:table-cell table:formula="of:=MEDIAN([.D332:.D342])" office:value-type="float" office:value="5456833" calcext:value-type="float">
            <text:p>5456833</text:p>
          </table:table-cell>
          <table:table-cell table:formula="of:=MEDIAN([.D365:.D375])" office:value-type="float" office:value="60937763" calcext:value-type="float">
            <text:p>60937763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6573" calcext:value-type="float">
            <text:p>6573</text:p>
          </table:table-cell>
          <table:table-cell table:formula="of:=MEDIAN([.D68:.D78])" office:value-type="float" office:value="476165" calcext:value-type="float">
            <text:p>476165</text:p>
          </table:table-cell>
          <table:table-cell table:formula="of:=MEDIAN([.D112:.D122])" office:value-type="float" office:value="16025522" calcext:value-type="float">
            <text:p>16025522</text:p>
          </table:table-cell>
          <table:table-cell table:formula="of:=MEDIAN([.D156:.D166])" office:value-type="float" office:value="47896136" calcext:value-type="float">
            <text:p>47896136</text:p>
          </table:table-cell>
          <table:table-cell table:formula="of:=MEDIAN([.D200:.D210])" office:value-type="float" office:value="493013859" calcext:value-type="float">
            <text:p>493013859</text:p>
          </table:table-cell>
          <table:table-cell/>
          <table:table-cell table:formula="of:=MEDIAN([.D244:.D254])" office:value-type="float" office:value="6412" calcext:value-type="float">
            <text:p>6412</text:p>
          </table:table-cell>
          <table:table-cell table:formula="of:=MEDIAN([.D277:.D287])" office:value-type="float" office:value="467415" calcext:value-type="float">
            <text:p>467415</text:p>
          </table:table-cell>
          <table:table-cell table:formula="of:=MEDIAN([.D310:.D320])" office:value-type="float" office:value="15177834" calcext:value-type="float">
            <text:p>15177834</text:p>
          </table:table-cell>
          <table:table-cell table:formula="of:=MEDIAN([.D343:.D353])" office:value-type="float" office:value="47795266" calcext:value-type="float">
            <text:p>47795266</text:p>
          </table:table-cell>
          <table:table-cell table:formula="of:=MEDIAN([.D376:.D386])" office:value-type="float" office:value="473885555" calcext:value-type="float">
            <text:p>473885555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35:.D45])" office:value-type="float" office:value="44" calcext:value-type="float">
            <text:p>44</text:p>
          </table:table-cell>
          <table:table-cell table:formula="of:=MEDIAN([.D79:.D89])" office:value-type="float" office:value="2766" calcext:value-type="float">
            <text:p>2766</text:p>
          </table:table-cell>
          <table:table-cell table:formula="of:=MEDIAN([.D123:.D133])" office:value-type="float" office:value="77423" calcext:value-type="float">
            <text:p>77423</text:p>
          </table:table-cell>
          <table:table-cell table:formula="of:=MEDIAN([.D167:.D177])" office:value-type="float" office:value="213578" calcext:value-type="float">
            <text:p>213578</text:p>
          </table:table-cell>
          <table:table-cell table:formula="of:=MEDIAN([.D211:.D221])" office:value-type="float" office:value="2020732" calcext:value-type="float">
            <text:p>2020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aive/Effectf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0.571580708960901" calcext:value-type="float">
            <text:p>0.571580708960901</text:p>
          </table:table-cell>
          <table:table-cell table:formula="of:=[.I4]/[.I6]" office:value-type="float" office:value="0.969283756680982" calcext:value-type="float">
            <text:p>0.969283756680982</text:p>
          </table:table-cell>
          <table:table-cell table:formula="of:=[.J4]/[.J6]" office:value-type="float" office:value="1.39950118317519" calcext:value-type="float">
            <text:p>1.39950118317519</text:p>
          </table:table-cell>
          <table:table-cell table:formula="of:=[.K4]/[.K6]" office:value-type="float" office:value="1.97066510751515" calcext:value-type="float">
            <text:p>1.970665107515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4]/[.N6]" office:value-type="float" office:value="0.294915782907049" calcext:value-type="float">
            <text:p>0.294915782907049</text:p>
          </table:table-cell>
          <table:table-cell table:formula="of:=[.O4]/[.O6]" office:value-type="float" office:value="0.399086464918755" calcext:value-type="float">
            <text:p>0.399086464918755</text:p>
          </table:table-cell>
          <table:table-cell table:formula="of:=[.P4]/[.P6]" office:value-type="float" office:value="0.521336509544115" calcext:value-type="float">
            <text:p>0.521336509544115</text:p>
          </table:table-cell>
          <table:table-cell table:formula="of:=[.Q4]/[.Q6]" office:value-type="float" office:value="0.660990693095002" calcext:value-type="float">
            <text:p>0.660990693095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0.127339114559562" calcext:value-type="float">
            <text:p>0.127339114559562</text:p>
          </table:table-cell>
          <table:table-cell table:formula="of:=[.I5]/[.I6]" office:value-type="float" office:value="0.157191309735071" calcext:value-type="float">
            <text:p>0.157191309735071</text:p>
          </table:table-cell>
          <table:table-cell table:formula="of:=[.J5]/[.J6]" office:value-type="float" office:value="0.185980275712704" calcext:value-type="float">
            <text:p>0.185980275712704</text:p>
          </table:table-cell>
          <table:table-cell table:formula="of:=[.K5]/[.K6]" office:value-type="float" office:value="0.22040646452148" calcext:value-type="float">
            <text:p>0.22040646452148</text:p>
          </table:table-cell>
          <table:table-cell table:formula="of:=[.L5]/[.L6]" office:value-type="float" office:value="0.240917144278494" calcext:value-type="float">
            <text:p>0.240917144278494</text:p>
          </table:table-cell>
          <table:table-cell/>
          <table:table-cell table:formula="of:=[.N5]/[.N6]" office:value-type="float" office:value="0.0949781659388646" calcext:value-type="float">
            <text:p>0.094978165938865</text:p>
          </table:table-cell>
          <table:table-cell table:formula="of:=[.O5]/[.O6]" office:value-type="float" office:value="0.098494913513687" calcext:value-type="float">
            <text:p>0.098494913513687</text:p>
          </table:table-cell>
          <table:table-cell table:formula="of:=[.P5]/[.P6]" office:value-type="float" office:value="0.110789523722555" calcext:value-type="float">
            <text:p>0.110789523722555</text:p>
          </table:table-cell>
          <table:table-cell table:formula="of:=[.Q5]/[.Q6]" office:value-type="float" office:value="0.114170993420143" calcext:value-type="float">
            <text:p>0.114170993420143</text:p>
          </table:table-cell>
          <table:table-cell table:formula="of:=[.R5]/[.R6]" office:value-type="float" office:value="0.128591729283666" calcext:value-type="float">
            <text:p>0.128591729283666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00669405142248593" calcext:value-type="float">
            <text:p>0.006694051422486</text:p>
          </table:table-cell>
          <table:table-cell table:formula="of:=[.I7]/[.I6]" office:value-type="float" office:value="0.00580891077672656" calcext:value-type="float">
            <text:p>0.005808910776727</text:p>
          </table:table-cell>
          <table:table-cell table:formula="of:=[.J7]/[.J6]" office:value-type="float" office:value="0.0048312310825195" calcext:value-type="float">
            <text:p>0.00483123108252</text:p>
          </table:table-cell>
          <table:table-cell table:formula="of:=[.K7]/[.K6]" office:value-type="float" office:value="0.0044591906119525" calcext:value-type="float">
            <text:p>0.004459190611953</text:p>
          </table:table-cell>
          <table:table-cell table:formula="of:=[.L7]/[.L6]" office:value-type="float" office:value="0.00409873264840614" calcext:value-type="float">
            <text:p>0.004098732648406</text:p>
          </table:table-cell>
          <table:table-cell/>
          <table:table-cell table:formula="of:=[.H7]/[.N6]" office:value-type="float" office:value="0.00686213349968809" calcext:value-type="float">
            <text:p>0.006862133499688</text:p>
          </table:table-cell>
          <table:table-cell table:formula="of:=[.I7]/[.O6]" office:value-type="float" office:value="0.00591765347710279" calcext:value-type="float">
            <text:p>0.005917653477103</text:p>
          </table:table-cell>
          <table:table-cell table:formula="of:=[.J7]/[.P6]" office:value-type="float" office:value="0.00510105723912911" calcext:value-type="float">
            <text:p>0.005101057239129</text:p>
          </table:table-cell>
          <table:table-cell table:formula="of:=[.K7]/[.Q6]" office:value-type="float" office:value="0.00446860155564361" calcext:value-type="float">
            <text:p>0.004468601555644</text:p>
          </table:table-cell>
          <table:table-cell table:formula="of:=[.L7]/[.R6]" office:value-type="float" office:value="0.00426417724422936" calcext:value-type="float">
            <text:p>0.004264177244229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queens-find-one-sml.cs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1185" calcext:value-type="float">
            <text:p>4611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1276" calcext:value-type="float">
            <text:p>4612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1220" calcext:value-type="float">
            <text:p>4612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1190" calcext:value-type="float">
            <text:p>4611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1840" calcext:value-type="float">
            <text:p>4618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2321" calcext:value-type="float">
            <text:p>4623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61248" calcext:value-type="float">
            <text:p>4612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1897" calcext:value-type="float">
            <text:p>4618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1882" calcext:value-type="float">
            <text:p>4618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1671" calcext:value-type="float">
            <text:p>4616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850" calcext:value-type="float">
            <text:p>748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4839" calcext:value-type="float">
            <text:p>748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4849" calcext:value-type="float">
            <text:p>748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4819" calcext:value-type="float">
            <text:p>748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4808" calcext:value-type="float">
            <text:p>748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4817" calcext:value-type="float">
            <text:p>748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4857" calcext:value-type="float">
            <text:p>748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4837" calcext:value-type="float">
            <text:p>748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4892" calcext:value-type="float">
            <text:p>748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9182" calcext:value-type="float">
            <text:p>4791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6165" calcext:value-type="float">
            <text:p>4761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6818" calcext:value-type="float">
            <text:p>4768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75930" calcext:value-type="float">
            <text:p>4759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6264" calcext:value-type="float">
            <text:p>4762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76171" calcext:value-type="float">
            <text:p>4761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6148" calcext:value-type="float">
            <text:p>4761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76029" calcext:value-type="float">
            <text:p>4760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6058" calcext:value-type="float">
            <text:p>4760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76098" calcext:value-type="float">
            <text:p>47609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76470" calcext:value-type="float">
            <text:p>4764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440423" calcext:value-type="float">
            <text:p>224404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360140" calcext:value-type="float">
            <text:p>223601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385000" calcext:value-type="float">
            <text:p>223850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427737" calcext:value-type="float">
            <text:p>224277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381010" calcext:value-type="float">
            <text:p>223810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435830" calcext:value-type="float">
            <text:p>224358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383099" calcext:value-type="float">
            <text:p>223830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625652" calcext:value-type="float">
            <text:p>226256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476737" calcext:value-type="float">
            <text:p>224767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434533" calcext:value-type="float">
            <text:p>224345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413606" calcext:value-type="float">
            <text:p>224136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80431" calcext:value-type="float">
            <text:p>29804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79420" calcext:value-type="float">
            <text:p>29794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30216" calcext:value-type="float">
            <text:p>30302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85253" calcext:value-type="float">
            <text:p>29852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10344" calcext:value-type="float">
            <text:p>30103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81260" calcext:value-type="float">
            <text:p>29812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01681" calcext:value-type="float">
            <text:p>30016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79163" calcext:value-type="float">
            <text:p>29791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80371" calcext:value-type="float">
            <text:p>29803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79664" calcext:value-type="float">
            <text:p>29796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979352" calcext:value-type="float">
            <text:p>29793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552304" calcext:value-type="float">
            <text:p>155523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988852" calcext:value-type="float">
            <text:p>159888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041558" calcext:value-type="float">
            <text:p>160415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010444" calcext:value-type="float">
            <text:p>160104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991797" calcext:value-type="float">
            <text:p>159917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050479" calcext:value-type="float">
            <text:p>160504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000217" calcext:value-type="float">
            <text:p>160002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025522" calcext:value-type="float">
            <text:p>1602552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043764" calcext:value-type="float">
            <text:p>160437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026436" calcext:value-type="float">
            <text:p>160264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026946" calcext:value-type="float">
            <text:p>160269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577" calcext:value-type="float">
            <text:p>825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2391" calcext:value-type="float">
            <text:p>823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1679" calcext:value-type="float">
            <text:p>816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438" calcext:value-type="float">
            <text:p>774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7578" calcext:value-type="float">
            <text:p>77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7392" calcext:value-type="float">
            <text:p>773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7390" calcext:value-type="float">
            <text:p>773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7423" calcext:value-type="float">
            <text:p>774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7381" calcext:value-type="float">
            <text:p>773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4328237" calcext:value-type="float">
            <text:p>943282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4470544" calcext:value-type="float">
            <text:p>944705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4347220" calcext:value-type="float">
            <text:p>943472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4267240" calcext:value-type="float">
            <text:p>942672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4627018" calcext:value-type="float">
            <text:p>946270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4332874" calcext:value-type="float">
            <text:p>943328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4370924" calcext:value-type="float">
            <text:p>943709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4387244" calcext:value-type="float">
            <text:p>943872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4481398" calcext:value-type="float">
            <text:p>9448139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4497716" calcext:value-type="float">
            <text:p>944977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4606130" calcext:value-type="float">
            <text:p>946061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556618" calcext:value-type="float">
            <text:p>105566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706190" calcext:value-type="float">
            <text:p>107061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589150" calcext:value-type="float">
            <text:p>105891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721100" calcext:value-type="float">
            <text:p>107211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544460" calcext:value-type="float">
            <text:p>105444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502415" calcext:value-type="float">
            <text:p>105024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606463" calcext:value-type="float">
            <text:p>106064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540234" calcext:value-type="float">
            <text:p>105402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543509" calcext:value-type="float">
            <text:p>105435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512540" calcext:value-type="float">
            <text:p>105125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643952" calcext:value-type="float">
            <text:p>106439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8603747" calcext:value-type="float">
            <text:p>486037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7896748" calcext:value-type="float">
            <text:p>478967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900161" calcext:value-type="float">
            <text:p>479001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893290" calcext:value-type="float">
            <text:p>478932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921645" calcext:value-type="float">
            <text:p>479216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7986414" calcext:value-type="float">
            <text:p>479864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7890242" calcext:value-type="float">
            <text:p>478902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7896136" calcext:value-type="float">
            <text:p>478961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7895215" calcext:value-type="float">
            <text:p>478952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7764892" calcext:value-type="float">
            <text:p>477648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7729010" calcext:value-type="float">
            <text:p>477290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3900" calcext:value-type="float">
            <text:p>2139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3647" calcext:value-type="float">
            <text:p>2136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3526" calcext:value-type="float">
            <text:p>2135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3578" calcext:value-type="float">
            <text:p>213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4638" calcext:value-type="float">
            <text:p>2146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3554" calcext:value-type="float">
            <text:p>2135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3523" calcext:value-type="float">
            <text:p>2135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3514" calcext:value-type="float">
            <text:p>2135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3602" calcext:value-type="float">
            <text:p>2136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3634" calcext:value-type="float">
            <text:p>2136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3574" calcext:value-type="float">
            <text:p>2135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8829374" calcext:value-type="float">
            <text:p>1188293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8775354" calcext:value-type="float">
            <text:p>118775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9036212" calcext:value-type="float">
            <text:p>1190362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8774269" calcext:value-type="float">
            <text:p>1187742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8772402" calcext:value-type="float">
            <text:p>1187724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8775142" calcext:value-type="float">
            <text:p>1187751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8838352" calcext:value-type="float">
            <text:p>1188383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18809637" calcext:value-type="float">
            <text:p>1188096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18774304" calcext:value-type="float">
            <text:p>1187743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8775491" calcext:value-type="float">
            <text:p>1187754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9387900" calcext:value-type="float">
            <text:p>1193879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91952779" calcext:value-type="float">
            <text:p>4919527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92818787" calcext:value-type="float">
            <text:p>4928187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92401947" calcext:value-type="float">
            <text:p>4924019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92261391" calcext:value-type="float">
            <text:p>4922613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93444178" calcext:value-type="float">
            <text:p>4934441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93013859" calcext:value-type="float">
            <text:p>4930138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92289713" calcext:value-type="float">
            <text:p>4922897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93629348" calcext:value-type="float">
            <text:p>4936293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93478585" calcext:value-type="float">
            <text:p>4934785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94639679" calcext:value-type="float">
            <text:p>4946396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93403472" calcext:value-type="float">
            <text:p>4934034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25144" calcext:value-type="float">
            <text:p>20251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21431" calcext:value-type="float">
            <text:p>20214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20434" calcext:value-type="float">
            <text:p>20204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22285" calcext:value-type="float">
            <text:p>20222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20454" calcext:value-type="float">
            <text:p>20204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20601" calcext:value-type="float">
            <text:p>20206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22090" calcext:value-type="float">
            <text:p>20220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021601" calcext:value-type="float">
            <text:p>20216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20519" calcext:value-type="float">
            <text:p>20205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020640" calcext:value-type="float">
            <text:p>20206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20732" calcext:value-type="float">
            <text:p>20207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14" calcext:value-type="float">
            <text:p>64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6895" calcext:value-type="float">
            <text:p>18689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6527" calcext:value-type="float">
            <text:p>1865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6539" calcext:value-type="float">
            <text:p>1865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6512" calcext:value-type="float">
            <text:p>1865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6482" calcext:value-type="float">
            <text:p>1864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6951" calcext:value-type="float">
            <text:p>1869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6993" calcext:value-type="float">
            <text:p>1869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6597" calcext:value-type="float">
            <text:p>1865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6467" calcext:value-type="float">
            <text:p>1864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6489" calcext:value-type="float">
            <text:p>1864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6582" calcext:value-type="float">
            <text:p>1865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091" calcext:value-type="float">
            <text:p>460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224" calcext:value-type="float">
            <text:p>462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013" calcext:value-type="float">
            <text:p>460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258" calcext:value-type="float">
            <text:p>462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015" calcext:value-type="float">
            <text:p>460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5999" calcext:value-type="float">
            <text:p>459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008" calcext:value-type="float">
            <text:p>460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048" calcext:value-type="float">
            <text:p>460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026" calcext:value-type="float">
            <text:p>460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9672" calcext:value-type="float">
            <text:p>4696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8082" calcext:value-type="float">
            <text:p>4680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7186" calcext:value-type="float">
            <text:p>4671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7576" calcext:value-type="float">
            <text:p>4675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7390" calcext:value-type="float">
            <text:p>4673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7415" calcext:value-type="float">
            <text:p>4674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7388" calcext:value-type="float">
            <text:p>46738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67443" calcext:value-type="float">
            <text:p>4674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7411" calcext:value-type="float">
            <text:p>4674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7329" calcext:value-type="float">
            <text:p>4673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7618" calcext:value-type="float">
            <text:p>4676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12671" calcext:value-type="float">
            <text:p>79126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13487" calcext:value-type="float">
            <text:p>79134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913555" calcext:value-type="float">
            <text:p>7913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914657" calcext:value-type="float">
            <text:p>79146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912357" calcext:value-type="float">
            <text:p>79123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910742" calcext:value-type="float">
            <text:p>79107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912932" calcext:value-type="float">
            <text:p>79129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912759" calcext:value-type="float">
            <text:p>79127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912121" calcext:value-type="float">
            <text:p>79121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910938" calcext:value-type="float">
            <text:p>79109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913365" calcext:value-type="float">
            <text:p>79133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80864" calcext:value-type="float">
            <text:p>16808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81497" calcext:value-type="float">
            <text:p>16814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81741" calcext:value-type="float">
            <text:p>168174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81815" calcext:value-type="float">
            <text:p>16818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89059" calcext:value-type="float">
            <text:p>16890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81718" calcext:value-type="float">
            <text:p>16817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81070" calcext:value-type="float">
            <text:p>16810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81545" calcext:value-type="float">
            <text:p>16815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81713" calcext:value-type="float">
            <text:p>16817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80845" calcext:value-type="float">
            <text:p>16808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81084" calcext:value-type="float">
            <text:p>16810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29617" calcext:value-type="float">
            <text:p>152296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175503" calcext:value-type="float">
            <text:p>151755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182701" calcext:value-type="float">
            <text:p>151827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177834" calcext:value-type="float">
            <text:p>15177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175338" calcext:value-type="float">
            <text:p>151753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178369" calcext:value-type="float">
            <text:p>151783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184533" calcext:value-type="float">
            <text:p>151845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174842" calcext:value-type="float">
            <text:p>151748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276369" calcext:value-type="float">
            <text:p>152763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77503" calcext:value-type="float">
            <text:p>151775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176915" calcext:value-type="float">
            <text:p>151769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593589" calcext:value-type="float">
            <text:p>315935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914709" calcext:value-type="float">
            <text:p>319147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690020" calcext:value-type="float">
            <text:p>316900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592226" calcext:value-type="float">
            <text:p>315922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1591564" calcext:value-type="float">
            <text:p>315915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1589243" calcext:value-type="float">
            <text:p>315892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612177" calcext:value-type="float">
            <text:p>316121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591529" calcext:value-type="float">
            <text:p>315915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586251" calcext:value-type="float">
            <text:p>315862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589806" calcext:value-type="float">
            <text:p>315898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598608" calcext:value-type="float">
            <text:p>31598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457546" calcext:value-type="float">
            <text:p>54575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459329" calcext:value-type="float">
            <text:p>54593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56154" calcext:value-type="float">
            <text:p>54561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456761" calcext:value-type="float">
            <text:p>54567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456833" calcext:value-type="float">
            <text:p>5456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55978" calcext:value-type="float">
            <text:p>54559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57449" calcext:value-type="float">
            <text:p>54574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457773" calcext:value-type="float">
            <text:p>54577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456172" calcext:value-type="float">
            <text:p>54561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457714" calcext:value-type="float">
            <text:p>54577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56822" calcext:value-type="float">
            <text:p>545682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7786087" calcext:value-type="float">
            <text:p>477860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7777152" calcext:value-type="float">
            <text:p>477771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831143" calcext:value-type="float">
            <text:p>478311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824832" calcext:value-type="float">
            <text:p>478248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793653" calcext:value-type="float">
            <text:p>477936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7795266" calcext:value-type="float">
            <text:p>477952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7828574" calcext:value-type="float">
            <text:p>478285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7782256" calcext:value-type="float">
            <text:p>477822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7774996" calcext:value-type="float">
            <text:p>4777499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7882231" calcext:value-type="float">
            <text:p>478822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7907447" calcext:value-type="float">
            <text:p>479074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0973153" calcext:value-type="float">
            <text:p>609731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1024388" calcext:value-type="float">
            <text:p>6102438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0932300" calcext:value-type="float">
            <text:p>609323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0934903" calcext:value-type="float">
            <text:p>609349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079646" calcext:value-type="float">
            <text:p>610796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936354" calcext:value-type="float">
            <text:p>60936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0937763" calcext:value-type="float">
            <text:p>609377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1046116" calcext:value-type="float">
            <text:p>610461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0938621" calcext:value-type="float">
            <text:p>609386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0931360" calcext:value-type="float">
            <text:p>609313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0934552" calcext:value-type="float">
            <text:p>609345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71692314" calcext:value-type="float">
            <text:p>4716923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77588626" calcext:value-type="float">
            <text:p>4775886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73580427" calcext:value-type="float">
            <text:p>4735804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9096856" calcext:value-type="float">
            <text:p>4790968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73885555" calcext:value-type="float">
            <text:p>473885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78110175" calcext:value-type="float">
            <text:p>47811017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73426726" calcext:value-type="float">
            <text:p>4734267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79521258" calcext:value-type="float">
            <text:p>4795212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73436691" calcext:value-type="float">
            <text:p>4734366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79932359" calcext:value-type="float">
            <text:p>4799323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3750772" calcext:value-type="float">
            <text:p>4737507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</table:table>
      <table:table table:name="QueensFindOneSMLNJ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first solu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ime pre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5202" calcext:value-type="float">
            <text:p>5202</text:p>
          </table:table-cell>
          <table:table-cell table:formula="of:=MEDIAN([.D46:.D56])" office:value-type="float" office:value="599376" calcext:value-type="float">
            <text:p>599376</text:p>
          </table:table-cell>
          <table:table-cell table:formula="of:=MEDIAN([.D90:.D100])" office:value-type="float" office:value="28186521" calcext:value-type="float">
            <text:p>28186521</text:p>
          </table:table-cell>
          <table:table-cell table:formula="of:=MEDIAN([.D134:.D144])" office:value-type="float" office:value="115299876" calcext:value-type="float">
            <text:p>115299876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222:.D232])" office:value-type="float" office:value="2853" calcext:value-type="float">
            <text:p>2853</text:p>
          </table:table-cell>
          <table:table-cell table:formula="of:=MEDIAN([.D255:.D265])" office:value-type="float" office:value="302447" calcext:value-type="float">
            <text:p>302447</text:p>
          </table:table-cell>
          <table:table-cell table:formula="of:=MEDIAN([.D288:.D298])" office:value-type="float" office:value="12747739" calcext:value-type="float">
            <text:p>12747739</text:p>
          </table:table-cell>
          <table:table-cell table:formula="of:=MEDIAN([.D321:.D331])" office:value-type="float" office:value="49163728" calcext:value-type="float">
            <text:p>49163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1565" calcext:value-type="float">
            <text:p>1565</text:p>
          </table:table-cell>
          <table:table-cell table:formula="of:=MEDIAN([.D57:.D67])" office:value-type="float" office:value="143504" calcext:value-type="float">
            <text:p>143504</text:p>
          </table:table-cell>
          <table:table-cell table:formula="of:=MEDIAN([.D101:.D111])" office:value-type="float" office:value="5523440" calcext:value-type="float">
            <text:p>5523440</text:p>
          </table:table-cell>
          <table:table-cell table:formula="of:=MEDIAN([.D145:.D155])" office:value-type="float" office:value="19228351" calcext:value-type="float">
            <text:p>19228351</text:p>
          </table:table-cell>
          <table:table-cell table:formula="of:=MEDIAN([.D189:.D199])" office:value-type="float" office:value="215957293" calcext:value-type="float">
            <text:p>215957293</text:p>
          </table:table-cell>
          <table:table-cell/>
          <table:table-cell table:formula="of:=MEDIAN([.D233:.D243])" office:value-type="float" office:value="855" calcext:value-type="float">
            <text:p>855</text:p>
          </table:table-cell>
          <table:table-cell table:formula="of:=MEDIAN([.D266:.D276])" office:value-type="float" office:value="68823" calcext:value-type="float">
            <text:p>68823</text:p>
          </table:table-cell>
          <table:table-cell table:formula="of:=MEDIAN([.D299:.D309])" office:value-type="float" office:value="2414981" calcext:value-type="float">
            <text:p>2414981</text:p>
          </table:table-cell>
          <table:table-cell table:formula="of:=MEDIAN([.D332:.D342])" office:value-type="float" office:value="7970101" calcext:value-type="float">
            <text:p>7970101</text:p>
          </table:table-cell>
          <table:table-cell table:formula="of:=MEDIAN([.D365:.D375])" office:value-type="float" office:value="85741946" calcext:value-type="float">
            <text:p>85741946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35" calcext:value-type="float">
            <text:p>49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733" calcext:value-type="float">
            <text:p>733</text:p>
          </table:table-cell>
          <table:table-cell table:formula="of:=MEDIAN([.D68:.D78])" office:value-type="float" office:value="42327" calcext:value-type="float">
            <text:p>42327</text:p>
          </table:table-cell>
          <table:table-cell table:formula="of:=MEDIAN([.D112:.D122])" office:value-type="float" office:value="1244774" calcext:value-type="float">
            <text:p>1244774</text:p>
          </table:table-cell>
          <table:table-cell table:formula="of:=MEDIAN([.D156:.D166])" office:value-type="float" office:value="3422915" calcext:value-type="float">
            <text:p>3422915</text:p>
          </table:table-cell>
          <table:table-cell table:formula="of:=MEDIAN([.D200:.D210])" office:value-type="float" office:value="33085114" calcext:value-type="float">
            <text:p>33085114</text:p>
          </table:table-cell>
          <table:table-cell/>
          <table:table-cell table:formula="of:=MEDIAN([.D244:.D254])" office:value-type="float" office:value="663" calcext:value-type="float">
            <text:p>663</text:p>
          </table:table-cell>
          <table:table-cell table:formula="of:=MEDIAN([.D277:.D287])" office:value-type="float" office:value="40305" calcext:value-type="float">
            <text:p>40305</text:p>
          </table:table-cell>
          <table:table-cell table:formula="of:=MEDIAN([.D310:.D320])" office:value-type="float" office:value="1133869" calcext:value-type="float">
            <text:p>1133869</text:p>
          </table:table-cell>
          <table:table-cell table:formula="of:=MEDIAN([.D343:.D353])" office:value-type="float" office:value="3131090" calcext:value-type="float">
            <text:p>3131090</text:p>
          </table:table-cell>
          <table:table-cell table:formula="of:=MEDIAN([.D376:.D386])" office:value-type="float" office:value="29422805" calcext:value-type="float">
            <text:p>29422805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35:.D45])" office:value-type="float" office:value="80" calcext:value-type="float">
            <text:p>80</text:p>
          </table:table-cell>
          <table:table-cell table:formula="of:=MEDIAN([.D79:.D89])" office:value-type="float" office:value="4834" calcext:value-type="float">
            <text:p>4834</text:p>
          </table:table-cell>
          <table:table-cell table:formula="of:=MEDIAN([.D123:.D133])" office:value-type="float" office:value="137916" calcext:value-type="float">
            <text:p>137916</text:p>
          </table:table-cell>
          <table:table-cell table:formula="of:=MEDIAN([.D167:.D177])" office:value-type="float" office:value="383857" calcext:value-type="float">
            <text:p>383857</text:p>
          </table:table-cell>
          <table:table-cell table:formula="of:=MEDIAN([.D211:.D221])" office:value-type="float" office:value="3620082" calcext:value-type="float">
            <text:p>3620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aive/Effectf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7.0968622100955" calcext:value-type="float">
            <text:p>7.0968622100955</text:p>
          </table:table-cell>
          <table:table-cell table:formula="of:=[.I4]/[.I6]" office:value-type="float" office:value="14.1606067049401" calcext:value-type="float">
            <text:p>14.1606067049401</text:p>
          </table:table-cell>
          <table:table-cell table:formula="of:=[.J4]/[.J6]" office:value-type="float" office:value="22.6438863600943" calcext:value-type="float">
            <text:p>22.6438863600943</text:p>
          </table:table-cell>
          <table:table-cell table:formula="of:=[.K4]/[.K6]" office:value-type="float" office:value="33.684703242704" calcext:value-type="float">
            <text:p>33.6847032427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4]/[.N6]" office:value-type="float" office:value="4.30316742081448" calcext:value-type="float">
            <text:p>4.30316742081448</text:p>
          </table:table-cell>
          <table:table-cell table:formula="of:=[.O4]/[.O6]" office:value-type="float" office:value="7.50395732539387" calcext:value-type="float">
            <text:p>7.50395732539387</text:p>
          </table:table-cell>
          <table:table-cell table:formula="of:=[.P4]/[.P6]" office:value-type="float" office:value="11.2426911750828" calcext:value-type="float">
            <text:p>11.2426911750828</text:p>
          </table:table-cell>
          <table:table-cell table:formula="of:=[.Q4]/[.Q6]" office:value-type="float" office:value="15.7017933052068" calcext:value-type="float">
            <text:p>15.701793305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2.13506139154161" calcext:value-type="float">
            <text:p>2.13506139154161</text:p>
          </table:table-cell>
          <table:table-cell table:formula="of:=[.I5]/[.I6]" office:value-type="float" office:value="3.39036548775014" calcext:value-type="float">
            <text:p>3.39036548775014</text:p>
          </table:table-cell>
          <table:table-cell table:formula="of:=[.J5]/[.J6]" office:value-type="float" office:value="4.43730347838242" calcext:value-type="float">
            <text:p>4.43730347838242</text:p>
          </table:table-cell>
          <table:table-cell table:formula="of:=[.K5]/[.K6]" office:value-type="float" office:value="5.61753680707818" calcext:value-type="float">
            <text:p>5.61753680707818</text:p>
          </table:table-cell>
          <table:table-cell table:formula="of:=[.L5]/[.L6]" office:value-type="float" office:value="6.52732503808208" calcext:value-type="float">
            <text:p>6.52732503808208</text:p>
          </table:table-cell>
          <table:table-cell/>
          <table:table-cell table:formula="of:=[.N5]/[.N6]" office:value-type="float" office:value="1.289592760181" calcext:value-type="float">
            <text:p>1.289592760181</text:p>
          </table:table-cell>
          <table:table-cell table:formula="of:=[.O5]/[.O6]" office:value-type="float" office:value="1.70755489393376" calcext:value-type="float">
            <text:p>1.70755489393376</text:p>
          </table:table-cell>
          <table:table-cell table:formula="of:=[.P5]/[.P6]" office:value-type="float" office:value="2.12985891668262" calcext:value-type="float">
            <text:p>2.12985891668262</text:p>
          </table:table-cell>
          <table:table-cell table:formula="of:=[.Q5]/[.Q6]" office:value-type="float" office:value="2.5454717047418" calcext:value-type="float">
            <text:p>2.5454717047418</text:p>
          </table:table-cell>
          <table:table-cell table:formula="of:=[.R5]/[.R6]" office:value-type="float" office:value="2.91413228616374" calcext:value-type="float">
            <text:p>2.91413228616374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109140518417462" calcext:value-type="float">
            <text:p>0.109140518417462</text:p>
          </table:table-cell>
          <table:table-cell table:formula="of:=[.I7]/[.I6]" office:value-type="float" office:value="0.114206062324285" calcext:value-type="float">
            <text:p>0.114206062324285</text:p>
          </table:table-cell>
          <table:table-cell table:formula="of:=[.J7]/[.J6]" office:value-type="float" office:value="0.110796015983624" calcext:value-type="float">
            <text:p>0.110796015983624</text:p>
          </table:table-cell>
          <table:table-cell table:formula="of:=[.K7]/[.K6]" office:value-type="float" office:value="0.112143304756326" calcext:value-type="float">
            <text:p>0.112143304756326</text:p>
          </table:table-cell>
          <table:table-cell table:formula="of:=[.L7]/[.L6]" office:value-type="float" office:value="0.109417244262782" calcext:value-type="float">
            <text:p>0.109417244262782</text:p>
          </table:table-cell>
          <table:table-cell/>
          <table:table-cell table:formula="of:=[.H7]/[.N6]" office:value-type="float" office:value="0.120663650075415" calcext:value-type="float">
            <text:p>0.120663650075415</text:p>
          </table:table-cell>
          <table:table-cell table:formula="of:=[.I7]/[.O6]" office:value-type="float" office:value="0.119935491874457" calcext:value-type="float">
            <text:p>0.119935491874457</text:p>
          </table:table-cell>
          <table:table-cell table:formula="of:=[.J7]/[.P6]" office:value-type="float" office:value="0.121633098708934" calcext:value-type="float">
            <text:p>0.121633098708934</text:p>
          </table:table-cell>
          <table:table-cell table:formula="of:=[.K7]/[.Q6]" office:value-type="float" office:value="0.122595326228246" calcext:value-type="float">
            <text:p>0.122595326228246</text:p>
          </table:table-cell>
          <table:table-cell table:formula="of:=[.L7]/[.R6]" office:value-type="float" office:value="0.12303660375005" calcext:value-type="float">
            <text:p>0.12303660375005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queens-find-one-smlnj.cs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3074" calcext:value-type="float">
            <text:p>6230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90204" calcext:value-type="float">
            <text:p>5902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1134" calcext:value-type="float">
            <text:p>6011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99924" calcext:value-type="float">
            <text:p>5999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02848" calcext:value-type="float">
            <text:p>6028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4531" calcext:value-type="float">
            <text:p>6045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99376" calcext:value-type="float">
            <text:p>5993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90303" calcext:value-type="float">
            <text:p>5903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95878" calcext:value-type="float">
            <text:p>5958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91886" calcext:value-type="float">
            <text:p>5918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93103" calcext:value-type="float">
            <text:p>5931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9288" calcext:value-type="float">
            <text:p>14928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7451" calcext:value-type="float">
            <text:p>1474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8780" calcext:value-type="float">
            <text:p>1387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189" calcext:value-type="float">
            <text:p>1431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3504" calcext:value-type="float">
            <text:p>1435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9834" calcext:value-type="float">
            <text:p>139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4500" calcext:value-type="float">
            <text:p>1445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9886" calcext:value-type="float">
            <text:p>1398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6423" calcext:value-type="float">
            <text:p>1464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6593" calcext:value-type="float">
            <text:p>1465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8633" calcext:value-type="float">
            <text:p>1386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847" calcext:value-type="float">
            <text:p>428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2373" calcext:value-type="float">
            <text:p>423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339" calcext:value-type="float">
            <text:p>423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134" calcext:value-type="float">
            <text:p>421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461" calcext:value-type="float">
            <text:p>424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316" calcext:value-type="float">
            <text:p>423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3257" calcext:value-type="float">
            <text:p>432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256" calcext:value-type="float">
            <text:p>422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294" calcext:value-type="float">
            <text:p>422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062" calcext:value-type="float">
            <text:p>420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327" calcext:value-type="float">
            <text:p>423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157084" calcext:value-type="float">
            <text:p>281570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8072460" calcext:value-type="float">
            <text:p>280724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157376" calcext:value-type="float">
            <text:p>281573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408745" calcext:value-type="float">
            <text:p>284087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146778" calcext:value-type="float">
            <text:p>281467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310515" calcext:value-type="float">
            <text:p>283105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295555" calcext:value-type="float">
            <text:p>28295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186521" calcext:value-type="float">
            <text:p>281865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8215513" calcext:value-type="float">
            <text:p>282155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396069" calcext:value-type="float">
            <text:p>283960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166859" calcext:value-type="float">
            <text:p>281668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620501" calcext:value-type="float">
            <text:p>56205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570146" calcext:value-type="float">
            <text:p>55701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587140" calcext:value-type="float">
            <text:p>55871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490227" calcext:value-type="float">
            <text:p>54902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86556" calcext:value-type="float">
            <text:p>54865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539229" calcext:value-type="float">
            <text:p>55392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527031" calcext:value-type="float">
            <text:p>55270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493693" calcext:value-type="float">
            <text:p>54936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437229" calcext:value-type="float">
            <text:p>54372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469719" calcext:value-type="float">
            <text:p>54697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523440" calcext:value-type="float">
            <text:p>55234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32729" calcext:value-type="float">
            <text:p>12327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34125" calcext:value-type="float">
            <text:p>123412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21452" calcext:value-type="float">
            <text:p>12214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89306" calcext:value-type="float">
            <text:p>12893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39271" calcext:value-type="float">
            <text:p>12392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50440" calcext:value-type="float">
            <text:p>12504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44774" calcext:value-type="float">
            <text:p>12447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23615" calcext:value-type="float">
            <text:p>12236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54385" calcext:value-type="float">
            <text:p>12543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4024" calcext:value-type="float">
            <text:p>12940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76713" calcext:value-type="float">
            <text:p>12767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7884" calcext:value-type="float">
            <text:p>1378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8195" calcext:value-type="float">
            <text:p>13819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7967" calcext:value-type="float">
            <text:p>1379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7916" calcext:value-type="float">
            <text:p>1379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8360" calcext:value-type="float">
            <text:p>1383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7949" calcext:value-type="float">
            <text:p>1379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7877" calcext:value-type="float">
            <text:p>1378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7868" calcext:value-type="float">
            <text:p>1378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7937" calcext:value-type="float">
            <text:p>1379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871" calcext:value-type="float">
            <text:p>1378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7877" calcext:value-type="float">
            <text:p>1378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5300520" calcext:value-type="float">
            <text:p>1153005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5033076" calcext:value-type="float">
            <text:p>1150330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4745910" calcext:value-type="float">
            <text:p>1147459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4754436" calcext:value-type="float">
            <text:p>1147544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5405643" calcext:value-type="float">
            <text:p>1154056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4601430" calcext:value-type="float">
            <text:p>1146014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5513334" calcext:value-type="float">
            <text:p>1155133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5326021" calcext:value-type="float">
            <text:p>1153260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5299876" calcext:value-type="float">
            <text:p>1152998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317112" calcext:value-type="float">
            <text:p>1153171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14519117" calcext:value-type="float">
            <text:p>1145191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298946" calcext:value-type="float">
            <text:p>192989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470087" calcext:value-type="float">
            <text:p>194700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236029" calcext:value-type="float">
            <text:p>192360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134992" calcext:value-type="float">
            <text:p>191349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228351" calcext:value-type="float">
            <text:p>192283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9312967" calcext:value-type="float">
            <text:p>193129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198154" calcext:value-type="float">
            <text:p>191981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413962" calcext:value-type="float">
            <text:p>194139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151977" calcext:value-type="float">
            <text:p>191519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209438" calcext:value-type="float">
            <text:p>192094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146667" calcext:value-type="float">
            <text:p>191466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22915" calcext:value-type="float">
            <text:p>34229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564809" calcext:value-type="float">
            <text:p>35648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528216" calcext:value-type="float">
            <text:p>35282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39435" calcext:value-type="float">
            <text:p>34394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568051" calcext:value-type="float">
            <text:p>35680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85221" calcext:value-type="float">
            <text:p>33852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77382" calcext:value-type="float">
            <text:p>33773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43999" calcext:value-type="float">
            <text:p>34439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76302" calcext:value-type="float">
            <text:p>33763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10525" calcext:value-type="float">
            <text:p>341052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392754" calcext:value-type="float">
            <text:p>33927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83735" calcext:value-type="float">
            <text:p>3837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83932" calcext:value-type="float">
            <text:p>3839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84474" calcext:value-type="float">
            <text:p>3844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84399" calcext:value-type="float">
            <text:p>3843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4001" calcext:value-type="float">
            <text:p>3840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3856" calcext:value-type="float">
            <text:p>3838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3857" calcext:value-type="float">
            <text:p>3838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83863" calcext:value-type="float">
            <text:p>3838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3825" calcext:value-type="float">
            <text:p>38382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83820" calcext:value-type="float">
            <text:p>3838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3738" calcext:value-type="float">
            <text:p>3837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6753189" calcext:value-type="float">
            <text:p>2167531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6538129" calcext:value-type="float">
            <text:p>2165381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5781956" calcext:value-type="float">
            <text:p>2157819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5759558" calcext:value-type="float">
            <text:p>2157595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5930282" calcext:value-type="float">
            <text:p>2159302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16152179" calcext:value-type="float">
            <text:p>2161521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5839443" calcext:value-type="float">
            <text:p>2158394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15810857" calcext:value-type="float">
            <text:p>2158108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15957293" calcext:value-type="float">
            <text:p>2159572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16403932" calcext:value-type="float">
            <text:p>2164039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6784814" calcext:value-type="float">
            <text:p>2167848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3256749" calcext:value-type="float">
            <text:p>332567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653408" calcext:value-type="float">
            <text:p>326534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861650" calcext:value-type="float">
            <text:p>328616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3526966" calcext:value-type="float">
            <text:p>335269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221810" calcext:value-type="float">
            <text:p>332218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2857130" calcext:value-type="float">
            <text:p>328571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3337519" calcext:value-type="float">
            <text:p>333375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720890" calcext:value-type="float">
            <text:p>337208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839172" calcext:value-type="float">
            <text:p>328391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085114" calcext:value-type="float">
            <text:p>330851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488032" calcext:value-type="float">
            <text:p>324880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620082" calcext:value-type="float">
            <text:p>36200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612443" calcext:value-type="float">
            <text:p>36124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645024" calcext:value-type="float">
            <text:p>36450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663407" calcext:value-type="float">
            <text:p>36634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659623" calcext:value-type="float">
            <text:p>36596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612245" calcext:value-type="float">
            <text:p>36122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613354" calcext:value-type="float">
            <text:p>3613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45864" calcext:value-type="float">
            <text:p>36458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612823" calcext:value-type="float">
            <text:p>36128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664276" calcext:value-type="float">
            <text:p>36642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612410" calcext:value-type="float">
            <text:p>36124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6711" calcext:value-type="float">
            <text:p>2967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3832" calcext:value-type="float">
            <text:p>3038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1724" calcext:value-type="float">
            <text:p>3117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2546" calcext:value-type="float">
            <text:p>3025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9666" calcext:value-type="float">
            <text:p>2996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2447" calcext:value-type="float">
            <text:p>3024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5781" calcext:value-type="float">
            <text:p>2957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5832" calcext:value-type="float">
            <text:p>2958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9154" calcext:value-type="float">
            <text:p>2991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19068" calcext:value-type="float">
            <text:p>3190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1776" calcext:value-type="float">
            <text:p>3117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068" calcext:value-type="float">
            <text:p>730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544" calcext:value-type="float">
            <text:p>705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462" calcext:value-type="float">
            <text:p>684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9263" calcext:value-type="float">
            <text:p>692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8806" calcext:value-type="float">
            <text:p>688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9069" calcext:value-type="float">
            <text:p>690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8823" calcext:value-type="float">
            <text:p>688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8614" calcext:value-type="float">
            <text:p>686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8428" calcext:value-type="float">
            <text:p>6842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883" calcext:value-type="float">
            <text:p>3988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308" calcext:value-type="float">
            <text:p>403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536" calcext:value-type="float">
            <text:p>405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045" calcext:value-type="float">
            <text:p>400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245" calcext:value-type="float">
            <text:p>402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0350" calcext:value-type="float">
            <text:p>403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424" calcext:value-type="float">
            <text:p>404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304" calcext:value-type="float">
            <text:p>403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0267" calcext:value-type="float">
            <text:p>402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305" calcext:value-type="float">
            <text:p>403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733" calcext:value-type="float">
            <text:p>407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739446" calcext:value-type="float">
            <text:p>127394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768473" calcext:value-type="float">
            <text:p>127684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809896" calcext:value-type="float">
            <text:p>1280989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805477" calcext:value-type="float">
            <text:p>128054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714690" calcext:value-type="float">
            <text:p>127146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761894" calcext:value-type="float">
            <text:p>127618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747739" calcext:value-type="float">
            <text:p>127477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791908" calcext:value-type="float">
            <text:p>127919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711812" calcext:value-type="float">
            <text:p>127118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733907" calcext:value-type="float">
            <text:p>127339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724075" calcext:value-type="float">
            <text:p>1272407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80144" calcext:value-type="float">
            <text:p>24801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06806" calcext:value-type="float">
            <text:p>24068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53547" calcext:value-type="float">
            <text:p>24535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10834" calcext:value-type="float">
            <text:p>2410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19767" calcext:value-type="float">
            <text:p>24197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13799" calcext:value-type="float">
            <text:p>24137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14145" calcext:value-type="float">
            <text:p>24141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16502" calcext:value-type="float">
            <text:p>24165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27140" calcext:value-type="float">
            <text:p>24271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14981" calcext:value-type="float">
            <text:p>24149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98494" calcext:value-type="float">
            <text:p>23984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32359" calcext:value-type="float">
            <text:p>11323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52079" calcext:value-type="float">
            <text:p>11520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27979" calcext:value-type="float">
            <text:p>11279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69657" calcext:value-type="float">
            <text:p>11696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30186" calcext:value-type="float">
            <text:p>11301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22820" calcext:value-type="float">
            <text:p>11228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65460" calcext:value-type="float">
            <text:p>11654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92044" calcext:value-type="float">
            <text:p>11920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33869" calcext:value-type="float">
            <text:p>11338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5994" calcext:value-type="float">
            <text:p>11359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20031" calcext:value-type="float">
            <text:p>11200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214215" calcext:value-type="float">
            <text:p>492142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9440053" calcext:value-type="float">
            <text:p>494400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9194734" calcext:value-type="float">
            <text:p>491947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9133873" calcext:value-type="float">
            <text:p>491338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9135849" calcext:value-type="float">
            <text:p>491358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9133574" calcext:value-type="float">
            <text:p>491335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9273911" calcext:value-type="float">
            <text:p>492739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9386829" calcext:value-type="float">
            <text:p>493868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163728" calcext:value-type="float">
            <text:p>4916372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9056836" calcext:value-type="float">
            <text:p>490568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8953175" calcext:value-type="float">
            <text:p>4895317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970101" calcext:value-type="float">
            <text:p>79701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956663" calcext:value-type="float">
            <text:p>79566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965557" calcext:value-type="float">
            <text:p>79655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009907" calcext:value-type="float">
            <text:p>80099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972148" calcext:value-type="float">
            <text:p>79721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941872" calcext:value-type="float">
            <text:p>79418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136821" calcext:value-type="float">
            <text:p>81368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959929" calcext:value-type="float">
            <text:p>79599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945648" calcext:value-type="float">
            <text:p>79456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076042" calcext:value-type="float">
            <text:p>80760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995400" calcext:value-type="float">
            <text:p>79954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12379" calcext:value-type="float">
            <text:p>31123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08390" calcext:value-type="float">
            <text:p>31083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36620" calcext:value-type="float">
            <text:p>31366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27599" calcext:value-type="float">
            <text:p>31275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131090" calcext:value-type="float">
            <text:p>31310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00900" calcext:value-type="float">
            <text:p>33009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73997" calcext:value-type="float">
            <text:p>31739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60905" calcext:value-type="float">
            <text:p>31609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88021" calcext:value-type="float">
            <text:p>30880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11031" calcext:value-type="float">
            <text:p>31110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84303" calcext:value-type="float">
            <text:p>31843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5875529" calcext:value-type="float">
            <text:p>858755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6063578" calcext:value-type="float">
            <text:p>86063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5752672" calcext:value-type="float">
            <text:p>857526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5623268" calcext:value-type="float">
            <text:p>856232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5741946" calcext:value-type="float">
            <text:p>857419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5451909" calcext:value-type="float">
            <text:p>854519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5548291" calcext:value-type="float">
            <text:p>855482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5535578" calcext:value-type="float">
            <text:p>85535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5725402" calcext:value-type="float">
            <text:p>857254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5829804" calcext:value-type="float">
            <text:p>858298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86163537" calcext:value-type="float">
            <text:p>861635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031373" calcext:value-type="float">
            <text:p>290313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180812" calcext:value-type="float">
            <text:p>301808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012833" calcext:value-type="float">
            <text:p>29012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414705" calcext:value-type="float">
            <text:p>304147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348916" calcext:value-type="float">
            <text:p>293489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837899" calcext:value-type="float">
            <text:p>298378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006332" calcext:value-type="float">
            <text:p>290063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9730412" calcext:value-type="float">
            <text:p>297304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422805" calcext:value-type="float">
            <text:p>294228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724731" calcext:value-type="float">
            <text:p>297247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9012412" calcext:value-type="float">
            <text:p>290124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</table:table>
      <table:table table:name="MLton  SMLNJ comparison" table:style-name="ta1">
        <table:table-column table:style-name="co27" table:default-cell-style-name="Default"/>
        <table:table-column table:style-name="co28" table:default-cell-style-name="Default"/>
        <table:table-column table:style-name="co6" table:number-columns-repeated="4" table:default-cell-style-name="Default"/>
        <table:table-column table:style-name="co29" table:default-cell-style-name="Default"/>
        <table:table-column table:style-name="co6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SMLN/J-Mlton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5"/>
          <table:table-cell table:style-name="ce2" office:value-type="string" calcext:value-type="string">
            <text:p>Mlton/SMLNJ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ens find 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Queens find 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ve</text:p>
          </table:table-cell>
          <table:table-cell table:formula="of:=[QueensFindAllSMLNJ.H3]/[QueensFindAllSML.H3]" office:value-type="float" office:value="2.03444102445613" calcext:value-type="float">
            <text:p>2.03444102445613</text:p>
          </table:table-cell>
          <table:table-cell table:formula="of:=[QueensFindAllSMLNJ.I3]/[QueensFindAllSML.I3]" office:value-type="string" office:string-value="" calcext:value-type="error">
            <text:p>#DIV/0!</text:p>
          </table:table-cell>
          <table:table-cell table:formula="of:=[QueensFindAllSMLNJ.J3]/[QueensFindAllSML.J3]" office:value-type="string" office:string-value="" calcext:value-type="error">
            <text:p>#DIV/0!</text:p>
          </table:table-cell>
          <table:table-cell/>
          <table:table-cell table:formula="of:=[QueensFindAllSMLNJ.L3]/[QueensFindAllSML.L3]" office:value-type="float" office:value="1.57216361289818" calcext:value-type="float">
            <text:p>1.57216361289818</text:p>
          </table:table-cell>
          <table:table-cell table:formula="of:=[QueensFindAllSMLNJ.M3]/[QueensFindAllSML.M3]" office:value-type="string" office:string-value="" calcext:value-type="error">
            <text:p>#DIV/0!</text:p>
          </table:table-cell>
          <table:table-cell table:formula="of:=[QueensFindAllSMLNJ.N3]/[QueensFindAllSML.N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Naive</text:p>
          </table:table-cell>
          <table:table-cell table:formula="of:=[QueensFindAllSML.H3]/[QueensFindAllSMLNJ.H3]" office:value-type="float" office:value="0.491535506794715" calcext:value-type="float">
            <text:p>0.491535506794715</text:p>
          </table:table-cell>
          <table:table-cell table:formula="of:=[QueensFindAllSML.I3]/[QueensFindAllSMLNJ.I3]" office:value-type="string" office:string-value="" calcext:value-type="error">
            <text:p>#DIV/0!</text:p>
          </table:table-cell>
          <table:table-cell table:formula="of:=[QueensFindAllSML.J3]/[QueensFindAllSMLNJ.J3]" office:value-type="string" office:string-value="" calcext:value-type="error">
            <text:p>#DIV/0!</text:p>
          </table:table-cell>
          <table:table-cell/>
          <table:table-cell table:formula="of:=[QueensFindAllSML.L3]/[QueensFindAllSMLNJ.L3]" office:value-type="float" office:value="0.636066114109184" calcext:value-type="float">
            <text:p>0.636066114109184</text:p>
          </table:table-cell>
          <table:table-cell table:formula="of:=[QueensFindAllSML.M3]/[QueensFindAllSMLNJ.M3]" office:value-type="string" office:string-value="" calcext:value-type="error">
            <text:p>#DIV/0!</text:p>
          </table:table-cell>
          <table:table-cell table:formula="of:=[QueensFindAllSML.N3]/[QueensFindAllSMLNJ.N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d</text:p>
          </table:table-cell>
          <table:table-cell table:formula="of:=[QueensFindAllSMLNJ.H4]/[QueensFindAllSML.H5]" office:value-type="float" office:value="3.08423076923077" calcext:value-type="float">
            <text:p>3.08423076923077</text:p>
          </table:table-cell>
          <table:table-cell table:formula="of:=[QueensFindAllSMLNJ.I4]/[QueensFindAllSML.I5]" office:value-type="float" office:value="3.73426730242659" calcext:value-type="float">
            <text:p>3.73426730242659</text:p>
          </table:table-cell>
          <table:table-cell table:formula="of:=[QueensFindAllSMLNJ.J4]/[QueensFindAllSML.J5]" office:value-type="float" office:value="4.44760808349894" calcext:value-type="float">
            <text:p>4.44760808349894</text:p>
          </table:table-cell>
          <table:table-cell/>
          <table:table-cell table:formula="of:=[QueensFindAllSMLNJ.L4]/[QueensFindAllSML.L4]" office:value-type="float" office:value="1.36839739267251" calcext:value-type="float">
            <text:p>1.36839739267251</text:p>
          </table:table-cell>
          <table:table-cell table:formula="of:=[QueensFindAllSMLNJ.M4]/[QueensFindAllSML.M4]" office:value-type="float" office:value="1.54655579128525" calcext:value-type="float">
            <text:p>1.54655579128525</text:p>
          </table:table-cell>
          <table:table-cell table:formula="of:=[QueensFindAllSMLNJ.N4]/[QueensFindAllSML.N4]" office:value-type="float" office:value="1.47676121325478" calcext:value-type="float">
            <text:p>1.47676121325478</text:p>
          </table:table-cell>
          <table:table-cell table:number-columns-repeated="2"/>
          <table:table-cell office:value-type="string" calcext:value-type="string">
            <text:p>Berger</text:p>
          </table:table-cell>
          <table:table-cell table:formula="of:=[QueensFindAllSML.H5]/[QueensFindAllSMLNJ.H4]" office:value-type="float" office:value="0.324229953859583" calcext:value-type="float">
            <text:p>0.324229953859583</text:p>
          </table:table-cell>
          <table:table-cell table:formula="of:=[QueensFindAllSML.I5]/[QueensFindAllSMLNJ.I4]" office:value-type="float" office:value="0.267790149716969" calcext:value-type="float">
            <text:p>0.267790149716969</text:p>
          </table:table-cell>
          <table:table-cell table:formula="of:=[QueensFindAllSML.J5]/[QueensFindAllSMLNJ.J4]" office:value-type="float" office:value="0.22483995469612" calcext:value-type="float">
            <text:p>0.22483995469612</text:p>
          </table:table-cell>
          <table:table-cell/>
          <table:table-cell table:formula="of:=[QueensFindAllSML.L4]/[QueensFindAllSMLNJ.L4]" office:value-type="float" office:value="0.730781865965834" calcext:value-type="float">
            <text:p>0.730781865965834</text:p>
          </table:table-cell>
          <table:table-cell table:formula="of:=[QueensFindAllSML.M4]/[QueensFindAllSMLNJ.M4]" office:value-type="float" office:value="0.646598076600235" calcext:value-type="float">
            <text:p>0.646598076600235</text:p>
          </table:table-cell>
          <table:table-cell table:formula="of:=[QueensFindAllSML.N4]/[QueensFindAllSMLNJ.N4]" office:value-type="float" office:value="0.67715754654471" calcext:value-type="float">
            <text:p>0.67715754654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ger</text:p>
          </table:table-cell>
          <table:table-cell table:formula="of:=[QueensFindAllSMLNJ.H5]/[QueensFindAllSML.H4]" office:value-type="float" office:value="0.698729863692689" calcext:value-type="float">
            <text:p>0.698729863692689</text:p>
          </table:table-cell>
          <table:table-cell table:formula="of:=[QueensFindAllSMLNJ.I5]/[QueensFindAllSML.I4]" office:value-type="float" office:value="0.626629292221444" calcext:value-type="float">
            <text:p>0.626629292221444</text:p>
          </table:table-cell>
          <table:table-cell table:formula="of:=[QueensFindAllSMLNJ.J5]/[QueensFindAllSML.J4]" office:value-type="float" office:value="0.532105854190403" calcext:value-type="float">
            <text:p>0.532105854190403</text:p>
          </table:table-cell>
          <table:table-cell/>
          <table:table-cell table:formula="of:=[QueensFindAllSMLNJ.L5]/[QueensFindAllSML.L5]" office:value-type="float" office:value="1.34866403854577" calcext:value-type="float">
            <text:p>1.34866403854577</text:p>
          </table:table-cell>
          <table:table-cell table:formula="of:=[QueensFindAllSMLNJ.M5]/[QueensFindAllSML.M5]" office:value-type="float" office:value="1.42283448395709" calcext:value-type="float">
            <text:p>1.42283448395709</text:p>
          </table:table-cell>
          <table:table-cell table:formula="of:=[QueensFindAllSMLNJ.N5]/[QueensFindAllSML.N5]" office:value-type="float" office:value="1.4092068717555" calcext:value-type="float">
            <text:p>1.4092068717555</text:p>
          </table:table-cell>
          <table:table-cell table:number-columns-repeated="2"/>
          <table:table-cell office:value-type="string" calcext:value-type="string">
            <text:p>Pruned</text:p>
          </table:table-cell>
          <table:table-cell table:formula="of:=[QueensFindAllSML.H4]/[QueensFindAllSMLNJ.H5]" office:value-type="float" office:value="1.43116825537575" calcext:value-type="float">
            <text:p>1.43116825537575</text:p>
          </table:table-cell>
          <table:table-cell table:formula="of:=[QueensFindAllSML.I4]/[QueensFindAllSMLNJ.I5]" office:value-type="float" office:value="1.59583985685529" calcext:value-type="float">
            <text:p>1.59583985685529</text:p>
          </table:table-cell>
          <table:table-cell table:formula="of:=[QueensFindAllSML.J4]/[QueensFindAllSMLNJ.J5]" office:value-type="float" office:value="1.8793253111667" calcext:value-type="float">
            <text:p>1.8793253111667</text:p>
          </table:table-cell>
          <table:table-cell/>
          <table:table-cell table:formula="of:=[QueensFindAllSML.L5]/[QueensFindAllSMLNJ.L5]" office:value-type="float" office:value="0.741474504709321" calcext:value-type="float">
            <text:p>0.741474504709321</text:p>
          </table:table-cell>
          <table:table-cell table:formula="of:=[QueensFindAllSML.M5]/[QueensFindAllSMLNJ.M5]" office:value-type="float" office:value="0.702822437377865" calcext:value-type="float">
            <text:p>0.702822437377865</text:p>
          </table:table-cell>
          <table:table-cell table:formula="of:=[QueensFindAllSML.N5]/[QueensFindAllSMLNJ.N5]" office:value-type="float" office:value="0.70961902048793" calcext:value-type="float">
            <text:p>0.70961902048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QueensFindAllSMLNJ.H6]/[QueensFindAllSML.H6]" office:value-type="float" office:value="0.13520954420312" calcext:value-type="float">
            <text:p>0.13520954420312</text:p>
          </table:table-cell>
          <table:table-cell table:formula="of:=[QueensFindAllSMLNJ.I6]/[QueensFindAllSML.I6]" office:value-type="float" office:value="0.120554245726683" calcext:value-type="float">
            <text:p>0.120554245726683</text:p>
          </table:table-cell>
          <table:table-cell table:formula="of:=[QueensFindAllSMLNJ.J6]/[QueensFindAllSML.J6]" office:value-type="float" office:value="0.08598119544714" calcext:value-type="float">
            <text:p>0.08598119544714</text:p>
          </table:table-cell>
          <table:table-cell/>
          <table:table-cell table:formula="of:=[QueensFindAllSMLNJ.L6]/[QueensFindAllSML.L6]" office:value-type="float" office:value="0.124994710785766" calcext:value-type="float">
            <text:p>0.124994710785766</text:p>
          </table:table-cell>
          <table:table-cell table:formula="of:=[QueensFindAllSMLNJ.M6]/[QueensFindAllSML.M6]" office:value-type="float" office:value="0.116300104351606" calcext:value-type="float">
            <text:p>0.116300104351606</text:p>
          </table:table-cell>
          <table:table-cell table:formula="of:=[QueensFindAllSMLNJ.N6]/[QueensFindAllSML.N6]" office:value-type="float" office:value="0.0820202675731671" calcext:value-type="float">
            <text:p>0.082020267573167</text:p>
          </table:table-cell>
          <table:table-cell table:number-columns-repeated="2"/>
          <table:table-cell office:value-type="string" calcext:value-type="string">
            <text:p>Effectful</text:p>
          </table:table-cell>
          <table:table-cell table:formula="of:=[QueensFindAllSML.H6]/[QueensFindAllSMLNJ.H6]" office:value-type="float" office:value="7.39592760180996" calcext:value-type="float">
            <text:p>7.39592760180996</text:p>
          </table:table-cell>
          <table:table-cell table:formula="of:=[QueensFindAllSML.I6]/[QueensFindAllSMLNJ.I6]" office:value-type="float" office:value="8.29502100048113" calcext:value-type="float">
            <text:p>8.29502100048113</text:p>
          </table:table-cell>
          <table:table-cell table:formula="of:=[QueensFindAllSML.J6]/[QueensFindAllSMLNJ.J6]" office:value-type="float" office:value="11.6304500629418" calcext:value-type="float">
            <text:p>11.6304500629418</text:p>
          </table:table-cell>
          <table:table-cell/>
          <table:table-cell table:formula="of:=[QueensFindAllSML.L6]/[QueensFindAllSMLNJ.L6]" office:value-type="float" office:value="8.00033852403521" calcext:value-type="float">
            <text:p>8.00033852403521</text:p>
          </table:table-cell>
          <table:table-cell table:formula="of:=[QueensFindAllSML.M6]/[QueensFindAllSMLNJ.M6]" office:value-type="float" office:value="8.59844456352969" calcext:value-type="float">
            <text:p>8.59844456352969</text:p>
          </table:table-cell>
          <table:table-cell table:formula="of:=[QueensFindAllSML.N6]/[QueensFindAllSMLNJ.N6]" office:value-type="float" office:value="12.1921084823082" calcext:value-type="float">
            <text:p>12.19210848230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poke</text:p>
          </table:table-cell>
          <table:table-cell table:formula="of:=[QueensFindAllSMLNJ.H7]/[QueensFindAllSML.H7]" office:value-type="float" office:value="1.43968871595331" calcext:value-type="float">
            <text:p>1.43968871595331</text:p>
          </table:table-cell>
          <table:table-cell table:formula="of:=[QueensFindAllSMLNJ.I7]/[QueensFindAllSML.I7]" office:value-type="float" office:value="1.59619080901625" calcext:value-type="float">
            <text:p>1.59619080901625</text:p>
          </table:table-cell>
          <table:table-cell table:formula="of:=[QueensFindAllSMLNJ.J7]/[QueensFindAllSML.J7]" office:value-type="float" office:value="1.70294769125916" calcext:value-type="float">
            <text:p>1.70294769125916</text:p>
          </table:table-cell>
          <table:table-cell table:number-columns-repeated="6"/>
          <table:table-cell office:value-type="string" calcext:value-type="string">
            <text:p>Bespoke</text:p>
          </table:table-cell>
          <table:table-cell table:formula="of:=[QueensFindAllSML.H7]/[QueensFindAllSMLNJ.H7]" office:value-type="float" office:value="0.694594594594595" calcext:value-type="float">
            <text:p>0.694594594594595</text:p>
          </table:table-cell>
          <table:table-cell table:formula="of:=[QueensFindAllSML.I7]/[QueensFindAllSMLNJ.I7]" office:value-type="float" office:value="0.626491516146688" calcext:value-type="float">
            <text:p>0.626491516146688</text:p>
          </table:table-cell>
          <table:table-cell table:formula="of:=[QueensFindAllSML.J7]/[QueensFindAllSMLNJ.J7]" office:value-type="float" office:value="0.587217097232506" calcext:value-type="float">
            <text:p>0.587217097232506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7"/>
          <table:table-cell table:style-name="ce2" office:value-type="string" calcext:value-type="string">
            <text:p>Prime predicates</text:p>
          </table:table-cell>
          <table:table-cell table:number-columns-repeated="12"/>
          <table:table-cell table:style-name="ce2" office:value-type="string" calcext:value-type="string">
            <text:p>Prime pre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s find on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table:formula="of:=[QueensFindOneSMLNJ.H3]/[QueensFindOneSML.H3]" office:value-type="string" office:string-value="" calcext:value-type="error">
            <text:p>#DIV/0!</text:p>
          </table:table-cell>
          <table:table-cell table:formula="of:=[QueensFindOneSMLNJ.I3]/[QueensFindOneSML.I3]" office:value-type="string" office:string-value="" calcext:value-type="error">
            <text:p>#DIV/0!</text:p>
          </table:table-cell>
          <table:table-cell table:formula="of:=[QueensFindOneSMLNJ.J3]/[QueensFindOneSML.J3]" office:value-type="string" office:string-value="" calcext:value-type="error">
            <text:p>#DIV/0!</text:p>
          </table:table-cell>
          <table:table-cell table:formula="of:=[QueensFindOneSMLNJ.K3]/[QueensFindOneSML.K3]" office:value-type="string" office:string-value="" calcext:value-type="error">
            <text:p>#DIV/0!</text:p>
          </table:table-cell>
          <table:table-cell table:formula="of:=[QueensFindOneSMLNJ.L3]/[QueensFindOneSML.L3]" office:value-type="string" office:string-value="" calcext:value-type="error">
            <text:p>#DIV/0!</text:p>
          </table:table-cell>
          <table:table-cell/>
          <table:table-cell table:formula="of:=[QueensFindOneSMLNJ.N3]/[QueensFindOneSML.N3]" office:value-type="string" office:string-value="" calcext:value-type="error">
            <text:p>#DIV/0!</text:p>
          </table:table-cell>
          <table:table-cell table:formula="of:=[QueensFindOneSMLNJ.O3]/[QueensFindOneSML.O3]" office:value-type="string" office:string-value="" calcext:value-type="error">
            <text:p>#DIV/0!</text:p>
          </table:table-cell>
          <table:table-cell table:formula="of:=[QueensFindOneSMLNJ.P3]/[QueensFindOneSML.P3]" office:value-type="string" office:string-value="" calcext:value-type="error">
            <text:p>#DIV/0!</text:p>
          </table:table-cell>
          <table:table-cell table:formula="of:=[QueensFindOneSMLNJ.Q3]/[QueensFindOneSML.Q3]" office:value-type="string" office:string-value="" calcext:value-type="error">
            <text:p>#DIV/0!</text:p>
          </table:table-cell>
          <table:table-cell table:formula="of:=[QueensFindOneSMLNJ.R3]/[QueensFindOneSML.R3]" office:value-type="string" office:string-value="" calcext:value-type="error">
            <text:p>#DIV/0!</text:p>
          </table:table-cell>
          <table:table-cell table:number-columns-repeated="2"/>
          <table:table-cell table:formula="of:=[QueensFindOneSML.H3]/[QueensFindOneSMLNJ.H3]" office:value-type="string" office:string-value="" calcext:value-type="error">
            <text:p>#DIV/0!</text:p>
          </table:table-cell>
          <table:table-cell table:formula="of:=[QueensFindOneSML.I3]/[QueensFindOneSMLNJ.I3]" office:value-type="string" office:string-value="" calcext:value-type="error">
            <text:p>#DIV/0!</text:p>
          </table:table-cell>
          <table:table-cell table:formula="of:=[QueensFindOneSML.J3]/[QueensFindOneSMLNJ.J3]" office:value-type="string" office:string-value="" calcext:value-type="error">
            <text:p>#DIV/0!</text:p>
          </table:table-cell>
          <table:table-cell table:formula="of:=[QueensFindOneSML.K3]/[QueensFindOneSMLNJ.K3]" office:value-type="string" office:string-value="" calcext:value-type="error">
            <text:p>#DIV/0!</text:p>
          </table:table-cell>
          <table:table-cell table:formula="of:=[QueensFindOneSML.L3]/[QueensFindOneSMLNJ.L3]" office:value-type="string" office:string-value="" calcext:value-type="error">
            <text:p>#DIV/0!</text:p>
          </table:table-cell>
          <table:table-cell/>
          <table:table-cell table:formula="of:=[QueensFindOneSML.N3]/[QueensFindOneSMLNJ.N3]" office:value-type="string" office:string-value="" calcext:value-type="error">
            <text:p>#DIV/0!</text:p>
          </table:table-cell>
          <table:table-cell table:formula="of:=[QueensFindOneSML.O3]/[QueensFindOneSMLNJ.O3]" office:value-type="string" office:string-value="" calcext:value-type="error">
            <text:p>#DIV/0!</text:p>
          </table:table-cell>
          <table:table-cell table:formula="of:=[QueensFindOneSML.P3]/[QueensFindOneSMLNJ.P3]" office:value-type="string" office:string-value="" calcext:value-type="error">
            <text:p>#DIV/0!</text:p>
          </table:table-cell>
          <table:table-cell table:formula="of:=[QueensFindOneSML.Q3]/[QueensFindOneSMLNJ.Q3]" office:value-type="string" office:string-value="" calcext:value-type="error">
            <text:p>#DIV/0!</text:p>
          </table:table-cell>
          <table:table-cell table:formula="of:=[QueensFindOneSML.R3]/[QueensFindOneSMLNJ.R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table:formula="of:=[QueensFindOneSMLNJ.H4]/[QueensFindOneSML.H4]" office:value-type="float" office:value="1.38461538461538" calcext:value-type="float">
            <text:p>1.38461538461538</text:p>
          </table:table-cell>
          <table:table-cell table:formula="of:=[QueensFindOneSMLNJ.I4]/[QueensFindOneSML.I4]" office:value-type="float" office:value="1.29864648491243" calcext:value-type="float">
            <text:p>1.29864648491243</text:p>
          </table:table-cell>
          <table:table-cell table:formula="of:=[QueensFindOneSMLNJ.J4]/[QueensFindOneSML.J4]" office:value-type="float" office:value="1.25677062291216" calcext:value-type="float">
            <text:p>1.25677062291216</text:p>
          </table:table-cell>
          <table:table-cell table:formula="of:=[QueensFindOneSMLNJ.K4]/[QueensFindOneSML.K4]" office:value-type="float" office:value="1.22156205768652" calcext:value-type="float">
            <text:p>1.22156205768652</text:p>
          </table:table-cell>
          <table:table-cell table:formula="of:=[QueensFindOneSMLNJ.L4]/[QueensFindOneSML.L4]" office:value-type="string" office:string-value="" calcext:value-type="error">
            <text:p>#DIV/0!</text:p>
          </table:table-cell>
          <table:table-cell/>
          <table:table-cell table:formula="of:=[QueensFindOneSMLNJ.N4]/[QueensFindOneSML.N4]" office:value-type="float" office:value="1.50872554204125" calcext:value-type="float">
            <text:p>1.50872554204125</text:p>
          </table:table-cell>
          <table:table-cell table:formula="of:=[QueensFindOneSMLNJ.O4]/[QueensFindOneSML.O4]" office:value-type="float" office:value="1.62136068060834" calcext:value-type="float">
            <text:p>1.62136068060834</text:p>
          </table:table-cell>
          <table:table-cell table:formula="of:=[QueensFindOneSMLNJ.P4]/[QueensFindOneSML.P4]" office:value-type="float" office:value="1.61103592312113" calcext:value-type="float">
            <text:p>1.61103592312113</text:p>
          </table:table-cell>
          <table:table-cell table:formula="of:=[QueensFindOneSMLNJ.Q4]/[QueensFindOneSML.Q4]" office:value-type="float" office:value="1.55619702138115" calcext:value-type="float">
            <text:p>1.55619702138115</text:p>
          </table:table-cell>
          <table:table-cell table:formula="of:=[QueensFindOneSMLNJ.R4]/[QueensFindOneSML.R4]" office:value-type="string" office:string-value="" calcext:value-type="error">
            <text:p>#DIV/0!</text:p>
          </table:table-cell>
          <table:table-cell table:number-columns-repeated="2"/>
          <table:table-cell table:formula="of:=[QueensFindOneSML.H4]/[QueensFindOneSMLNJ.H4]" office:value-type="float" office:value="0.722222222222222" calcext:value-type="float">
            <text:p>0.722222222222222</text:p>
          </table:table-cell>
          <table:table-cell table:formula="of:=[QueensFindOneSML.I4]/[QueensFindOneSMLNJ.I4]" office:value-type="float" office:value="0.770032500467153" calcext:value-type="float">
            <text:p>0.770032500467153</text:p>
          </table:table-cell>
          <table:table-cell table:formula="of:=[QueensFindOneSML.J4]/[QueensFindOneSMLNJ.J4]" office:value-type="float" office:value="0.795690145655081" calcext:value-type="float">
            <text:p>0.795690145655081</text:p>
          </table:table-cell>
          <table:table-cell table:formula="of:=[QueensFindOneSML.K4]/[QueensFindOneSMLNJ.K4]" office:value-type="float" office:value="0.818623985337157" calcext:value-type="float">
            <text:p>0.818623985337157</text:p>
          </table:table-cell>
          <table:table-cell table:formula="of:=[QueensFindOneSML.L4]/[QueensFindOneSMLNJ.L4]" office:value-type="string" office:string-value="" calcext:value-type="error">
            <text:p>#DIV/0!</text:p>
          </table:table-cell>
          <table:table-cell/>
          <table:table-cell table:formula="of:=[QueensFindOneSML.N4]/[QueensFindOneSMLNJ.N4]" office:value-type="float" office:value="0.662811076060287" calcext:value-type="float">
            <text:p>0.662811076060287</text:p>
          </table:table-cell>
          <table:table-cell table:formula="of:=[QueensFindOneSML.O4]/[QueensFindOneSMLNJ.O4]" office:value-type="float" office:value="0.616765912705367" calcext:value-type="float">
            <text:p>0.616765912705367</text:p>
          </table:table-cell>
          <table:table-cell table:formula="of:=[QueensFindOneSML.P4]/[QueensFindOneSMLNJ.P4]" office:value-type="float" office:value="0.620718623122108" calcext:value-type="float">
            <text:p>0.620718623122108</text:p>
          </table:table-cell>
          <table:table-cell table:formula="of:=[QueensFindOneSML.Q4]/[QueensFindOneSMLNJ.Q4]" office:value-type="float" office:value="0.642592156558998" calcext:value-type="float">
            <text:p>0.642592156558998</text:p>
          </table:table-cell>
          <table:table-cell table:formula="of:=[QueensFindOneSML.R4]/[QueensFindOneSMLNJ.R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table:formula="of:=[QueensFindOneSMLNJ.H5]/[QueensFindOneSML.H5]" office:value-type="float" office:value="1.86977299880526" calcext:value-type="float">
            <text:p>1.86977299880526</text:p>
          </table:table-cell>
          <table:table-cell table:formula="of:=[QueensFindOneSMLNJ.I5]/[QueensFindOneSML.I5]" office:value-type="float" office:value="1.91724672340312" calcext:value-type="float">
            <text:p>1.91724672340312</text:p>
          </table:table-cell>
          <table:table-cell table:formula="of:=[QueensFindOneSMLNJ.J5]/[QueensFindOneSML.J5]" office:value-type="float" office:value="1.85323532066335" calcext:value-type="float">
            <text:p>1.85323532066335</text:p>
          </table:table-cell>
          <table:table-cell table:formula="of:=[QueensFindOneSMLNJ.K5]/[QueensFindOneSML.K5]" office:value-type="float" office:value="1.82144991890395" calcext:value-type="float">
            <text:p>1.82144991890395</text:p>
          </table:table-cell>
          <table:table-cell table:formula="of:=[QueensFindOneSMLNJ.L5]/[QueensFindOneSML.L5]" office:value-type="float" office:value="1.81819743435117" calcext:value-type="float">
            <text:p>1.81819743435117</text:p>
          </table:table-cell>
          <table:table-cell/>
          <table:table-cell table:formula="of:=[QueensFindOneSMLNJ.N5]/[QueensFindOneSML.N5]" office:value-type="float" office:value="1.40394088669951" calcext:value-type="float">
            <text:p>1.40394088669951</text:p>
          </table:table-cell>
          <table:table-cell table:formula="of:=[QueensFindOneSMLNJ.O5]/[QueensFindOneSML.O5]" office:value-type="float" office:value="1.49491724227812" calcext:value-type="float">
            <text:p>1.49491724227812</text:p>
          </table:table-cell>
          <table:table-cell table:formula="of:=[QueensFindOneSMLNJ.P5]/[QueensFindOneSML.P5]" office:value-type="float" office:value="1.43616792889872" calcext:value-type="float">
            <text:p>1.43616792889872</text:p>
          </table:table-cell>
          <table:table-cell table:formula="of:=[QueensFindOneSMLNJ.Q5]/[QueensFindOneSML.Q5]" office:value-type="float" office:value="1.46057264350952" calcext:value-type="float">
            <text:p>1.46057264350952</text:p>
          </table:table-cell>
          <table:table-cell table:formula="of:=[QueensFindOneSMLNJ.R5]/[QueensFindOneSML.R5]" office:value-type="float" office:value="1.40704124632865" calcext:value-type="float">
            <text:p>1.40704124632865</text:p>
          </table:table-cell>
          <table:table-cell table:number-columns-repeated="2"/>
          <table:table-cell table:formula="of:=[QueensFindOneSML.H5]/[QueensFindOneSMLNJ.H5]" office:value-type="float" office:value="0.53482428115016" calcext:value-type="float">
            <text:p>0.53482428115016</text:p>
          </table:table-cell>
          <table:table-cell table:formula="of:=[QueensFindOneSML.I5]/[QueensFindOneSMLNJ.I5]" office:value-type="float" office:value="0.521581279964322" calcext:value-type="float">
            <text:p>0.521581279964322</text:p>
          </table:table-cell>
          <table:table-cell table:formula="of:=[QueensFindOneSML.J5]/[QueensFindOneSMLNJ.J5]" office:value-type="float" office:value="0.539596881653462" calcext:value-type="float">
            <text:p>0.539596881653462</text:p>
          </table:table-cell>
          <table:table-cell table:formula="of:=[QueensFindOneSML.K5]/[QueensFindOneSMLNJ.K5]" office:value-type="float" office:value="0.549013173308517" calcext:value-type="float">
            <text:p>0.549013173308517</text:p>
          </table:table-cell>
          <table:table-cell table:formula="of:=[QueensFindOneSML.L5]/[QueensFindOneSMLNJ.L5]" office:value-type="float" office:value="0.549995276149345" calcext:value-type="float">
            <text:p>0.549995276149345</text:p>
          </table:table-cell>
          <table:table-cell/>
          <table:table-cell table:formula="of:=[QueensFindOneSML.N5]/[QueensFindOneSMLNJ.N5]" office:value-type="float" office:value="0.712280701754386" calcext:value-type="float">
            <text:p>0.712280701754386</text:p>
          </table:table-cell>
          <table:table-cell table:formula="of:=[QueensFindOneSML.O5]/[QueensFindOneSMLNJ.O5]" office:value-type="float" office:value="0.668933350769365" calcext:value-type="float">
            <text:p>0.668933350769365</text:p>
          </table:table-cell>
          <table:table-cell table:formula="of:=[QueensFindOneSML.P5]/[QueensFindOneSMLNJ.P5]" office:value-type="float" office:value="0.696297403582057" calcext:value-type="float">
            <text:p>0.696297403582057</text:p>
          </table:table-cell>
          <table:table-cell table:formula="of:=[QueensFindOneSML.Q5]/[QueensFindOneSMLNJ.Q5]" office:value-type="float" office:value="0.684662967257253" calcext:value-type="float">
            <text:p>0.684662967257253</text:p>
          </table:table-cell>
          <table:table-cell table:formula="of:=[QueensFindOneSML.R5]/[QueensFindOneSMLNJ.R5]" office:value-type="float" office:value="0.710711219453778" calcext:value-type="float">
            <text:p>0.710711219453778</text:p>
          </table:table-cell>
        </table:table-row>
        <table:table-row table:style-name="ro1">
          <table:table-cell office:value-type="string" calcext:value-type="string">
            <text:p>Effectful</text:p>
          </table:table-cell>
          <table:table-cell table:formula="of:=[QueensFindOneSMLNJ.H6]/[QueensFindOneSML.H6]" office:value-type="float" office:value="0.111516811197322" calcext:value-type="float">
            <text:p>0.111516811197322</text:p>
          </table:table-cell>
          <table:table-cell table:formula="of:=[QueensFindOneSMLNJ.I6]/[QueensFindOneSML.I6]" office:value-type="float" office:value="0.0888914556928796" calcext:value-type="float">
            <text:p>0.08889145569288</text:p>
          </table:table-cell>
          <table:table-cell table:formula="of:=[QueensFindOneSMLNJ.J6]/[QueensFindOneSML.J6]" office:value-type="float" office:value="0.077674474503857" calcext:value-type="float">
            <text:p>0.077674474503857</text:p>
          </table:table-cell>
          <table:table-cell table:formula="of:=[QueensFindOneSMLNJ.K6]/[QueensFindOneSML.K6]" office:value-type="float" office:value="0.0714653683128008" calcext:value-type="float">
            <text:p>0.071465368312801</text:p>
          </table:table-cell>
          <table:table-cell table:formula="of:=[QueensFindOneSMLNJ.L6]/[QueensFindOneSML.L6]" office:value-type="float" office:value="0.0671078781986127" calcext:value-type="float">
            <text:p>0.067107878198613</text:p>
          </table:table-cell>
          <table:table-cell/>
          <table:table-cell table:formula="of:=[QueensFindOneSMLNJ.N6]/[QueensFindOneSML.N6]" office:value-type="float" office:value="0.103399875233936" calcext:value-type="float">
            <text:p>0.103399875233936</text:p>
          </table:table-cell>
          <table:table-cell table:formula="of:=[QueensFindOneSMLNJ.O6]/[QueensFindOneSML.O6]" office:value-type="float" office:value="0.0862295818491063" calcext:value-type="float">
            <text:p>0.086229581849106</text:p>
          </table:table-cell>
          <table:table-cell table:formula="of:=[QueensFindOneSMLNJ.P6]/[QueensFindOneSML.P6]" office:value-type="float" office:value="0.0747055871081473" calcext:value-type="float">
            <text:p>0.074705587108147</text:p>
          </table:table-cell>
          <table:table-cell table:formula="of:=[QueensFindOneSMLNJ.Q6]/[QueensFindOneSML.Q6]" office:value-type="float" office:value="0.0655104628981456" calcext:value-type="float">
            <text:p>0.065510462898146</text:p>
          </table:table-cell>
          <table:table-cell table:formula="of:=[QueensFindOneSMLNJ.R6]/[QueensFindOneSML.R6]" office:value-type="float" office:value="0.0620884192175894" calcext:value-type="float">
            <text:p>0.062088419217589</text:p>
          </table:table-cell>
          <table:table-cell table:number-columns-repeated="2"/>
          <table:table-cell table:formula="of:=[QueensFindOneSML.H6]/[QueensFindOneSMLNJ.H6]" office:value-type="float" office:value="8.96725784447476" calcext:value-type="float">
            <text:p>8.96725784447476</text:p>
          </table:table-cell>
          <table:table-cell table:formula="of:=[QueensFindOneSML.I6]/[QueensFindOneSMLNJ.I6]" office:value-type="float" office:value="11.2496751482505" calcext:value-type="float">
            <text:p>11.2496751482505</text:p>
          </table:table-cell>
          <table:table-cell table:formula="of:=[QueensFindOneSML.J6]/[QueensFindOneSMLNJ.J6]" office:value-type="float" office:value="12.8742422319232" calcext:value-type="float">
            <text:p>12.8742422319232</text:p>
          </table:table-cell>
          <table:table-cell table:formula="of:=[QueensFindOneSML.K6]/[QueensFindOneSMLNJ.K6]" office:value-type="float" office:value="13.9927915241833" calcext:value-type="float">
            <text:p>13.9927915241833</text:p>
          </table:table-cell>
          <table:table-cell table:formula="of:=[QueensFindOneSML.L6]/[QueensFindOneSMLNJ.L6]" office:value-type="float" office:value="14.9013800889427" calcext:value-type="float">
            <text:p>14.9013800889427</text:p>
          </table:table-cell>
          <table:table-cell/>
          <table:table-cell table:formula="of:=[QueensFindOneSML.N6]/[QueensFindOneSMLNJ.N6]" office:value-type="float" office:value="9.67119155354449" calcext:value-type="float">
            <text:p>9.67119155354449</text:p>
          </table:table-cell>
          <table:table-cell table:formula="of:=[QueensFindOneSML.O6]/[QueensFindOneSMLNJ.O6]" office:value-type="float" office:value="11.5969482694455" calcext:value-type="float">
            <text:p>11.5969482694455</text:p>
          </table:table-cell>
          <table:table-cell table:formula="of:=[QueensFindOneSML.P6]/[QueensFindOneSMLNJ.P6]" office:value-type="float" office:value="13.3858796739306" calcext:value-type="float">
            <text:p>13.3858796739306</text:p>
          </table:table-cell>
          <table:table-cell table:formula="of:=[QueensFindOneSML.Q6]/[QueensFindOneSMLNJ.Q6]" office:value-type="float" office:value="15.2647372001444" calcext:value-type="float">
            <text:p>15.2647372001444</text:p>
          </table:table-cell>
          <table:table-cell table:formula="of:=[QueensFindOneSML.R6]/[QueensFindOneSMLNJ.R6]" office:value-type="float" office:value="16.1060631370802" calcext:value-type="float">
            <text:p>16.1060631370802</text:p>
          </table:table-cell>
        </table:table-row>
        <table:table-row table:style-name="ro1">
          <table:table-cell office:value-type="string" calcext:value-type="string">
            <text:p>Bespoke</text:p>
          </table:table-cell>
          <table:table-cell table:formula="of:=[QueensFindOneSMLNJ.H7]/[QueensFindOneSML.H7]" office:value-type="float" office:value="1.81818181818182" calcext:value-type="float">
            <text:p>1.81818181818182</text:p>
          </table:table-cell>
          <table:table-cell table:formula="of:=[QueensFindOneSMLNJ.I7]/[QueensFindOneSML.I7]" office:value-type="float" office:value="1.74765003615329" calcext:value-type="float">
            <text:p>1.74765003615329</text:p>
          </table:table-cell>
          <table:table-cell table:formula="of:=[QueensFindOneSMLNJ.J7]/[QueensFindOneSML.J7]" office:value-type="float" office:value="1.78133112899268" calcext:value-type="float">
            <text:p>1.78133112899268</text:p>
          </table:table-cell>
          <table:table-cell table:formula="of:=[QueensFindOneSMLNJ.K7]/[QueensFindOneSML.K7]" office:value-type="float" office:value="1.79726844525185" calcext:value-type="float">
            <text:p>1.79726844525185</text:p>
          </table:table-cell>
          <table:table-cell table:formula="of:=[QueensFindOneSMLNJ.L7]/[QueensFindOneSML.L7]" office:value-type="float" office:value="1.7914706155987" calcext:value-type="float">
            <text:p>1.7914706155987</text:p>
          </table:table-cell>
          <table:table-cell/>
          <table:table-cell table:formula="of:=[QueensFindOneSML.H7]/[QueensFindOneSMLNJ.H7]" office:value-type="float" office:value="0.55" calcext:value-type="float">
            <text:p>0.55</text:p>
          </table:table-cell>
          <table:table-cell table:formula="of:=[QueensFindOneSML.I7]/[QueensFindOneSMLNJ.I7]" office:value-type="float" office:value="0.572196938353331" calcext:value-type="float">
            <text:p>0.572196938353331</text:p>
          </table:table-cell>
          <table:table-cell table:formula="of:=[QueensFindOneSML.J7]/[QueensFindOneSMLNJ.J7]" office:value-type="float" office:value="0.561377940195481" calcext:value-type="float">
            <text:p>0.561377940195481</text:p>
          </table:table-cell>
          <table:table-cell table:formula="of:=[QueensFindOneSML.K7]/[QueensFindOneSMLNJ.K7]" office:value-type="float" office:value="0.556399909341239" calcext:value-type="float">
            <text:p>0.556399909341239</text:p>
          </table:table-cell>
          <table:table-cell table:formula="of:=[QueensFindOneSML.L7]/[QueensFindOneSMLNJ.L7]" office:value-type="float" office:value="0.558200615345177" calcext:value-type="float">
            <text:p>0.558200615345177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Integration identit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ive</text:p>
          </table:table-cell>
          <table:table-cell table:formula="of:=[IntegrationIdentitySMLNJ.H2]/[IntegrationIdentitySML.H2]" office:value-type="float" office:value="1.80181909237024" calcext:value-type="float">
            <text:p>1.80181909237024</text:p>
          </table:table-cell>
          <table:table-cell/>
          <table:table-cell table:formula="of:=[IntegrationIdentitySML.H2]/[IntegrationIdentitySMLNJ.H2]" office:value-type="float" office:value="0.554994674123766" calcext:value-type="float">
            <text:p>0.55499467412376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IdentitySMLNJ.H3]/[IntegrationIdentitySML.H3]" office:value-type="float" office:value="2.45031070775134" calcext:value-type="float">
            <text:p>2.45031070775134</text:p>
          </table:table-cell>
          <table:table-cell/>
          <table:table-cell table:formula="of:=[IntegrationIdentitySML.H3]/[IntegrationIdentitySMLNJ.H3]" office:value-type="float" office:value="0.408111508812572" calcext:value-type="float">
            <text:p>0.40811150881257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IdentitySMLNJ.H4]/[IntegrationIdentitySML.H4]" office:value-type="float" office:value="2.95030015510539" calcext:value-type="float">
            <text:p>2.95030015510539</text:p>
          </table:table-cell>
          <table:table-cell/>
          <table:table-cell table:formula="of:=[IntegrationIdentitySML.H4]/[IntegrationIdentitySMLNJ.H4]" office:value-type="float" office:value="0.338948563680727" calcext:value-type="float">
            <text:p>0.3389485636807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IdentitySMLNJ.H5]/[IntegrationIdentitySML.H5]" office:value-type="float" office:value="0.202837286440201" calcext:value-type="float">
            <text:p>0.202837286440201</text:p>
          </table:table-cell>
          <table:table-cell/>
          <table:table-cell table:formula="of:=[IntegrationIdentitySML.H5]/[IntegrationIdentitySMLNJ.H5]" office:value-type="float" office:value="4.93006003753069" calcext:value-type="float">
            <text:p>4.93006003753069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Integration squar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ive</text:p>
          </table:table-cell>
          <table:table-cell table:formula="of:=[IntegrationSquareSMLNJ.H3]/[IntegrationSquareSML.H3]" office:value-type="float" office:value="2.83051658493669" calcext:value-type="float">
            <text:p>2.83051658493669</text:p>
          </table:table-cell>
          <table:table-cell table:formula="of:=[IntegrationSquareSMLNJ.I3]/[IntegrationSquareSML.I3]" office:value-type="float" office:value="2.85081804900294" calcext:value-type="float">
            <text:p>2.85081804900294</text:p>
          </table:table-cell>
          <table:table-cell table:formula="of:=[IntegrationSquareSMLNJ.J3]/[IntegrationSquareSML.J3]" office:value-type="float" office:value="2.85859353781776" calcext:value-type="float">
            <text:p>2.85859353781776</text:p>
          </table:table-cell>
          <table:table-cell/>
          <table:table-cell table:formula="of:=[IntegrationSquareSML.H3]/[IntegrationSquareSMLNJ.H3]" office:value-type="float" office:value="0.353292400871895" calcext:value-type="float">
            <text:p>0.353292400871895</text:p>
          </table:table-cell>
          <table:table-cell table:formula="of:=[IntegrationSquareSML.I3]/[IntegrationSquareSMLNJ.I3]" office:value-type="float" office:value="0.350776507939447" calcext:value-type="float">
            <text:p>0.350776507939447</text:p>
          </table:table-cell>
          <table:table-cell table:formula="of:=[IntegrationSquareSML.J3]/[IntegrationSquareSMLNJ.J3]" office:value-type="float" office:value="0.349822381800875" calcext:value-type="float">
            <text:p>0.3498223818008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SquareSMLNJ.H4]/[IntegrationSquareSML.H4]" office:value-type="float" office:value="2.88705127774606" calcext:value-type="float">
            <text:p>2.88705127774606</text:p>
          </table:table-cell>
          <table:table-cell table:formula="of:=[IntegrationSquareSMLNJ.I4]/[IntegrationSquareSML.I4]" office:value-type="float" office:value="2.9052279408642" calcext:value-type="float">
            <text:p>2.9052279408642</text:p>
          </table:table-cell>
          <table:table-cell table:formula="of:=[IntegrationSquareSMLNJ.J4]/[IntegrationSquareSML.J4]" office:value-type="float" office:value="2.90282025668253" calcext:value-type="float">
            <text:p>2.90282025668253</text:p>
          </table:table-cell>
          <table:table-cell/>
          <table:table-cell table:formula="of:=[IntegrationSquareSML.H4]/[IntegrationSquareSMLNJ.H4]" office:value-type="float" office:value="0.346374173437164" calcext:value-type="float">
            <text:p>0.346374173437164</text:p>
          </table:table-cell>
          <table:table-cell table:formula="of:=[IntegrationSquareSML.I4]/[IntegrationSquareSMLNJ.I4]" office:value-type="float" office:value="0.344207070961371" calcext:value-type="float">
            <text:p>0.344207070961371</text:p>
          </table:table-cell>
          <table:table-cell table:formula="of:=[IntegrationSquareSML.J4]/[IntegrationSquareSMLNJ.J4]" office:value-type="float" office:value="0.344492566392258" calcext:value-type="float">
            <text:p>0.3444925663922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SquareSMLNJ.H5]/[IntegrationSquareSML.H5]" office:value-type="float" office:value="2.74932932015965" calcext:value-type="float">
            <text:p>2.74932932015965</text:p>
          </table:table-cell>
          <table:table-cell table:formula="of:=[IntegrationSquareSMLNJ.I5]/[IntegrationSquareSML.I5]" office:value-type="float" office:value="2.89023231019981" calcext:value-type="float">
            <text:p>2.89023231019981</text:p>
          </table:table-cell>
          <table:table-cell table:formula="of:=[IntegrationSquareSMLNJ.J5]/[IntegrationSquareSML.J5]" office:value-type="float" office:value="2.88950336060064" calcext:value-type="float">
            <text:p>2.88950336060064</text:p>
          </table:table-cell>
          <table:table-cell/>
          <table:table-cell table:formula="of:=[IntegrationSquareSML.H5]/[IntegrationSquareSMLNJ.H5]" office:value-type="float" office:value="0.363725070208006" calcext:value-type="float">
            <text:p>0.363725070208006</text:p>
          </table:table-cell>
          <table:table-cell table:formula="of:=[IntegrationSquareSML.I5]/[IntegrationSquareSMLNJ.I5]" office:value-type="float" office:value="0.345992948895817" calcext:value-type="float">
            <text:p>0.345992948895817</text:p>
          </table:table-cell>
          <table:table-cell table:formula="of:=[IntegrationSquareSML.J5]/[IntegrationSquareSMLNJ.J5]" office:value-type="float" office:value="0.346080234283628" calcext:value-type="float">
            <text:p>0.3460802342836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SquareSMLNJ.H6]/[IntegrationSquareSML.H6]" office:value-type="float" office:value="0.28316878751093" calcext:value-type="float">
            <text:p>0.28316878751093</text:p>
          </table:table-cell>
          <table:table-cell table:formula="of:=[IntegrationSquareSMLNJ.I6]/[IntegrationSquareSML.I6]" office:value-type="float" office:value="0.253174887884877" calcext:value-type="float">
            <text:p>0.253174887884877</text:p>
          </table:table-cell>
          <table:table-cell table:formula="of:=[IntegrationSquareSMLNJ.J6]/[IntegrationSquareSML.J6]" office:value-type="float" office:value="0.237963622394207" calcext:value-type="float">
            <text:p>0.237963622394207</text:p>
          </table:table-cell>
          <table:table-cell/>
          <table:table-cell table:formula="of:=[IntegrationSquareSML.H6]/[IntegrationSquareSMLNJ.H6]" office:value-type="float" office:value="3.53146266151033" calcext:value-type="float">
            <text:p>3.53146266151033</text:p>
          </table:table-cell>
          <table:table-cell table:formula="of:=[IntegrationSquareSML.I6]/[IntegrationSquareSMLNJ.I6]" office:value-type="float" office:value="3.94983881835357" calcext:value-type="float">
            <text:p>3.94983881835357</text:p>
          </table:table-cell>
          <table:table-cell table:formula="of:=[IntegrationSquareSML.J6]/[IntegrationSquareSMLNJ.J6]" office:value-type="float" office:value="4.20232298507969" calcext:value-type="float">
            <text:p>4.20232298507969</text:p>
          </table:table-cell>
          <table:table-cell table:number-columns-repeated="1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Integration logis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LogisticSMLNJ.H3]/[IntegrationLogisticSML.H3]" office:value-type="float" office:value="2.73391801119498" calcext:value-type="float">
            <text:p>2.73391801119498</text:p>
          </table:table-cell>
          <table:table-cell table:formula="of:=[IntegrationLogisticSMLNJ.I3]/[IntegrationLogisticSML.I3]" office:value-type="float" office:value="2.68672115253717" calcext:value-type="float">
            <text:p>2.68672115253717</text:p>
          </table:table-cell>
          <table:table-cell table:formula="of:=[IntegrationLogisticSMLNJ.J3]/[IntegrationLogisticSML.J3]" office:value-type="float" office:value="2.7127384630819" calcext:value-type="float">
            <text:p>2.7127384630819</text:p>
          </table:table-cell>
          <table:table-cell table:formula="of:=[IntegrationLogisticSMLNJ.K3]/[IntegrationLogisticSML.K3]" office:value-type="float" office:value="2.73939454190076" calcext:value-type="float">
            <text:p>2.73939454190076</text:p>
          </table:table-cell>
          <table:table-cell table:formula="of:=[IntegrationLogisticSMLNJ.L3]/[IntegrationLogisticSML.L3]" office:value-type="float" office:value="2.75445267573581" calcext:value-type="float">
            <text:p>2.75445267573581</text:p>
          </table:table-cell>
          <table:table-cell/>
          <table:table-cell table:formula="of:=[IntegrationLogisticSML.H3]/[IntegrationLogisticSMLNJ.H3]" office:value-type="float" office:value="0.365775416784685" calcext:value-type="float">
            <text:p>0.365775416784685</text:p>
          </table:table-cell>
          <table:table-cell table:formula="of:=[IntegrationLogisticSML.I3]/[IntegrationLogisticSMLNJ.I3]" office:value-type="float" office:value="0.372200888453074" calcext:value-type="float">
            <text:p>0.372200888453074</text:p>
          </table:table-cell>
          <table:table-cell table:formula="of:=[IntegrationLogisticSML.J3]/[IntegrationLogisticSMLNJ.J3]" office:value-type="float" office:value="0.368631187122962" calcext:value-type="float">
            <text:p>0.368631187122962</text:p>
          </table:table-cell>
          <table:table-cell table:formula="of:=[IntegrationLogisticSML.K3]/[IntegrationLogisticSMLNJ.K3]" office:value-type="float" office:value="0.365044167499194" calcext:value-type="float">
            <text:p>0.365044167499194</text:p>
          </table:table-cell>
          <table:table-cell table:formula="of:=[IntegrationLogisticSML.L3]/[IntegrationLogisticSMLNJ.L3]" office:value-type="float" office:value="0.363048531858644" calcext:value-type="float">
            <text:p>0.3630485318586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LogisticSMLNJ.H4]/[IntegrationLogisticSML.H4]" office:value-type="float" office:value="2.79748876857505" calcext:value-type="float">
            <text:p>2.79748876857505</text:p>
          </table:table-cell>
          <table:table-cell table:formula="of:=[IntegrationLogisticSMLNJ.I4]/[IntegrationLogisticSML.I4]" office:value-type="float" office:value="2.85975546092175" calcext:value-type="float">
            <text:p>2.85975546092175</text:p>
          </table:table-cell>
          <table:table-cell table:formula="of:=[IntegrationLogisticSMLNJ.J4]/[IntegrationLogisticSML.J4]" office:value-type="float" office:value="2.84547063415576" calcext:value-type="float">
            <text:p>2.84547063415576</text:p>
          </table:table-cell>
          <table:table-cell table:formula="of:=[IntegrationLogisticSMLNJ.K4]/[IntegrationLogisticSML.K4]" office:value-type="float" office:value="2.84864225148406" calcext:value-type="float">
            <text:p>2.84864225148406</text:p>
          </table:table-cell>
          <table:table-cell table:formula="of:=[IntegrationLogisticSMLNJ.L4]/[IntegrationLogisticSML.L4]" office:value-type="float" office:value="2.77121244903229" calcext:value-type="float">
            <text:p>2.77121244903229</text:p>
          </table:table-cell>
          <table:table-cell/>
          <table:table-cell table:formula="of:=[IntegrationLogisticSML.H4]/[IntegrationLogisticSMLNJ.H4]" office:value-type="float" office:value="0.357463454807494" calcext:value-type="float">
            <text:p>0.357463454807494</text:p>
          </table:table-cell>
          <table:table-cell table:formula="of:=[IntegrationLogisticSML.I4]/[IntegrationLogisticSMLNJ.I4]" office:value-type="float" office:value="0.349680248421549" calcext:value-type="float">
            <text:p>0.349680248421549</text:p>
          </table:table-cell>
          <table:table-cell table:formula="of:=[IntegrationLogisticSML.J4]/[IntegrationLogisticSMLNJ.J4]" office:value-type="float" office:value="0.351435712601088" calcext:value-type="float">
            <text:p>0.351435712601088</text:p>
          </table:table-cell>
          <table:table-cell table:formula="of:=[IntegrationLogisticSML.K4]/[IntegrationLogisticSMLNJ.K4]" office:value-type="float" office:value="0.351044431598608" calcext:value-type="float">
            <text:p>0.351044431598608</text:p>
          </table:table-cell>
          <table:table-cell table:formula="of:=[IntegrationLogisticSML.L4]/[IntegrationLogisticSMLNJ.L4]" office:value-type="float" office:value="0.360852882408637" calcext:value-type="float">
            <text:p>0.3608528824086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LogisticSMLNJ.H5]/[IntegrationLogisticSML.H5]" office:value-type="float" office:value="0.263257459955717" calcext:value-type="float">
            <text:p>0.263257459955717</text:p>
          </table:table-cell>
          <table:table-cell table:formula="of:=[IntegrationLogisticSMLNJ.I5]/[IntegrationLogisticSML.I5]" office:value-type="float" office:value="0.332941599862469" calcext:value-type="float">
            <text:p>0.332941599862469</text:p>
          </table:table-cell>
          <table:table-cell table:formula="of:=[IntegrationLogisticSMLNJ.J5]/[IntegrationLogisticSML.J5]" office:value-type="float" office:value="0.381820134349347" calcext:value-type="float">
            <text:p>0.381820134349347</text:p>
          </table:table-cell>
          <table:table-cell table:formula="of:=[IntegrationLogisticSMLNJ.K5]/[IntegrationLogisticSML.K5]" office:value-type="float" office:value="0.40571825109726" calcext:value-type="float">
            <text:p>0.40571825109726</text:p>
          </table:table-cell>
          <table:table-cell table:formula="of:=[IntegrationLogisticSMLNJ.L5]/[IntegrationLogisticSML.L5]" office:value-type="float" office:value="0.422432916734969" calcext:value-type="float">
            <text:p>0.422432916734969</text:p>
          </table:table-cell>
          <table:table-cell/>
          <table:table-cell table:formula="of:=[IntegrationLogisticSML.H5]/[IntegrationLogisticSMLNJ.H5]" office:value-type="float" office:value="3.79856282199262" calcext:value-type="float">
            <text:p>3.79856282199262</text:p>
          </table:table-cell>
          <table:table-cell table:formula="of:=[IntegrationLogisticSML.I5]/[IntegrationLogisticSMLNJ.I5]" office:value-type="float" office:value="3.00352974940073" calcext:value-type="float">
            <text:p>3.00352974940073</text:p>
          </table:table-cell>
          <table:table-cell table:formula="of:=[IntegrationLogisticSML.J5]/[IntegrationLogisticSMLNJ.J5]" office:value-type="float" office:value="2.61903422590347" calcext:value-type="float">
            <text:p>2.61903422590347</text:p>
          </table:table-cell>
          <table:table-cell table:formula="of:=[IntegrationLogisticSML.K5]/[IntegrationLogisticSMLNJ.K5]" office:value-type="float" office:value="2.46476464220062" calcext:value-type="float">
            <text:p>2.46476464220062</text:p>
          </table:table-cell>
          <table:table-cell table:formula="of:=[IntegrationLogisticSML.L5]/[IntegrationLogisticSMLNJ.L5]" office:value-type="float" office:value="2.36723976845628" calcext:value-type="float">
            <text:p>2.36723976845628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tegration logistic 2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  <table:table-cell/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LogisticSMLNJ.O3]/[IntegrationLogisticSML.O3]" office:value-type="float" office:value="2.75549519360542" calcext:value-type="float">
            <text:p>2.75549519360542</text:p>
          </table:table-cell>
          <table:table-cell table:formula="of:=[IntegrationLogisticSMLNJ.P3]/[IntegrationLogisticSML.P3]" office:value-type="float" office:value="2.78361190658691" calcext:value-type="float">
            <text:p>2.78361190658691</text:p>
          </table:table-cell>
          <table:table-cell table:formula="of:=[IntegrationLogisticSMLNJ.Q3]/[IntegrationLogisticSML.Q3]" office:value-type="float" office:value="2.77775169187274" calcext:value-type="float">
            <text:p>2.77775169187274</text:p>
          </table:table-cell>
          <table:table-cell/>
          <table:table-cell table:formula="of:=[IntegrationLogisticSML.O3]/[IntegrationLogisticSMLNJ.O3]" office:value-type="float" office:value="0.362911175574055" calcext:value-type="float">
            <text:p>0.362911175574055</text:p>
          </table:table-cell>
          <table:table-cell table:formula="of:=[IntegrationLogisticSML.P3]/[IntegrationLogisticSMLNJ.P3]" office:value-type="float" office:value="0.359245481611026" calcext:value-type="float">
            <text:p>0.359245481611026</text:p>
          </table:table-cell>
          <table:table-cell table:formula="of:=[IntegrationLogisticSML.Q3]/[IntegrationLogisticSMLNJ.Q3]" office:value-type="float" office:value="0.360003380765041" calcext:value-type="float">
            <text:p>0.3600033807650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LogisticSMLNJ.O4]/[IntegrationLogisticSML.O4]" office:value-type="float" office:value="2.71833128947622" calcext:value-type="float">
            <text:p>2.71833128947622</text:p>
          </table:table-cell>
          <table:table-cell table:formula="of:=[IntegrationLogisticSMLNJ.P4]/[IntegrationLogisticSML.P4]" office:value-type="float" office:value="2.78782551912156" calcext:value-type="float">
            <text:p>2.78782551912156</text:p>
          </table:table-cell>
          <table:table-cell table:formula="of:=[IntegrationLogisticSMLNJ.Q4]/[IntegrationLogisticSML.Q4]" office:value-type="float" office:value="2.78717791175649" calcext:value-type="float">
            <text:p>2.78717791175649</text:p>
          </table:table-cell>
          <table:table-cell/>
          <table:table-cell table:formula="of:=[IntegrationLogisticSML.O4]/[IntegrationLogisticSMLNJ.O4]" office:value-type="float" office:value="0.36787274747247" calcext:value-type="float">
            <text:p>0.36787274747247</text:p>
          </table:table-cell>
          <table:table-cell table:formula="of:=[IntegrationLogisticSML.P4]/[IntegrationLogisticSMLNJ.P4]" office:value-type="float" office:value="0.358702506000123" calcext:value-type="float">
            <text:p>0.358702506000123</text:p>
          </table:table-cell>
          <table:table-cell table:formula="of:=[IntegrationLogisticSML.Q4]/[IntegrationLogisticSMLNJ.Q4]" office:value-type="float" office:value="0.358785851373871" calcext:value-type="float">
            <text:p>0.3587858513738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LogisticSMLNJ.O5]/[IntegrationLogisticSML.O5]" office:value-type="float" office:value="0.612551221595297" calcext:value-type="float">
            <text:p>0.612551221595297</text:p>
          </table:table-cell>
          <table:table-cell table:formula="of:=[IntegrationLogisticSMLNJ.P5]/[IntegrationLogisticSML.P5]" office:value-type="float" office:value="0.519597620483938" calcext:value-type="float">
            <text:p>0.519597620483938</text:p>
          </table:table-cell>
          <table:table-cell table:formula="of:=[IntegrationLogisticSMLNJ.Q5]/[IntegrationLogisticSML.Q5]" office:value-type="float" office:value="0.599946872883307" calcext:value-type="float">
            <text:p>0.599946872883307</text:p>
          </table:table-cell>
          <table:table-cell/>
          <table:table-cell table:formula="of:=[IntegrationLogisticSML.O5]/[IntegrationLogisticSMLNJ.O5]" office:value-type="float" office:value="1.63251653860987" calcext:value-type="float">
            <text:p>1.63251653860987</text:p>
          </table:table-cell>
          <table:table-cell table:formula="of:=[IntegrationLogisticSML.P5]/[IntegrationLogisticSMLNJ.P5]" office:value-type="float" office:value="1.92456616538896" calcext:value-type="float">
            <text:p>1.92456616538896</text:p>
          </table:table-cell>
          <table:table-cell table:formula="of:=[IntegrationLogisticSML.Q5]/[IntegrationLogisticSMLNJ.Q5]" office:value-type="float" office:value="1.66681425505906" calcext:value-type="float">
            <text:p>1.6668142550590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0:52:07.933443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21:46:54.782327297</dc:date>
    <meta:editing-duration>PT5H35M54S</meta:editing-duration>
    <meta:editing-cycles>26</meta:editing-cycles>
    <meta:generator>LibreOffice/6.0.7.3$Linux_X86_64 LibreOffice_project/00m0$Build-3</meta:generator>
    <meta:document-statistic meta:table-count="11" meta:cell-count="12194" meta:object-count="0"/>
  </office:meta>
</office:document-meta>
</file>